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scadia Mono" svg:font-family="'Cascadia Mono'" style:font-pitch="fixed"/>
    <style:font-face style:name="Comic Sans MS" svg:font-family="'Comic Sans MS'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" svg:font-family="'Libre Franklin'" style:font-pitch="variable"/>
    <style:font-face style:name="Libre Franklin SemiBold" svg:font-family="'Libre Franklin SemiBold'" style:font-pitch="variable"/>
    <style:font-face style:name="Libre Franklin SemiBold1" svg:font-family="'Libre Franklin SemiBold'" style:font-adornments="SemiBold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fo:font-weight="bold" officeooo:rsid="00152bc0" officeooo:paragraph-rsid="00152bc0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fo:font-weight="bold" officeooo:rsid="00152bc0" officeooo:paragraph-rsid="00319a0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fo:font-weight="bold" officeooo:rsid="00099214" officeooo:paragraph-rsid="0009921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fo:font-weight="bold" officeooo:rsid="008c210f" officeooo:paragraph-rsid="008c210f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fo:font-weight="bold" officeooo:rsid="0016c626" officeooo:paragraph-rsid="0016c626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fo:font-weight="bold" officeooo:rsid="00294157" officeooo:paragraph-rsid="0029415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fo:font-weight="bold" officeooo:rsid="002be97e" officeooo:paragraph-rsid="002be97e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fo:font-weight="bold" officeooo:rsid="0048bc91" officeooo:paragraph-rsid="0048bc91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fo:font-weight="normal" officeooo:rsid="00152bc0" officeooo:paragraph-rsid="00152bc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font-name="Cascadia Mono" fo:font-size="12pt" fo:language="es" fo:country="ES" officeooo:rsid="001fa5e5" officeooo:paragraph-rsid="002ea01c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1fa5e5" officeooo:paragraph-rsid="001fa5e5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font-name="Cascadia Mono" fo:font-size="12pt" fo:language="es" fo:country="ES" officeooo:rsid="003cd6d8" officeooo:paragraph-rsid="003cd6d8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0f55dd" officeooo:paragraph-rsid="00257994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0f55dd" officeooo:paragraph-rsid="001fa5e5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0f55dd" officeooo:paragraph-rsid="000f55dd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0f55dd" officeooo:paragraph-rsid="007c2d33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paragraph-rsid="003df49a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paragraph-rsid="0021a2cb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paragraph-rsid="002626c3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paragraph-rsid="000f55dd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paragraph-rsid="00ec75c0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e9b06a" officeooo:paragraph-rsid="00e9b06a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099214" officeooo:paragraph-rsid="000f55dd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099214" officeooo:paragraph-rsid="00099214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099214" officeooo:paragraph-rsid="000d63f8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officeooo:rsid="00099214" officeooo:paragraph-rsid="000d63f8" style:font-size-asian="12pt" style:font-size-complex="12pt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font-name="Cascadia Mono" fo:font-size="12pt" fo:language="es" fo:country="ES" officeooo:rsid="00099214" officeooo:paragraph-rsid="0047db6d" style:font-size-asian="12pt" style:font-size-complex="12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font-name="Cascadia Mono" fo:font-size="12pt" fo:language="es" fo:country="ES" officeooo:rsid="002ea01c" officeooo:paragraph-rsid="003cd6d8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2ea01c" officeooo:paragraph-rsid="0053f585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294157" officeooo:paragraph-rsid="00294157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4e889c" officeooo:paragraph-rsid="000f55dd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4e889c" officeooo:paragraph-rsid="00814a9f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2cab10" officeooo:paragraph-rsid="00eedf93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2cab10" officeooo:paragraph-rsid="00ef6f86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86ac2f" officeooo:paragraph-rsid="008adc17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86ac2f" officeooo:paragraph-rsid="00f305fd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48bc91" officeooo:paragraph-rsid="00152bc0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48bc91" officeooo:paragraph-rsid="00f305fd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48bc91" officeooo:paragraph-rsid="0048bc91" style:font-size-asian="12pt" style:font-size-complex="12pt"/>
    </style:style>
    <style:style style:name="P40" style:family="paragraph" style:parent-style-name="Standard">
      <style:text-properties style:use-window-font-color="true" loext:opacity="0%" style:font-name="Cascadia Mono" fo:font-size="12pt" fo:language="es" fo:country="ES" officeooo:paragraph-rsid="0048bc91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16c626" officeooo:paragraph-rsid="0048bc91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16c626" officeooo:paragraph-rsid="0016c626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officeooo:rsid="00d8447e" officeooo:paragraph-rsid="00d8447e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47db6d" officeooo:paragraph-rsid="0047db6d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602ae5" officeooo:paragraph-rsid="00602ae5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2be97e" officeooo:paragraph-rsid="002be97e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5f01e0" officeooo:paragraph-rsid="005f01e0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57225f" officeooo:paragraph-rsid="0057225f" style:font-size-asian="12pt" style:font-size-complex="12pt"/>
    </style:style>
    <style:style style:name="P49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59d565" officeooo:paragraph-rsid="0059d565" style:font-size-asian="12pt" style:font-size-complex="12pt"/>
    </style:style>
    <style:style style:name="P50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59e914" officeooo:paragraph-rsid="005c7535" style:font-size-asian="12pt" style:font-size-complex="12pt"/>
    </style:style>
    <style:style style:name="P51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style:text-underline-style="none" officeooo:rsid="00099214" officeooo:paragraph-rsid="00099214" style:font-size-asian="12pt" style:font-size-complex="12pt"/>
    </style:style>
    <style:style style:name="P52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style:text-underline-style="none" officeooo:rsid="00099214" officeooo:paragraph-rsid="000d63f8" style:font-size-asian="12pt" style:font-size-complex="12pt"/>
    </style:style>
    <style:style style:name="P53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style:text-underline-style="none" officeooo:rsid="000f55dd" officeooo:paragraph-rsid="000f55dd" style:font-size-asian="12pt" style:font-size-complex="12pt"/>
    </style:style>
    <style:style style:name="P54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style:text-underline-style="none" officeooo:rsid="000f55dd" officeooo:paragraph-rsid="000d63f8" style:font-size-asian="12pt" style:font-size-complex="12pt"/>
    </style:style>
    <style:style style:name="P55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style:text-underline-style="none" officeooo:rsid="000f55dd" officeooo:paragraph-rsid="007f93dc" style:font-size-asian="12pt" style:font-size-complex="12pt"/>
    </style:style>
    <style:style style:name="P56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style:text-underline-style="none" officeooo:rsid="00716091" officeooo:paragraph-rsid="000f55dd" style:font-size-asian="12pt" style:font-size-complex="12pt"/>
    </style:style>
    <style:style style:name="P57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style:text-underline-style="none" officeooo:rsid="00716091" officeooo:paragraph-rsid="00eb1c5a" style:font-size-asian="12pt" style:font-size-complex="12pt"/>
    </style:style>
    <style:style style:name="P58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style:text-underline-style="none" officeooo:rsid="00e8aa6b" officeooo:paragraph-rsid="00eb1c5a" style:font-size-asian="12pt" style:font-size-complex="12pt"/>
    </style:style>
    <style:style style:name="P59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style:text-underline-style="none" officeooo:rsid="0086ac2f" officeooo:paragraph-rsid="008adc17" style:font-size-asian="12pt" style:font-size-complex="12pt"/>
    </style:style>
    <style:style style:name="P60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style:text-underline-style="none" officeooo:rsid="00f305fd" officeooo:paragraph-rsid="00f305fd" style:font-size-asian="12pt" style:font-size-complex="12pt"/>
    </style:style>
    <style:style style:name="P61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style:text-underline-style="none" officeooo:rsid="004e889c" officeooo:paragraph-rsid="0048bc91" style:font-size-asian="12pt" style:font-size-complex="12pt"/>
    </style:style>
    <style:style style:name="P62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style:text-underline-style="none" fo:font-weight="normal" officeooo:rsid="001fa5e5" officeooo:paragraph-rsid="004fba3d" style:font-size-asian="12pt" style:font-weight-asian="normal" style:font-size-complex="12pt" style:font-weight-complex="normal"/>
    </style:style>
    <style:style style:name="P63" style:family="paragraph" style:parent-style-name="Standard">
      <style:text-properties style:use-window-font-color="true" loext:opacity="0%" style:font-name="Cascadia Mono" fo:font-size="12pt" fo:language="es" fo:country="ES" fo:font-style="normal" officeooo:paragraph-rsid="00f7ed93" style:font-size-asian="12pt" style:font-style-asian="normal" style:font-size-complex="12pt" style:font-style-complex="normal"/>
    </style:style>
    <style:style style:name="P64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0pt" fo:language="es" fo:country="ES" fo:font-weight="normal" officeooo:rsid="011552fe" officeooo:paragraph-rsid="011552fe" style:font-size-asian="10pt" style:font-weight-asian="normal" style:font-size-complex="10pt" style:font-weight-complex="normal"/>
    </style:style>
    <style:style style:name="P6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bold" officeooo:rsid="00099214" officeooo:paragraph-rsid="00370246" style:font-name-asian="Comic Sans MS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P6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bold" officeooo:rsid="00099214" officeooo:paragraph-rsid="003cd6d8" style:font-name-asian="Comic Sans MS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P6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bold" officeooo:rsid="00099214" officeooo:paragraph-rsid="001a9a03" style:font-name-asian="Comic Sans MS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P6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bold" officeooo:rsid="00099214" officeooo:paragraph-rsid="001be3a2" style:font-name-asian="Comic Sans MS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P6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normal" officeooo:rsid="00099214" officeooo:paragraph-rsid="00370246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7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normal" officeooo:rsid="00099214" officeooo:paragraph-rsid="004629d6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7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normal" officeooo:rsid="00099214" officeooo:paragraph-rsid="004629d6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7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normal" officeooo:rsid="004e889c" officeooo:paragraph-rsid="004629d6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7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normal" officeooo:rsid="004e889c" officeooo:paragraph-rsid="00814a9f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7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normal" officeooo:rsid="004629d6" officeooo:paragraph-rsid="00f305fd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7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normal" officeooo:rsid="00716091" officeooo:paragraph-rsid="00f305fd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7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normal" officeooo:rsid="00716091" officeooo:paragraph-rsid="0087172a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77" style:family="paragraph" style:parent-style-name="Standard">
      <style:text-properties style:use-window-font-color="true" loext:opacity="0%" style:font-name="Libre Franklin" fo:font-size="10pt" fo:language="es" fo:country="ES" fo:font-weight="normal" officeooo:paragraph-rsid="00e13195" style:font-size-asian="8.75pt" style:font-weight-asian="normal" style:font-size-complex="10pt" style:font-weight-complex="normal"/>
    </style:style>
    <style:style style:name="P78" style:family="paragraph" style:parent-style-name="Standard">
      <style:text-properties style:use-window-font-color="true" loext:opacity="0%" style:font-name="Libre Franklin" fo:font-size="10pt" fo:language="es" fo:country="ES" fo:font-style="normal" officeooo:paragraph-rsid="00f7ed93" style:font-size-asian="8.75pt" style:font-style-asian="normal" style:font-size-complex="10pt" style:font-style-complex="normal"/>
    </style:style>
    <style:style style:name="P79" style:family="paragraph" style:parent-style-name="Standard">
      <style:text-properties style:use-window-font-color="true" loext:opacity="0%" style:font-name="Libre Franklin" fo:font-size="12pt" fo:language="es" fo:country="ES" fo:font-weight="normal" officeooo:rsid="00ad630e" officeooo:paragraph-rsid="00e13195" style:font-size-asian="12pt" style:font-weight-asian="normal" style:font-size-complex="12pt" style:font-weight-complex="normal"/>
    </style:style>
    <style:style style:name="P80" style:family="paragraph" style:parent-style-name="Standard">
      <style:text-properties style:use-window-font-color="true" loext:opacity="0%" style:font-name="Libre Franklin" fo:font-size="12pt" fo:language="es" fo:country="ES" fo:font-weight="normal" officeooo:rsid="00ad630e" officeooo:paragraph-rsid="00ad630e" style:font-size-asian="12pt" style:font-weight-asian="normal" style:font-size-complex="12pt" style:font-weight-complex="normal"/>
    </style:style>
    <style:style style:name="P81" style:family="paragraph" style:parent-style-name="Standard">
      <style:text-properties style:use-window-font-color="true" loext:opacity="0%" style:font-name="Libre Franklin" fo:font-size="12pt" fo:language="es" fo:country="ES" fo:font-weight="normal" officeooo:rsid="00ad630e" officeooo:paragraph-rsid="00b0f27f" style:font-size-asian="12pt" style:font-weight-asian="normal" style:font-size-complex="12pt" style:font-weight-complex="normal"/>
    </style:style>
    <style:style style:name="P82" style:family="paragraph" style:parent-style-name="Standard">
      <style:text-properties style:use-window-font-color="true" loext:opacity="0%" style:font-name="Libre Franklin" fo:font-size="12pt" fo:language="es" fo:country="ES" fo:font-weight="normal" officeooo:rsid="00ad630e" officeooo:paragraph-rsid="011c93ed" style:font-size-asian="12pt" style:font-weight-asian="normal" style:font-size-complex="12pt" style:font-weight-complex="normal"/>
    </style:style>
    <style:style style:name="P83" style:family="paragraph" style:parent-style-name="Standard">
      <style:text-properties style:use-window-font-color="true" loext:opacity="0%" style:font-name="Libre Franklin" fo:font-size="12pt" fo:language="es" fo:country="ES" fo:font-weight="normal" officeooo:rsid="00ad630e" officeooo:paragraph-rsid="011d5909" style:font-size-asian="12pt" style:font-weight-asian="normal" style:font-size-complex="12pt" style:font-weight-complex="normal"/>
    </style:style>
    <style:style style:name="P84" style:family="paragraph" style:parent-style-name="Standard">
      <style:text-properties style:use-window-font-color="true" loext:opacity="0%" style:font-name="Libre Franklin" fo:font-size="12pt" fo:language="es" fo:country="ES" fo:font-weight="normal" officeooo:rsid="00ad630e" officeooo:paragraph-rsid="01205322" style:font-size-asian="12pt" style:font-weight-asian="normal" style:font-size-complex="12pt" style:font-weight-complex="normal"/>
    </style:style>
    <style:style style:name="P85" style:family="paragraph" style:parent-style-name="Standard">
      <style:text-properties style:use-window-font-color="true" loext:opacity="0%" style:font-name="Libre Franklin" fo:font-size="12pt" fo:language="es" fo:country="ES" fo:font-weight="normal" officeooo:rsid="00ad630e" officeooo:paragraph-rsid="01205dc8" style:font-size-asian="12pt" style:font-weight-asian="normal" style:font-size-complex="12pt" style:font-weight-complex="normal"/>
    </style:style>
    <style:style style:name="P86" style:family="paragraph" style:parent-style-name="Standard">
      <style:text-properties style:use-window-font-color="true" loext:opacity="0%" style:font-name="Libre Franklin" fo:font-size="12pt" fo:language="es" fo:country="ES" fo:font-weight="normal" officeooo:rsid="00af0ae4" officeooo:paragraph-rsid="00e13195" style:font-size-asian="12pt" style:font-weight-asian="normal" style:font-size-complex="12pt" style:font-weight-complex="normal"/>
    </style:style>
    <style:style style:name="P87" style:family="paragraph" style:parent-style-name="Standard">
      <style:text-properties style:use-window-font-color="true" loext:opacity="0%" style:font-name="Libre Franklin" fo:font-size="12pt" fo:language="es" fo:country="ES" fo:font-weight="normal" officeooo:rsid="00af0ae4" officeooo:paragraph-rsid="01135d3e" style:font-size-asian="12pt" style:font-weight-asian="normal" style:font-size-complex="12pt" style:font-weight-complex="normal"/>
    </style:style>
    <style:style style:name="P88" style:family="paragraph" style:parent-style-name="Standard">
      <style:text-properties style:use-window-font-color="true" loext:opacity="0%" style:font-name="Libre Franklin" fo:font-size="12pt" fo:language="es" fo:country="ES" fo:font-weight="normal" officeooo:rsid="00af0ae4" officeooo:paragraph-rsid="00af0ae4" style:font-size-asian="12pt" style:font-weight-asian="normal" style:font-size-complex="12pt" style:font-weight-complex="normal"/>
    </style:style>
    <style:style style:name="P89" style:family="paragraph" style:parent-style-name="Standard">
      <style:text-properties style:use-window-font-color="true" loext:opacity="0%" style:font-name="Libre Franklin" fo:font-size="12pt" fo:language="es" fo:country="ES" fo:font-weight="normal" officeooo:rsid="00af0ae4" officeooo:paragraph-rsid="00b376a3" style:font-size-asian="12pt" style:font-weight-asian="normal" style:font-size-complex="12pt" style:font-weight-complex="normal"/>
    </style:style>
    <style:style style:name="P90" style:family="paragraph" style:parent-style-name="Standard">
      <style:text-properties style:use-window-font-color="true" loext:opacity="0%" style:font-name="Libre Franklin" fo:font-size="12pt" fo:language="es" fo:country="ES" fo:font-weight="normal" style:font-size-asian="12pt" style:font-weight-asian="normal" style:font-size-complex="12pt" style:font-weight-complex="normal"/>
    </style:style>
    <style:style style:name="P91" style:family="paragraph" style:parent-style-name="Standard">
      <style:text-properties style:use-window-font-color="true" loext:opacity="0%" style:font-name="Libre Franklin" fo:font-size="12pt" fo:language="es" fo:country="ES" fo:font-weight="normal" officeooo:rsid="00ad630e" officeooo:paragraph-rsid="00e13195" style:font-size-asian="10.5pt" style:font-weight-asian="normal" style:font-size-complex="12pt" style:font-weight-complex="normal"/>
    </style:style>
    <style:style style:name="P92" style:family="paragraph" style:parent-style-name="Standard">
      <style:text-properties style:use-window-font-color="true" loext:opacity="0%" style:font-name="Libre Franklin" fo:font-size="12pt" fo:language="es" fo:country="ES" fo:font-style="normal" officeooo:rsid="0048205f" officeooo:paragraph-rsid="00f7ed93" style:font-size-asian="10.5pt" style:font-style-asian="normal" style:font-size-complex="12pt" style:font-style-complex="normal"/>
    </style:style>
    <style:style style:name="P93" style:family="paragraph" style:parent-style-name="Standard">
      <style:paragraph-properties fo:text-align="center" style:justify-single-word="false"/>
      <style:text-properties style:use-window-font-color="true" loext:opacity="0%" style:font-name="Libre Franklin SemiBold" fo:font-size="10pt" fo:language="es" fo:country="ES" fo:font-weight="normal" officeooo:rsid="00262b0a" officeooo:paragraph-rsid="00e13195" style:font-size-asian="10pt" style:font-weight-asian="normal" style:font-size-complex="10pt" style:font-weight-complex="normal"/>
    </style:style>
    <style:style style:name="P94" style:family="paragraph" style:parent-style-name="Standard">
      <style:paragraph-properties fo:text-align="center" style:justify-single-word="false"/>
      <style:text-properties style:use-window-font-color="true" loext:opacity="0%" style:font-name="Libre Franklin SemiBold" fo:font-size="10pt" fo:language="es" fo:country="ES" fo:font-style="normal" fo:font-weight="normal" officeooo:rsid="00187abd" officeooo:paragraph-rsid="00f7ed93" style:font-size-asian="10pt" style:font-style-asian="normal" style:font-weight-asian="normal" style:font-size-complex="10pt" style:font-style-complex="normal" style:font-weight-complex="normal"/>
    </style:style>
    <style:style style:name="P95" style:family="paragraph" style:parent-style-name="Standard">
      <style:text-properties style:use-window-font-color="true" loext:opacity="0%" style:font-name="Libre Franklin SemiBold" fo:font-size="10pt" fo:language="es" fo:country="ES" fo:font-style="normal" officeooo:rsid="0048205f" officeooo:paragraph-rsid="00fe1b5d" style:font-size-asian="10pt" style:font-style-asian="normal" style:font-size-complex="10pt" style:font-style-complex="normal"/>
    </style:style>
    <style:style style:name="P96" style:family="paragraph" style:parent-style-name="Standard">
      <style:paragraph-properties fo:text-align="center" style:justify-single-word="false"/>
      <style:text-properties style:use-window-font-color="true" loext:opacity="0%" style:font-name="Libre Franklin SemiBold" fo:font-size="10pt" fo:language="es" fo:country="ES" officeooo:rsid="0008dd4d" officeooo:paragraph-rsid="00e13195" style:font-size-asian="10pt" style:font-size-complex="10pt"/>
    </style:style>
    <style:style style:name="P97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scadia Mono" fo:font-size="12pt" fo:letter-spacing="normal" fo:language="es" fo:country="ES" fo:font-style="normal" style:text-underline-style="none" fo:font-weight="normal" officeooo:rsid="001fa5e5" officeooo:paragraph-rsid="00ed4638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scadia Mono" fo:font-size="12pt" fo:letter-spacing="normal" fo:language="es" fo:country="ES" fo:font-style="normal" style:text-underline-style="none" fo:font-weight="normal" officeooo:paragraph-rsid="0046378c" style:font-size-asian="12pt" style:font-size-complex="12pt"/>
    </style:style>
    <style:style style:name="P99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scadia Mono" fo:font-size="12pt" fo:letter-spacing="normal" fo:language="es" fo:country="ES" fo:font-style="normal" fo:font-weight="normal" officeooo:paragraph-rsid="001fa5e5" style:font-size-asian="12pt" style:font-size-complex="12pt"/>
    </style:style>
    <style:style style:name="P100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scadia Mono" fo:font-size="12pt" fo:letter-spacing="normal" fo:language="es" fo:country="ES" fo:font-style="normal" fo:font-weight="normal" officeooo:paragraph-rsid="0021a2cb" style:font-size-asian="12pt" style:font-size-complex="12pt"/>
    </style:style>
    <style:style style:name="P101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scadia Mono" fo:font-size="12pt" fo:letter-spacing="normal" fo:language="es" fo:country="ES" fo:font-style="normal" fo:font-weight="normal" officeooo:paragraph-rsid="002626c3" style:font-size-asian="12pt" style:font-size-complex="12pt"/>
    </style:style>
    <style:style style:name="P102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scadia Mono" fo:font-size="12pt" fo:letter-spacing="normal" fo:language="es" fo:country="ES" fo:font-style="normal" fo:font-weight="normal" officeooo:paragraph-rsid="000f55dd" style:font-size-asian="12pt" style:font-size-complex="12pt"/>
    </style:style>
    <style:style style:name="P103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scadia Mono" fo:font-size="12pt" fo:letter-spacing="normal" fo:language="es" fo:country="ES" fo:font-style="normal" fo:font-weight="normal" officeooo:paragraph-rsid="001427f5" style:font-size-asian="12pt" style:font-size-complex="12pt"/>
    </style:style>
    <style:style style:name="P104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scadia Mono" fo:font-size="12pt" fo:letter-spacing="normal" fo:language="es" fo:country="ES" fo:font-style="normal" fo:font-weight="normal" officeooo:paragraph-rsid="0046378c" style:font-size-asian="12pt" style:font-size-complex="12pt"/>
    </style:style>
    <style:style style:name="P105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scadia Mono" fo:font-size="12pt" fo:letter-spacing="normal" fo:language="es" fo:country="ES" fo:font-style="normal" fo:font-weight="normal" officeooo:rsid="00258dde" officeooo:paragraph-rsid="00258dde" style:font-size-asian="12pt" style:font-size-complex="12pt"/>
    </style:style>
    <style:style style:name="P106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scadia Mono" fo:font-size="12pt" fo:letter-spacing="normal" fo:language="es" fo:country="ES" fo:font-style="normal" fo:font-weight="normal" officeooo:rsid="00258dde" officeooo:paragraph-rsid="0021a2cb" style:font-size-asian="12pt" style:font-size-complex="12pt"/>
    </style:style>
    <style:style style:name="P107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ascadia Mono" fo:font-size="12pt" fo:letter-spacing="normal" fo:language="es" fo:country="ES" fo:font-style="normal" style:text-underline-style="none" fo:font-weight="normal" officeooo:paragraph-rsid="001427f5" style:text-blinking="false" fo:background-color="transparent" style:font-size-asian="12pt" style:font-size-complex="12pt"/>
    </style:style>
    <style:style style:name="P108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ascadia Mono" fo:font-size="12pt" fo:letter-spacing="normal" fo:language="es" fo:country="ES" fo:font-style="normal" style:text-underline-style="none" fo:font-weight="normal" officeooo:paragraph-rsid="00f305fd" style:text-blinking="false" fo:background-color="transparent" style:font-size-asian="12pt" style:font-size-complex="12pt"/>
    </style:style>
    <style:style style:name="P109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ascadia Mono" fo:font-size="12pt" fo:letter-spacing="normal" fo:language="es" fo:country="ES" fo:font-style="normal" style:text-underline-style="none" fo:font-weight="normal" officeooo:paragraph-rsid="00f3d5ed" style:text-blinking="false" fo:background-color="transparent" style:font-size-asian="12pt" style:font-size-complex="12pt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ascadia Mono" fo:font-size="12pt" fo:letter-spacing="normal" fo:language="es" fo:country="ES" fo:font-style="normal" style:text-underline-style="none" fo:font-weight="normal" officeooo:rsid="00f3d5ed" officeooo:paragraph-rsid="0048bc91" style:text-blinking="false" fo:background-color="transparent" style:font-size-asian="12pt" style:font-size-complex="12pt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ascadia Mono" fo:font-size="12pt" fo:letter-spacing="normal" fo:language="es" fo:country="ES" fo:font-style="normal" style:text-underline-style="none" fo:font-weight="normal" officeooo:rsid="00f3d5ed" officeooo:paragraph-rsid="00f7bc08" style:text-blinking="false" fo:background-color="transparent" style:font-size-asian="12pt" style:font-size-complex="12pt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ascadia Mono" fo:font-size="12pt" fo:letter-spacing="normal" fo:language="es" fo:country="ES" fo:font-style="normal" style:text-underline-style="none" fo:font-weight="normal" officeooo:rsid="0048bc91" officeooo:paragraph-rsid="0048bc91" style:text-blinking="false" fo:background-color="transparent" style:font-size-asian="12pt" style:font-size-complex="12pt"/>
    </style:style>
    <style:style style:name="P113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ascadia Mono" fo:font-size="12pt" fo:letter-spacing="normal" fo:language="es" fo:country="ES" fo:font-style="normal" style:text-underline-style="none" fo:font-weight="normal" officeooo:rsid="00f3d5ed" officeooo:paragraph-rsid="00f7ed93" style:text-blinking="false" fo:background-color="transparent" style:font-size-asian="12pt" style:font-style-asian="normal" style:font-size-complex="12pt" style:font-style-complex="normal"/>
    </style:style>
    <style:style style:name="P114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ascadia Mono" fo:font-size="12pt" fo:letter-spacing="normal" fo:language="es" fo:country="ES" fo:font-style="normal" style:text-underline-style="none" fo:font-weight="normal" officeooo:rsid="0048bc91" officeooo:paragraph-rsid="00f7ed93" style:text-blinking="false" fo:background-color="transparent" style:font-size-asian="12pt" style:font-style-asian="normal" style:font-size-complex="12pt" style:font-style-complex="normal"/>
    </style:style>
    <style:style style:name="P115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af0ae4" officeooo:paragraph-rsid="00e13195" style:font-size-asian="12pt" style:font-weight-asian="normal" style:font-size-complex="12pt" style:font-weight-complex="normal"/>
    </style:style>
    <style:style style:name="P116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af0ae4" officeooo:paragraph-rsid="00b2cd0a" style:font-size-asian="12pt" style:font-weight-asian="normal" style:font-size-complex="12pt" style:font-weight-complex="normal"/>
    </style:style>
    <style:style style:name="P117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af0ae4" officeooo:paragraph-rsid="00af0ae4" style:font-size-asian="12pt" style:font-weight-asian="normal" style:font-size-complex="12pt" style:font-weight-complex="normal"/>
    </style:style>
    <style:style style:name="P118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ad630e" officeooo:paragraph-rsid="00af9adc" style:font-size-asian="12pt" style:font-weight-asian="normal" style:font-size-complex="12pt" style:font-weight-complex="normal"/>
    </style:style>
    <style:style style:name="P119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b63a02" officeooo:paragraph-rsid="00b63a02" style:font-size-asian="12pt" style:font-weight-asian="normal" style:font-size-complex="12pt" style:font-weight-complex="normal"/>
    </style:style>
    <style:style style:name="P120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b63a02" officeooo:paragraph-rsid="00c711f9" style:font-size-asian="12pt" style:font-weight-asian="normal" style:font-size-complex="12pt" style:font-weight-complex="normal"/>
    </style:style>
    <style:style style:name="P121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b63a02" officeooo:paragraph-rsid="0126c2d3" style:font-size-asian="12pt" style:font-weight-asian="normal" style:font-size-complex="12pt" style:font-weight-complex="normal"/>
    </style:style>
    <style:style style:name="P122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b63a02" officeooo:paragraph-rsid="01274c73" style:font-size-asian="12pt" style:font-weight-asian="normal" style:font-size-complex="12pt" style:font-weight-complex="normal"/>
    </style:style>
    <style:style style:name="P123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bff404" officeooo:paragraph-rsid="00c711f9" style:font-size-asian="12pt" style:font-weight-asian="normal" style:font-size-complex="12pt" style:font-weight-complex="normal"/>
    </style:style>
    <style:style style:name="P124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bff404" officeooo:paragraph-rsid="012b239f" style:font-size-asian="12pt" style:font-weight-asian="normal" style:font-size-complex="12pt" style:font-weight-complex="normal"/>
    </style:style>
    <style:style style:name="P125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bff404" officeooo:paragraph-rsid="012c18e3" style:font-size-asian="12pt" style:font-weight-asian="normal" style:font-size-complex="12pt" style:font-weight-complex="normal"/>
    </style:style>
    <style:style style:name="P126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ca7a8f" officeooo:paragraph-rsid="00d5a8a8" style:font-size-asian="12pt" style:font-weight-asian="normal" style:font-size-complex="12pt" style:font-weight-complex="normal"/>
    </style:style>
    <style:style style:name="P127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ca7a8f" officeooo:paragraph-rsid="012b239f" style:font-size-asian="12pt" style:font-weight-asian="normal" style:font-size-complex="12pt" style:font-weight-complex="normal"/>
    </style:style>
    <style:style style:name="P128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ca7a8f" officeooo:paragraph-rsid="012c18e3" style:font-size-asian="12pt" style:font-weight-asian="normal" style:font-size-complex="12pt" style:font-weight-complex="normal"/>
    </style:style>
    <style:style style:name="P129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ca7a8f" officeooo:paragraph-rsid="0131aff9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ad630e" officeooo:paragraph-rsid="011c93ed" style:font-size-asian="10.5pt" style:font-weight-asian="normal" style:font-size-complex="12pt" style:font-weight-complex="normal"/>
    </style:style>
    <style:style style:name="P131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ad630e" officeooo:paragraph-rsid="011d5909" style:font-size-asian="10.5pt" style:font-weight-asian="normal" style:font-size-complex="12pt" style:font-weight-complex="normal"/>
    </style:style>
    <style:style style:name="P132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style:text-underline-style="none" fo:font-weight="normal" officeooo:rsid="00ca7a8f" officeooo:paragraph-rsid="01360cb8" style:font-size-asian="10.5pt" style:font-weight-asian="normal" style:font-size-complex="12pt" style:font-weight-complex="normal"/>
    </style:style>
    <style:style style:name="P133" style:family="paragraph" style:parent-style-name="Standard">
      <style:text-properties fo:font-variant="normal" fo:text-transform="none" style:use-window-font-color="true" loext:opacity="0%" style:font-name="Libre Franklin" fo:font-size="12pt" fo:language="es" fo:country="ES" fo:font-weight="normal" officeooo:rsid="00b63a02" officeooo:paragraph-rsid="00c711f9" style:font-size-asian="12pt" style:font-weight-asian="normal" style:font-size-complex="12pt" style:font-weight-complex="normal"/>
    </style:style>
    <style:style style:name="P134" style:family="paragraph" style:parent-style-name="Standard">
      <style:text-properties fo:font-variant="normal" fo:text-transform="none" style:use-window-font-color="true" loext:opacity="0%" style:font-name="Libre Franklin" fo:font-size="12pt" fo:language="es" fo:country="ES" fo:font-weight="normal" officeooo:rsid="00ca7a8f" officeooo:paragraph-rsid="00ca7a8f" style:font-size-asian="12pt" style:font-weight-asian="normal" style:font-size-complex="12pt" style:font-weight-complex="normal"/>
    </style:style>
    <style:style style:name="P135" style:family="paragraph" style:parent-style-name="Standard">
      <style:text-properties fo:font-variant="normal" fo:text-transform="none" style:use-window-font-color="true" loext:opacity="0%" style:font-name="Libre Franklin" fo:font-size="12pt" fo:language="es" fo:country="ES" fo:font-weight="normal" officeooo:paragraph-rsid="00caf3d4" style:font-size-asian="12pt" style:font-size-complex="12pt"/>
    </style:style>
    <style:style style:name="P136" style:family="paragraph" style:parent-style-name="Standard">
      <style:text-properties fo:font-variant="normal" fo:text-transform="none" style:use-window-font-color="true" loext:opacity="0%" style:font-name="Libre Franklin" fo:font-size="12pt" fo:language="es" fo:country="ES" fo:font-weight="normal" officeooo:paragraph-rsid="00d5a8a8" style:font-size-asian="12pt" style:font-size-complex="12pt"/>
    </style:style>
    <style:style style:name="P137" style:family="paragraph" style:parent-style-name="Standard">
      <style:text-properties fo:font-variant="normal" fo:text-transform="none" style:use-window-font-color="true" loext:opacity="0%" style:font-name="Libre Franklin SemiBold" fo:font-size="12pt" fo:language="es" fo:country="ES" fo:font-weight="normal" officeooo:rsid="00b63a02" officeooo:paragraph-rsid="00b63a02" style:font-size-asian="12pt" style:font-weight-asian="normal" style:font-size-complex="12pt" style:font-weight-complex="normal"/>
    </style:style>
    <style:style style:name="P138" style:family="paragraph" style:parent-style-name="Standard">
      <style:text-properties fo:font-variant="normal" fo:text-transform="none" style:use-window-font-color="true" loext:opacity="0%" style:font-name="Libre Franklin SemiBold" fo:font-size="12pt" fo:language="es" fo:country="ES" fo:font-weight="normal" officeooo:rsid="00b63a02" officeooo:paragraph-rsid="01249617" style:font-size-asian="12pt" style:font-weight-asian="normal" style:font-size-complex="12pt" style:font-weight-complex="normal"/>
    </style:style>
    <style:style style:name="P139" style:family="paragraph" style:parent-style-name="Standard">
      <style:text-properties fo:font-variant="normal" fo:text-transform="none" style:use-window-font-color="true" loext:opacity="0%" style:font-name="Libre Franklin SemiBold" fo:font-size="12pt" fo:language="es" fo:country="ES" fo:font-weight="normal" officeooo:rsid="00b63a02" officeooo:paragraph-rsid="0126c2d3" style:font-size-asian="12pt" style:font-weight-asian="normal" style:font-size-complex="12pt" style:font-weight-complex="normal"/>
    </style:style>
    <style:style style:name="P140" style:family="paragraph" style:parent-style-name="Standard">
      <style:text-properties fo:font-variant="normal" fo:text-transform="none" style:use-window-font-color="true" loext:opacity="0%" style:font-name="Libre Franklin SemiBold" fo:font-size="12pt" fo:language="es" fo:country="ES" fo:font-weight="normal" officeooo:rsid="00b63a02" officeooo:paragraph-rsid="01274c73" style:font-size-asian="12pt" style:font-weight-asian="normal" style:font-size-complex="12pt" style:font-weight-complex="normal"/>
    </style:style>
    <style:style style:name="P141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language="es" fo:country="ES" fo:font-style="normal" fo:font-weight="normal" officeooo:rsid="00b63a02" officeooo:paragraph-rsid="00b63a02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text-align="center" style:justify-single-word="false"/>
      <style:text-properties fo:font-variant="normal" fo:text-transform="none" style:use-window-font-color="true" loext:opacity="0%" style:font-name="Libre Franklin SemiBold" fo:font-size="10pt" fo:language="es" fo:country="ES" fo:font-weight="normal" officeooo:rsid="00ca7a8f" officeooo:paragraph-rsid="00ca7a8f" style:font-size-asian="10pt" style:font-weight-asian="normal" style:font-size-complex="10pt" style:font-weight-complex="normal"/>
    </style:style>
    <style:style style:name="P143" style:family="paragraph" style:parent-style-name="Standard">
      <style:text-properties fo:font-variant="normal" fo:text-transform="none" fo:color="#ff0000" loext:opacity="100%" style:font-name="Libre Franklin" fo:font-size="10.5pt" fo:language="es" fo:country="ES" fo:font-weight="normal" officeooo:rsid="00b0f27f" officeooo:paragraph-rsid="00b0f27f" style:font-size-asian="10.5pt" style:font-weight-asian="normal" style:font-size-complex="10.5pt" style:font-weight-complex="normal"/>
    </style:style>
    <style:style style:name="P144" style:family="paragraph" style:parent-style-name="Standard">
      <style:text-properties fo:font-variant="normal" fo:text-transform="none" fo:color="#ff0000" loext:opacity="100%" style:font-name="Libre Franklin" fo:font-size="10.5pt" fo:letter-spacing="normal" fo:language="es" fo:country="ES" fo:font-style="normal" fo:font-weight="normal" officeooo:rsid="00b0f27f" officeooo:paragraph-rsid="00c9b681" style:font-size-asian="10.5pt" style:font-weight-asian="normal" style:font-size-complex="10.5pt" style:font-weight-complex="normal"/>
    </style:style>
    <style:style style:name="P145" style:family="paragraph" style:parent-style-name="Standard">
      <style:text-properties fo:font-variant="normal" fo:text-transform="none" fo:color="#ff0000" loext:opacity="100%" style:font-name="Libre Franklin" fo:font-size="10.5pt" fo:letter-spacing="normal" fo:language="es" fo:country="ES" fo:font-style="normal" fo:font-weight="normal" officeooo:rsid="00b63a02" officeooo:paragraph-rsid="00c711f9" style:font-size-asian="10.5pt" style:font-weight-asian="normal" style:font-size-complex="10.5pt" style:font-weight-complex="normal"/>
    </style:style>
    <style:style style:name="P146" style:family="paragraph" style:parent-style-name="Standard">
      <style:text-properties fo:font-variant="normal" fo:text-transform="none" fo:color="#ff0000" loext:opacity="100%" style:font-name="Libre Franklin" fo:font-size="11pt" fo:letter-spacing="normal" fo:language="es" fo:country="ES" fo:font-style="normal" fo:font-weight="normal" officeooo:rsid="00b0f27f" officeooo:paragraph-rsid="00facdda" style:font-size-asian="11pt" style:font-style-asian="normal" style:font-weight-asian="normal" style:font-size-complex="11pt" style:font-style-complex="normal" style:font-weight-complex="normal"/>
    </style:style>
    <style:style style:name="P147" style:family="paragraph" style:parent-style-name="Standard">
      <style:text-properties fo:font-variant="normal" fo:text-transform="none" fo:color="#ff0000" loext:opacity="100%" style:font-name="Libre Franklin" fo:font-size="11pt" fo:letter-spacing="normal" fo:language="es" fo:country="ES" fo:font-style="normal" fo:font-weight="normal" officeooo:rsid="00b0f27f" officeooo:paragraph-rsid="00facdda" style:font-size-asian="11pt" style:font-weight-asian="normal" style:font-size-complex="11pt" style:font-weight-complex="normal"/>
    </style:style>
    <style:style style:name="P148" style:family="paragraph" style:parent-style-name="Standard">
      <style:text-properties fo:font-variant="normal" fo:text-transform="none" fo:color="#ff0000" loext:opacity="100%" style:font-name="Libre Franklin" fo:font-size="11pt" fo:letter-spacing="normal" fo:language="es" fo:country="ES" fo:font-style="normal" fo:font-weight="normal" officeooo:rsid="00b0f27f" officeooo:paragraph-rsid="010e3ce3" style:font-size-asian="11pt" style:font-weight-asian="normal" style:font-size-complex="11pt" style:font-weight-complex="normal"/>
    </style:style>
    <style:style style:name="P149" style:family="paragraph" style:parent-style-name="Standard">
      <style:text-properties fo:font-variant="normal" fo:text-transform="none" fo:color="#ff0000" loext:opacity="100%" style:font-name="Libre Franklin" fo:font-size="11pt" fo:letter-spacing="normal" fo:language="es" fo:country="ES" fo:font-style="normal" fo:font-weight="normal" officeooo:rsid="00b0f27f" officeooo:paragraph-rsid="00b376a3" style:font-size-asian="11pt" style:font-weight-asian="normal" style:font-size-complex="11pt" style:font-weight-complex="normal"/>
    </style:style>
    <style:style style:name="P150" style:family="paragraph" style:parent-style-name="Standard">
      <style:text-properties fo:font-variant="normal" fo:text-transform="none" fo:color="#ff0000" loext:opacity="100%" style:font-name="Libre Franklin" fo:font-size="11pt" fo:letter-spacing="normal" fo:language="es" fo:country="ES" fo:font-style="normal" fo:font-weight="normal" officeooo:rsid="00b63a02" officeooo:paragraph-rsid="00b63a02" style:font-size-asian="11pt" style:font-weight-asian="normal" style:font-size-complex="11pt" style:font-weight-complex="normal"/>
    </style:style>
    <style:style style:name="P151" style:family="paragraph" style:parent-style-name="Standard">
      <style:text-properties fo:font-variant="normal" fo:text-transform="none" fo:color="#ff0000" loext:opacity="100%" style:font-name="Libre Franklin" fo:font-size="11pt" fo:letter-spacing="normal" fo:language="es" fo:country="ES" fo:font-style="normal" fo:font-weight="normal" officeooo:rsid="00b63a02" officeooo:paragraph-rsid="00c711f9" style:font-size-asian="11pt" style:font-weight-asian="normal" style:font-size-complex="11pt" style:font-weight-complex="normal"/>
    </style:style>
    <style:style style:name="P152" style:family="paragraph" style:parent-style-name="Standard">
      <style:text-properties fo:font-variant="normal" fo:text-transform="none" fo:color="#ff0000" loext:opacity="100%" style:font-name="Libre Franklin" fo:font-size="11pt" fo:letter-spacing="normal" fo:language="es" fo:country="ES" fo:font-style="normal" fo:font-weight="normal" officeooo:rsid="00b63a02" officeooo:paragraph-rsid="01249617" style:font-size-asian="11pt" style:font-weight-asian="normal" style:font-size-complex="11pt" style:font-weight-complex="normal"/>
    </style:style>
    <style:style style:name="P153" style:family="paragraph" style:parent-style-name="Standard">
      <style:text-properties fo:font-variant="normal" fo:text-transform="none" fo:color="#ff0000" loext:opacity="100%" style:font-name="Libre Franklin" fo:font-size="11pt" fo:letter-spacing="normal" fo:language="es" fo:country="ES" fo:font-style="normal" fo:font-weight="normal" officeooo:rsid="00b63a02" officeooo:paragraph-rsid="0126c2d3" style:font-size-asian="11pt" style:font-weight-asian="normal" style:font-size-complex="11pt" style:font-weight-complex="normal"/>
    </style:style>
    <style:style style:name="P154" style:family="paragraph" style:parent-style-name="Standard">
      <style:text-properties fo:font-variant="normal" fo:text-transform="none" fo:color="#ff0000" loext:opacity="100%" style:font-name="Libre Franklin" fo:font-size="11pt" fo:letter-spacing="normal" fo:language="es" fo:country="ES" fo:font-style="normal" fo:font-weight="normal" officeooo:rsid="00b63a02" officeooo:paragraph-rsid="01274c73" style:font-size-asian="11pt" style:font-weight-asian="normal" style:font-size-complex="11pt" style:font-weight-complex="normal"/>
    </style:style>
    <style:style style:name="P155" style:family="paragraph" style:parent-style-name="Standard">
      <style:text-properties fo:font-variant="normal" fo:text-transform="none" fo:color="#ff0000" loext:opacity="100%" style:font-name="Libre Franklin" fo:font-size="11pt" fo:letter-spacing="normal" fo:language="es" fo:country="ES" fo:font-style="normal" fo:font-weight="normal" officeooo:rsid="00ca7a8f" officeooo:paragraph-rsid="00d1c32d" style:font-size-asian="11pt" style:font-weight-asian="normal" style:font-size-complex="11pt" style:font-weight-complex="normal"/>
    </style:style>
    <style:style style:name="P156" style:family="paragraph" style:parent-style-name="Standard">
      <style:text-properties fo:font-variant="normal" fo:text-transform="none" fo:color="#ff0000" loext:opacity="100%" style:font-name="Libre Franklin" fo:font-size="11pt" fo:letter-spacing="normal" fo:language="es" fo:country="ES" fo:font-style="normal" fo:font-weight="normal" officeooo:rsid="00ca7a8f" officeooo:paragraph-rsid="00d5a8a8" style:font-size-asian="11pt" style:font-weight-asian="normal" style:font-size-complex="11pt" style:font-weight-complex="normal"/>
    </style:style>
    <style:style style:name="P157" style:family="paragraph" style:parent-style-name="Standard">
      <style:text-properties fo:font-variant="normal" fo:text-transform="none" fo:color="#ff0000" loext:opacity="100%" style:font-name="Libre Franklin" fo:font-size="11pt" fo:letter-spacing="normal" fo:language="es" fo:country="ES" fo:font-style="normal" fo:font-weight="normal" officeooo:rsid="00cd3255" officeooo:paragraph-rsid="00d5a8a8" style:font-size-asian="11pt" style:font-weight-asian="normal" style:font-size-complex="11pt" style:font-weight-complex="normal"/>
    </style:style>
    <style:style style:name="P158" style:family="paragraph" style:parent-style-name="Standard">
      <style:text-properties fo:font-variant="normal" fo:text-transform="none" fo:color="#ff0000" loext:opacity="100%" style:font-name="Libre Franklin" fo:font-size="11pt" fo:language="es" fo:country="ES" fo:font-weight="normal" officeooo:rsid="00b0f27f" officeooo:paragraph-rsid="010e3ce3" style:font-size-asian="11pt" style:font-weight-asian="normal" style:font-size-complex="11pt" style:font-weight-complex="normal"/>
    </style:style>
    <style:style style:name="P159" style:family="paragraph" style:parent-style-name="Standard">
      <style:text-properties fo:font-variant="normal" fo:text-transform="none" fo:color="#ff0000" loext:opacity="100%" style:font-name="Libre Franklin" fo:font-size="11pt" fo:language="es" fo:country="ES" fo:font-weight="normal" officeooo:rsid="00b63a02" officeooo:paragraph-rsid="00c711f9" style:font-size-asian="11pt" style:font-weight-asian="normal" style:font-size-complex="11pt" style:font-weight-complex="normal"/>
    </style:style>
    <style:style style:name="P160" style:family="paragraph" style:parent-style-name="Standard">
      <style:text-properties fo:font-variant="normal" fo:text-transform="none" fo:color="#ff0000" loext:opacity="100%" style:font-name="Libre Franklin" fo:font-size="11pt" fo:language="es" fo:country="ES" fo:font-weight="normal" officeooo:rsid="00cd3255" officeooo:paragraph-rsid="00cd3255" style:font-size-asian="11pt" style:font-weight-asian="normal" style:font-size-complex="11pt" style:font-weight-complex="normal"/>
    </style:style>
    <style:style style:name="P161" style:family="paragraph" style:parent-style-name="Standard">
      <style:text-properties fo:font-variant="normal" fo:text-transform="none" fo:color="#ff0000" loext:opacity="100%" style:font-name="Libre Franklin" fo:font-size="11pt" fo:language="es" fo:country="ES" fo:font-weight="normal" officeooo:rsid="00cd3255" officeooo:paragraph-rsid="00ce1207" style:font-size-asian="11pt" style:font-weight-asian="normal" style:font-size-complex="11pt" style:font-weight-complex="normal"/>
    </style:style>
    <style:style style:name="P162" style:family="paragraph" style:parent-style-name="Standard">
      <style:text-properties fo:font-variant="normal" fo:text-transform="none" fo:color="#ff0000" loext:opacity="100%" style:font-name="Libre Franklin" fo:font-size="11pt" fo:language="es" fo:country="ES" fo:font-weight="normal" officeooo:rsid="00cd3255" officeooo:paragraph-rsid="00d47e51" style:font-size-asian="11pt" style:font-weight-asian="normal" style:font-size-complex="11pt" style:font-weight-complex="normal"/>
    </style:style>
    <style:style style:name="P163" style:family="paragraph" style:parent-style-name="Standard">
      <style:text-properties fo:font-variant="normal" fo:text-transform="none" fo:color="#ff0000" loext:opacity="100%" style:font-name="Libre Franklin" fo:font-size="11pt" fo:language="es" fo:country="ES" fo:font-weight="normal" officeooo:rsid="00cd3255" officeooo:paragraph-rsid="012b239f" style:font-size-asian="11pt" style:font-weight-asian="normal" style:font-size-complex="11pt" style:font-weight-complex="normal"/>
    </style:style>
    <style:style style:name="P164" style:family="paragraph" style:parent-style-name="Standard">
      <style:text-properties fo:font-variant="normal" fo:text-transform="none" fo:color="#ff0000" loext:opacity="100%" style:font-name="Libre Franklin" fo:font-size="11pt" fo:language="es" fo:country="ES" fo:font-weight="normal" officeooo:rsid="00cd3255" officeooo:paragraph-rsid="00d5a8a8" style:font-size-asian="11pt" style:font-weight-asian="normal" style:font-size-complex="11pt" style:font-weight-complex="normal"/>
    </style:style>
    <style:style style:name="P165" style:family="paragraph" style:parent-style-name="Standard">
      <style:text-properties fo:font-variant="normal" fo:text-transform="none" fo:color="#ff0000" loext:opacity="100%" style:font-name="Libre Franklin" fo:font-size="11pt" fo:language="es" fo:country="ES" fo:font-weight="normal" officeooo:rsid="00cd3255" officeooo:paragraph-rsid="012c18e3" style:font-size-asian="11pt" style:font-weight-asian="normal" style:font-size-complex="11pt" style:font-weight-complex="normal"/>
    </style:style>
    <style:style style:name="P166" style:family="paragraph" style:parent-style-name="Standard">
      <style:text-properties fo:font-variant="normal" fo:text-transform="none" fo:color="#ff0000" loext:opacity="100%" style:font-name="Libre Franklin" fo:font-size="11pt" fo:language="es" fo:country="ES" fo:font-weight="normal" officeooo:rsid="00ca7a8f" officeooo:paragraph-rsid="00ca7a8f" style:font-size-asian="11pt" style:font-weight-asian="normal" style:font-size-complex="11pt" style:font-weight-complex="normal"/>
    </style:style>
    <style:style style:name="P167" style:family="paragraph" style:parent-style-name="Standard">
      <style:text-properties fo:font-variant="normal" fo:text-transform="none" fo:color="#ff0000" loext:opacity="100%" style:font-name="Libre Franklin" fo:font-size="11pt" fo:language="es" fo:country="ES" fo:font-weight="normal" officeooo:rsid="00ca7a8f" officeooo:paragraph-rsid="00cd3255" style:font-size-asian="11pt" style:font-weight-asian="normal" style:font-size-complex="11pt" style:font-weight-complex="normal"/>
    </style:style>
    <style:style style:name="P168" style:family="paragraph" style:parent-style-name="Standard">
      <style:text-properties fo:font-variant="normal" fo:text-transform="none" fo:color="#ff0000" loext:opacity="100%" style:font-name="Libre Franklin" fo:font-size="11pt" fo:language="es" fo:country="ES" fo:font-weight="normal" officeooo:rsid="00ca7a8f" officeooo:paragraph-rsid="00ce1207" style:font-size-asian="11pt" style:font-weight-asian="normal" style:font-size-complex="11pt" style:font-weight-complex="normal"/>
    </style:style>
    <style:style style:name="P169" style:family="paragraph" style:parent-style-name="Standard">
      <style:paragraph-properties fo:text-align="center" style:justify-single-word="false"/>
      <style:text-properties fo:font-variant="normal" fo:text-transform="none" fo:color="#ff0000" loext:opacity="100%" style:font-name="Libre Franklin SemiBold" fo:font-size="12pt" fo:letter-spacing="normal" fo:language="es" fo:country="ES" fo:font-style="normal" fo:font-weight="normal" officeooo:rsid="00b63a02" officeooo:paragraph-rsid="00b63a02" style:font-size-asian="12pt" style:font-weight-asian="normal" style:font-size-complex="12pt" style:font-weight-complex="normal"/>
    </style:style>
    <style:style style:name="P170" style:family="paragraph" style:parent-style-name="Standard">
      <style:text-properties fo:font-variant="normal" fo:text-transform="none" fo:color="#000000" loext:opacity="100%" style:font-name="Libre Franklin" fo:font-size="12pt" fo:letter-spacing="normal" fo:language="es" fo:country="ES" fo:font-style="normal" fo:font-weight="normal" officeooo:rsid="00bff404" officeooo:paragraph-rsid="00c711f9" style:font-size-asian="12pt" style:font-weight-asian="normal" style:font-size-complex="12pt" style:font-weight-complex="normal"/>
    </style:style>
    <style:style style:name="P171" style:family="paragraph" style:parent-style-name="Standard">
      <style:text-properties fo:font-variant="normal" fo:text-transform="none" fo:color="#000000" loext:opacity="100%" style:font-name="Libre Franklin" fo:font-size="12pt" fo:letter-spacing="normal" fo:language="es" fo:country="ES" fo:font-style="normal" fo:font-weight="normal" officeooo:rsid="00caf3d4" officeooo:paragraph-rsid="00caf3d4" style:font-size-asian="12pt" style:font-weight-asian="normal" style:font-size-complex="12pt" style:font-weight-complex="normal"/>
    </style:style>
    <style:style style:name="P172" style:family="paragraph" style:parent-style-name="Standard">
      <style:text-properties fo:font-variant="normal" fo:text-transform="none" fo:color="#000000" loext:opacity="100%" style:font-name="Libre Franklin" fo:font-size="12pt" fo:letter-spacing="normal" fo:language="es" fo:country="ES" fo:font-style="normal" fo:font-weight="normal" officeooo:rsid="00caf3d4" officeooo:paragraph-rsid="00d5a8a8" style:font-size-asian="12pt" style:font-weight-asian="normal" style:font-size-complex="12pt" style:font-weight-complex="normal"/>
    </style:style>
    <style:style style:name="P173" style:family="paragraph" style:parent-style-name="Standard">
      <style:text-properties fo:font-variant="normal" fo:text-transform="none" fo:color="#000000" loext:opacity="100%" style:font-name="Libre Franklin" fo:font-size="12pt" fo:letter-spacing="normal" fo:language="es" fo:country="ES" fo:font-style="normal" fo:font-weight="normal" officeooo:rsid="00caf3d4" officeooo:paragraph-rsid="00da1d92" style:font-size-asian="12pt" style:font-weight-asian="normal" style:font-size-complex="12pt" style:font-weight-complex="normal"/>
    </style:style>
    <style:style style:name="P174" style:family="paragraph" style:parent-style-name="Standard">
      <style:text-properties fo:font-variant="normal" fo:text-transform="none" fo:color="#000000" loext:opacity="100%" style:font-name="Libre Franklin" fo:font-size="12pt" fo:letter-spacing="normal" fo:language="es" fo:country="ES" fo:font-style="normal" fo:font-weight="normal" officeooo:rsid="00cbe299" officeooo:paragraph-rsid="00cbe299" style:font-size-asian="12pt" style:font-weight-asian="normal" style:font-size-complex="12pt" style:font-weight-complex="normal"/>
    </style:style>
    <style:style style:name="P175" style:family="paragraph" style:parent-style-name="Standard">
      <style:text-properties fo:font-variant="normal" fo:text-transform="none" style:font-name="Libre Franklin" fo:font-size="11pt" fo:language="es" fo:country="ES" officeooo:paragraph-rsid="00e13195" style:font-size-asian="11pt" style:font-size-complex="11pt"/>
    </style:style>
    <style:style style:name="P176" style:family="paragraph" style:parent-style-name="Standard">
      <style:text-properties fo:font-variant="normal" fo:text-transform="none" style:font-name="Libre Franklin" fo:font-size="11pt" fo:language="es" fo:country="ES" fo:font-weight="normal" officeooo:paragraph-rsid="00e13195" style:font-size-asian="11pt" style:font-weight-asian="normal" style:font-size-complex="11pt"/>
    </style:style>
    <style:style style:name="P177" style:family="paragraph" style:parent-style-name="Standard">
      <style:paragraph-properties fo:text-align="start" style:justify-single-word="false"/>
      <style:text-properties style:font-name="Cascadia Mono" fo:language="es" fo:country="ES" officeooo:paragraph-rsid="007a17a4"/>
    </style:style>
    <style:style style:name="P178" style:family="paragraph" style:parent-style-name="Standard">
      <style:text-properties style:font-name="Cascadia Mono" fo:language="es" fo:country="ES" officeooo:paragraph-rsid="00f7ed93"/>
    </style:style>
    <style:style style:name="P179" style:family="paragraph" style:parent-style-name="Standard">
      <style:text-properties style:font-name="Cascadia Mono" fo:language="es" fo:country="ES" fo:font-style="italic" officeooo:paragraph-rsid="00f7ed93" style:font-style-asian="italic" style:font-style-complex="italic"/>
    </style:style>
    <style:style style:name="P180" style:family="paragraph" style:parent-style-name="Standard">
      <style:text-properties style:font-name="Cascadia Mono" fo:font-size="12pt" fo:language="es" fo:country="ES" fo:font-style="normal" officeooo:paragraph-rsid="00f7ed93" style:font-size-asian="12pt" style:font-style-asian="normal" style:font-size-complex="12pt" style:font-style-complex="normal"/>
    </style:style>
    <style:style style:name="P181" style:family="paragraph" style:parent-style-name="Standard">
      <style:text-properties fo:color="#ff0000" loext:opacity="100%" style:font-name="Libre Franklin" fo:font-size="10.5pt" fo:language="es" fo:country="ES" fo:font-weight="normal" style:font-size-asian="10.5pt" style:font-weight-asian="normal" style:font-size-complex="10.5pt" style:font-weight-complex="normal"/>
    </style:style>
    <style:style style:name="P182" style:family="paragraph" style:parent-style-name="Standard">
      <style:text-properties fo:color="#ff0000" loext:opacity="100%" style:font-name="Libre Franklin" fo:font-size="10.5pt" fo:language="es" fo:country="ES" fo:font-weight="normal" officeooo:paragraph-rsid="0090ac22" style:font-size-asian="10.5pt" style:font-weight-asian="normal" style:font-size-complex="10.5pt" style:font-weight-complex="normal"/>
    </style:style>
    <style:style style:name="P183" style:family="paragraph" style:parent-style-name="Standard">
      <style:text-properties fo:color="#ff0000" loext:opacity="100%" style:font-name="Libre Franklin" fo:font-size="10.5pt" fo:language="es" fo:country="ES" fo:font-weight="normal" officeooo:paragraph-rsid="011bdad8" style:font-size-asian="10.5pt" style:font-weight-asian="normal" style:font-size-complex="10.5pt" style:font-weight-complex="normal"/>
    </style:style>
    <style:style style:name="P184" style:family="paragraph" style:parent-style-name="Standard">
      <style:text-properties fo:color="#ff0000" loext:opacity="100%" style:font-name="Libre Franklin" fo:font-size="10pt" fo:language="es" fo:country="ES" fo:font-style="normal" officeooo:rsid="00199ac8" officeooo:paragraph-rsid="00f7ed93" style:font-size-asian="10pt" style:font-style-asian="normal" style:font-size-complex="10pt" style:font-style-complex="normal"/>
    </style:style>
    <style:style style:name="P185" style:family="paragraph" style:parent-style-name="Standard">
      <style:text-properties fo:color="#ff0000" loext:opacity="100%" style:font-name="Libre Franklin" fo:font-size="12pt" fo:language="es" fo:country="ES" officeooo:paragraph-rsid="00e4a515" style:font-size-asian="12pt" style:font-size-complex="12pt"/>
    </style:style>
    <style:style style:name="P186" style:family="paragraph" style:parent-style-name="Standard">
      <style:text-properties fo:color="#ff0000" loext:opacity="100%" style:font-name="Libre Franklin" fo:font-size="11pt" fo:language="es" fo:country="ES" fo:font-weight="normal" officeooo:paragraph-rsid="008e26ca" style:font-size-asian="11pt" style:font-weight-asian="normal" style:font-size-complex="11pt" style:font-weight-complex="normal"/>
    </style:style>
    <style:style style:name="P187" style:family="paragraph" style:parent-style-name="Standard">
      <style:text-properties fo:color="#ff0000" loext:opacity="100%" style:font-name="Libre Franklin" fo:font-size="11pt" fo:language="es" fo:country="ES" fo:font-weight="normal" style:font-size-asian="11pt" style:font-weight-asian="normal" style:font-size-complex="11pt" style:font-weight-complex="normal"/>
    </style:style>
    <style:style style:name="P188" style:family="paragraph" style:parent-style-name="Standard">
      <style:text-properties fo:color="#ff0000" loext:opacity="100%" style:font-name="Libre Franklin" fo:font-size="11pt" fo:language="es" fo:country="ES" fo:font-weight="normal" officeooo:paragraph-rsid="008eb55a" style:font-size-asian="11pt" style:font-weight-asian="normal" style:font-size-complex="11pt" style:font-weight-complex="normal"/>
    </style:style>
    <style:style style:name="P189" style:family="paragraph" style:parent-style-name="Standard">
      <style:text-properties fo:color="#ff0000" loext:opacity="100%" style:font-name="Libre Franklin" fo:font-size="11pt" fo:language="es" fo:country="ES" fo:font-weight="normal" officeooo:paragraph-rsid="0119fdb8" style:font-size-asian="11pt" style:font-weight-asian="normal" style:font-size-complex="11pt" style:font-weight-complex="normal"/>
    </style:style>
    <style:style style:name="P190" style:family="paragraph" style:parent-style-name="Standard">
      <style:text-properties fo:color="#ff0000" loext:opacity="100%" style:font-name="Libre Franklin" fo:font-size="11pt" fo:language="es" fo:country="ES" fo:font-weight="normal" officeooo:paragraph-rsid="00915de8" style:font-size-asian="11pt" style:font-weight-asian="normal" style:font-size-complex="11pt" style:font-weight-complex="normal"/>
    </style:style>
    <style:style style:name="P191" style:family="paragraph" style:parent-style-name="Standard">
      <style:text-properties fo:color="#ff0000" loext:opacity="100%" style:font-name="Libre Franklin" fo:font-size="11pt" fo:language="es" fo:country="ES" fo:font-weight="normal" officeooo:paragraph-rsid="011bdad8" style:font-size-asian="11pt" style:font-weight-asian="normal" style:font-size-complex="11pt" style:font-weight-complex="normal"/>
    </style:style>
    <style:style style:name="P192" style:family="paragraph" style:parent-style-name="Standard">
      <style:text-properties fo:color="#ff0000" loext:opacity="100%" style:font-name="Libre Franklin" fo:font-size="11pt" fo:language="es" fo:country="ES" fo:font-weight="normal" officeooo:rsid="00b0f27f" officeooo:paragraph-rsid="00e13195" style:font-size-asian="11pt" style:font-weight-asian="normal" style:font-size-complex="11pt" style:font-weight-complex="normal"/>
    </style:style>
    <style:style style:name="P193" style:family="paragraph" style:parent-style-name="Standard">
      <style:text-properties fo:color="#ff0000" loext:opacity="100%" style:font-name="Libre Franklin" fo:font-size="11pt" fo:language="es" fo:country="ES" fo:font-weight="normal" officeooo:rsid="00b0f27f" officeooo:paragraph-rsid="00facdda" style:font-size-asian="11pt" style:font-weight-asian="normal" style:font-size-complex="11pt" style:font-weight-complex="normal"/>
    </style:style>
    <style:style style:name="P194" style:family="paragraph" style:parent-style-name="Standard">
      <style:text-properties fo:color="#ff0000" loext:opacity="100%" style:font-name="Libre Franklin" fo:font-size="11pt" fo:language="es" fo:country="ES" fo:font-weight="normal" officeooo:rsid="00b0f27f" officeooo:paragraph-rsid="011c93ed" style:font-size-asian="11pt" style:font-weight-asian="normal" style:font-size-complex="11pt" style:font-weight-complex="normal"/>
    </style:style>
    <style:style style:name="P195" style:family="paragraph" style:parent-style-name="Standard">
      <style:text-properties fo:color="#ff0000" loext:opacity="100%" style:font-name="Libre Franklin" fo:font-size="11pt" fo:language="es" fo:country="ES" fo:font-weight="normal" officeooo:rsid="00b0f27f" officeooo:paragraph-rsid="011d5909" style:font-size-asian="11pt" style:font-weight-asian="normal" style:font-size-complex="11pt" style:font-weight-complex="normal"/>
    </style:style>
    <style:style style:name="P196" style:family="paragraph" style:parent-style-name="Standard">
      <style:text-properties fo:color="#ff0000" loext:opacity="100%" style:font-name="Libre Franklin" fo:font-size="11pt" fo:language="es" fo:country="ES" fo:font-weight="normal" officeooo:rsid="00b0f27f" officeooo:paragraph-rsid="00b0f27f" style:font-size-asian="11pt" style:font-weight-asian="normal" style:font-size-complex="11pt" style:font-weight-complex="normal"/>
    </style:style>
    <style:style style:name="P197" style:family="paragraph" style:parent-style-name="Standard">
      <style:text-properties fo:color="#ff0000" loext:opacity="100%" style:font-name="Libre Franklin" fo:font-size="11pt" fo:language="es" fo:country="ES" fo:font-weight="normal" officeooo:rsid="00b0f27f" officeooo:paragraph-rsid="00b2cd0a" style:font-size-asian="11pt" style:font-weight-asian="normal" style:font-size-complex="11pt" style:font-weight-complex="normal"/>
    </style:style>
    <style:style style:name="P198" style:family="paragraph" style:parent-style-name="Standard">
      <style:text-properties fo:color="#ff0000" loext:opacity="100%" style:font-name="Libre Franklin" fo:font-size="11pt" fo:language="es" fo:country="ES" fo:font-weight="normal" officeooo:rsid="00b0f27f" officeooo:paragraph-rsid="01205322" style:font-size-asian="11pt" style:font-weight-asian="normal" style:font-size-complex="11pt" style:font-weight-complex="normal"/>
    </style:style>
    <style:style style:name="P199" style:family="paragraph" style:parent-style-name="Standard">
      <style:text-properties fo:color="#ff0000" loext:opacity="100%" style:font-name="Libre Franklin" fo:font-size="11pt" fo:language="es" fo:country="ES" fo:font-weight="normal" officeooo:rsid="00b0f27f" officeooo:paragraph-rsid="01205dc8" style:font-size-asian="11pt" style:font-weight-asian="normal" style:font-size-complex="11pt" style:font-weight-complex="normal"/>
    </style:style>
    <style:style style:name="P200" style:family="paragraph" style:parent-style-name="Standard">
      <style:text-properties fo:color="#ff0000" loext:opacity="100%" style:font-name="Libre Franklin" fo:font-size="11pt" fo:language="es" fo:country="ES" fo:font-style="normal" fo:font-weight="normal" officeooo:rsid="00b0f27f" officeooo:paragraph-rsid="00e13195" style:font-size-asian="11pt" style:font-style-asian="normal" style:font-weight-asian="normal" style:font-size-complex="11pt" style:font-style-complex="normal" style:font-weight-complex="normal"/>
    </style:style>
    <style:style style:name="P201" style:family="paragraph" style:parent-style-name="Standard">
      <style:text-properties fo:color="#ff0000" loext:opacity="100%" style:font-name="Libre Franklin" fo:font-size="11pt" fo:language="es" fo:country="ES" fo:font-style="normal" fo:font-weight="normal" officeooo:rsid="00b0f27f" officeooo:paragraph-rsid="00facdda" style:font-size-asian="11pt" style:font-style-asian="normal" style:font-weight-asian="normal" style:font-size-complex="11pt" style:font-style-complex="normal" style:font-weight-complex="normal"/>
    </style:style>
    <style:style style:name="P202" style:family="paragraph" style:parent-style-name="Standard">
      <style:text-properties fo:color="#ff0000" loext:opacity="100%" style:font-name="Libre Franklin" fo:font-size="11pt" fo:language="es" fo:country="ES" fo:font-style="normal" officeooo:rsid="00199ac8" officeooo:paragraph-rsid="00f7ed93" style:font-size-asian="11pt" style:font-style-asian="normal" style:font-size-complex="11pt" style:font-style-complex="normal"/>
    </style:style>
    <style:style style:name="P203" style:family="paragraph" style:parent-style-name="Standard">
      <style:text-properties fo:color="#ff0000" loext:opacity="100%" style:font-name="Libre Franklin" fo:font-size="11pt" fo:language="es" fo:country="ES" fo:font-style="normal" officeooo:rsid="00199ac8" officeooo:paragraph-rsid="00fe1b5d" style:font-size-asian="11pt" style:font-style-asian="normal" style:font-size-complex="11pt" style:font-style-complex="normal"/>
    </style:style>
    <style:style style:name="P204" style:family="paragraph" style:parent-style-name="Standard">
      <style:text-properties fo:color="#ff0000" loext:opacity="100%" style:font-name="Libre Franklin" fo:font-size="11pt" fo:language="es" fo:country="ES" fo:font-style="normal" officeooo:rsid="001b2359" officeooo:paragraph-rsid="00f7ed93" style:font-size-asian="11pt" style:font-style-asian="normal" style:font-size-complex="11pt" style:font-style-complex="normal"/>
    </style:style>
    <style:style style:name="P205" style:family="paragraph" style:parent-style-name="Standard">
      <style:text-properties fo:color="#ff0000" loext:opacity="100%" style:font-name="Libre Franklin" fo:font-size="11pt" fo:language="es" fo:country="ES" fo:font-style="normal" officeooo:rsid="0048205f" officeooo:paragraph-rsid="00f7ed93" style:font-size-asian="11pt" style:font-style-asian="normal" style:font-size-complex="11pt" style:font-style-complex="normal"/>
    </style:style>
    <style:style style:name="P206" style:family="paragraph" style:parent-style-name="Standard">
      <style:text-properties fo:color="#ff0000" loext:opacity="100%" style:font-name="Libre Franklin" fo:font-size="11pt" fo:language="es" fo:country="ES" fo:font-style="normal" officeooo:rsid="001e6150" officeooo:paragraph-rsid="00f7ed93" style:font-size-asian="11pt" style:font-style-asian="normal" style:font-size-complex="11pt" style:font-style-complex="normal"/>
    </style:style>
    <style:style style:name="P207" style:family="paragraph" style:parent-style-name="Standard">
      <style:text-properties fo:color="#ff0000" loext:opacity="100%" style:font-name="Libre Franklin" fo:font-size="11pt" fo:language="es" fo:country="ES" officeooo:paragraph-rsid="00e4a515" style:font-size-asian="11pt" style:font-size-complex="11pt"/>
    </style:style>
    <style:style style:name="P208" style:family="paragraph" style:parent-style-name="Standard">
      <style:text-properties fo:color="#ff0000" loext:opacity="100%" style:font-name="Libre Franklin" fo:font-size="11pt" fo:language="es" fo:country="ES" officeooo:paragraph-rsid="00e13195" style:font-size-asian="11pt" style:font-size-complex="11pt"/>
    </style:style>
    <style:style style:name="P209" style:family="paragraph" style:parent-style-name="Standard">
      <style:text-properties fo:color="#ff0000" loext:opacity="100%" style:font-name="Libre Franklin" fo:font-size="11pt" fo:language="es" fo:country="ES" officeooo:paragraph-rsid="01344015" style:font-size-asian="11pt" style:font-size-complex="11pt"/>
    </style:style>
    <style:style style:name="P210" style:family="paragraph" style:parent-style-name="Standard">
      <style:text-properties fo:color="#ff0000" loext:opacity="100%" style:font-name="Libre Franklin" fo:font-size="11pt" fo:language="es" fo:country="ES" officeooo:paragraph-rsid="01360cb8" style:font-size-asian="11pt" style:font-size-complex="11pt"/>
    </style:style>
    <style:style style:name="P211" style:family="paragraph" style:parent-style-name="Standard">
      <style:paragraph-properties fo:text-align="center" style:justify-single-word="false"/>
      <style:text-properties fo:color="#ff0000" loext:opacity="100%" style:font-name="Libre Franklin SemiBold" fo:language="es" fo:country="ES" fo:font-weight="normal" style:font-weight-asian="normal" style:font-weight-complex="normal"/>
    </style:style>
    <style:style style:name="P212" style:family="paragraph" style:parent-style-name="Standard">
      <style:paragraph-properties fo:text-align="center" style:justify-single-word="false"/>
      <style:text-properties fo:text-transform="uppercase" fo:color="#ff0000" loext:opacity="100%" style:font-name="Libre Franklin SemiBold" fo:font-size="12pt" fo:language="es" fo:country="ES" fo:font-weight="normal" officeooo:rsid="00acd2c3" officeooo:paragraph-rsid="00e13195" style:font-size-asian="12pt" style:font-weight-asian="normal" style:font-size-complex="12pt" style:font-weight-complex="normal"/>
    </style:style>
    <style:style style:name="P213" style:family="paragraph" style:parent-style-name="Standard">
      <style:paragraph-properties fo:text-align="center" style:justify-single-word="false"/>
      <style:text-properties fo:text-transform="uppercase" fo:color="#ff0000" loext:opacity="100%" style:font-name="Libre Franklin SemiBold" fo:font-size="12pt" fo:language="es" fo:country="ES" fo:font-weight="normal" officeooo:rsid="00acd2c3" officeooo:paragraph-rsid="00acd2c3" style:font-size-asian="12pt" style:font-weight-asian="normal" style:font-size-complex="12pt" style:font-weight-complex="normal"/>
    </style:style>
    <style:style style:name="P214" style:family="paragraph" style:parent-style-name="Standard">
      <style:paragraph-properties fo:text-align="center" style:justify-single-word="false"/>
      <style:text-properties fo:text-transform="uppercase" fo:color="#ff0000" loext:opacity="100%" style:font-name="Libre Franklin SemiBold" fo:font-size="12pt" fo:language="es" fo:country="ES" fo:font-weight="normal" officeooo:rsid="00ca7a8f" officeooo:paragraph-rsid="00ca7a8f" style:font-size-asian="12pt" style:font-weight-asian="normal" style:font-size-complex="12pt" style:font-weight-complex="normal"/>
    </style:style>
    <style:style style:name="P215" style:family="paragraph" style:parent-style-name="Standard">
      <style:paragraph-properties fo:text-align="center" style:justify-single-word="false"/>
      <style:text-properties fo:text-transform="uppercase" fo:color="#ff0000" loext:opacity="100%" style:font-name="Libre Franklin SemiBold" fo:language="es" fo:country="ES" fo:font-weight="normal" officeooo:paragraph-rsid="00e13195" style:font-weight-asian="normal"/>
    </style:style>
    <style:style style:name="P216" style:family="paragraph" style:parent-style-name="Standard">
      <style:text-properties fo:text-transform="uppercase" style:use-window-font-color="true" loext:opacity="0%" style:font-name="Libre Franklin" fo:font-size="12pt" fo:language="es" fo:country="ES" fo:font-weight="normal" officeooo:rsid="001c7ad5" officeooo:paragraph-rsid="00e13195" style:font-size-asian="12pt" style:font-weight-asian="normal" style:font-size-complex="12pt" style:font-weight-complex="normal"/>
    </style:style>
    <style:style style:name="P217" style:family="paragraph" style:parent-style-name="Standard">
      <style:text-properties fo:text-transform="uppercase" style:use-window-font-color="true" loext:opacity="0%" style:font-name="Libre Franklin" fo:font-size="12pt" fo:language="es" fo:country="ES" fo:font-weight="normal" officeooo:rsid="00ad630e" officeooo:paragraph-rsid="00b2cd0a" style:font-size-asian="12pt" style:font-weight-asian="normal" style:font-size-complex="12pt" style:font-weight-complex="normal"/>
    </style:style>
    <style:style style:name="P218" style:family="paragraph" style:parent-style-name="Standard">
      <style:text-properties fo:text-transform="uppercase" style:use-window-font-color="true" loext:opacity="0%" style:font-name="Libre Franklin" fo:font-size="12pt" fo:language="es" fo:country="ES" fo:font-weight="normal" officeooo:rsid="00ad630e" officeooo:paragraph-rsid="011c93ed" style:font-size-asian="10.5pt" style:font-weight-asian="normal" style:font-size-complex="12pt" style:font-weight-complex="normal"/>
    </style:style>
    <style:style style:name="P219" style:family="paragraph" style:parent-style-name="Standard">
      <style:text-properties fo:text-transform="uppercase" style:use-window-font-color="true" loext:opacity="0%" style:font-name="Libre Franklin" fo:font-size="12pt" fo:letter-spacing="normal" fo:language="es" fo:country="ES" fo:font-style="normal" fo:font-weight="normal" officeooo:rsid="00b0f27f" officeooo:paragraph-rsid="010e3ce3" style:font-size-asian="12pt" style:font-weight-asian="normal" style:font-size-complex="12pt" style:font-weight-complex="normal"/>
    </style:style>
    <style:style style:name="P220" style:family="paragraph" style:parent-style-name="Standard">
      <style:text-properties fo:text-transform="uppercase" style:use-window-font-color="true" loext:opacity="0%" style:font-name="Libre Franklin" fo:font-size="12pt" fo:letter-spacing="normal" fo:language="es" fo:country="ES" fo:font-style="normal" fo:font-weight="normal" officeooo:rsid="00b0f27f" officeooo:paragraph-rsid="00c9b681" style:font-size-asian="12pt" style:font-weight-asian="normal" style:font-size-complex="12pt" style:font-weight-complex="normal"/>
    </style:style>
    <style:style style:name="P221" style:family="paragraph" style:parent-style-name="Standard">
      <style:text-properties fo:text-transform="uppercase" style:use-window-font-color="true" loext:opacity="0%" style:font-name="Libre Franklin SemiBold" fo:font-size="12pt" fo:language="es" fo:country="ES" fo:font-weight="normal" officeooo:rsid="00ad630e" officeooo:paragraph-rsid="00b0f27f" style:font-size-asian="12pt" style:font-weight-asian="normal" style:font-size-complex="12pt" style:font-weight-complex="normal"/>
    </style:style>
    <style:style style:name="P222" style:family="paragraph" style:parent-style-name="Standard">
      <style:text-properties fo:text-transform="uppercase" style:use-window-font-color="true" loext:opacity="0%" style:font-name="Libre Franklin SemiBold" fo:font-size="12pt" fo:language="es" fo:country="ES" fo:font-weight="normal" officeooo:rsid="00b0f27f" officeooo:paragraph-rsid="010e3ce3" style:font-size-asian="12pt" style:font-weight-asian="normal" style:font-size-complex="12pt" style:font-weight-complex="normal"/>
    </style:style>
    <style:style style:name="P223" style:family="paragraph" style:parent-style-name="Standard">
      <style:text-properties fo:text-transform="uppercase" style:use-window-font-color="true" loext:opacity="0%" style:font-name="Libre Franklin SemiBold" fo:font-size="12pt" fo:letter-spacing="normal" fo:language="es" fo:country="ES" fo:font-style="normal" fo:font-weight="normal" officeooo:rsid="00b0f27f" officeooo:paragraph-rsid="010e3ce3" style:font-size-asian="12pt" style:font-weight-asian="normal" style:font-size-complex="12pt" style:font-weight-complex="normal"/>
    </style:style>
    <style:style style:name="P224" style:family="paragraph" style:parent-style-name="Standard">
      <style:text-properties fo:text-transform="uppercase" style:font-name="Libre Franklin" fo:language="es" fo:country="ES" fo:font-weight="normal" officeooo:paragraph-rsid="00915de8" style:font-weight-asian="normal" style:font-weight-complex="normal"/>
    </style:style>
    <style:style style:name="P225" style:family="paragraph" style:parent-style-name="Standard">
      <style:text-properties fo:text-transform="uppercase" style:font-name="Libre Franklin" fo:language="es" fo:country="ES" fo:font-weight="normal" officeooo:paragraph-rsid="00e13195" style:font-weight-asian="normal"/>
    </style:style>
    <style:style style:name="P226" style:family="paragraph" style:parent-style-name="Standard">
      <style:text-properties fo:text-transform="uppercase" style:font-name="Libre Franklin" fo:language="es" fo:country="ES" fo:font-weight="normal" officeooo:paragraph-rsid="01360cb8" style:font-weight-asian="normal"/>
    </style:style>
    <style:style style:name="P227" style:family="paragraph" style:parent-style-name="Standard">
      <style:text-properties fo:text-transform="uppercase" style:font-name="Libre Franklin" fo:font-size="12pt" fo:language="es" fo:country="ES" fo:font-weight="normal" officeooo:paragraph-rsid="00e13195" style:font-size-asian="10.5pt" style:font-weight-asian="normal" style:font-size-complex="12pt"/>
    </style:style>
    <style:style style:name="P228" style:family="paragraph" style:parent-style-name="Standard">
      <style:text-properties fo:text-transform="uppercase" style:font-name="Libre Franklin" fo:font-size="12pt" fo:language="es" fo:country="ES" fo:font-weight="normal" officeooo:paragraph-rsid="01360cb8" style:font-size-asian="10.5pt" style:font-weight-asian="normal" style:font-size-complex="12pt"/>
    </style:style>
    <style:style style:name="P229" style:family="paragraph" style:parent-style-name="Standard">
      <style:text-properties fo:text-transform="uppercase" style:font-name="Libre Franklin SemiBold" fo:language="es" fo:country="ES" fo:font-weight="normal" officeooo:paragraph-rsid="00e13195" style:font-weight-asian="normal"/>
    </style:style>
    <style:style style:name="P230" style:family="paragraph" style:parent-style-name="Standard">
      <style:paragraph-properties fo:text-align="center" style:justify-single-word="false"/>
      <style:text-properties fo:text-transform="capitalize" style:use-window-font-color="true" loext:opacity="0%" style:font-name="Libre Franklin SemiBold" fo:font-size="10pt" fo:language="es" fo:country="ES" fo:font-weight="normal" officeooo:rsid="00b63a02" officeooo:paragraph-rsid="00b63a02" style:font-size-asian="10pt" style:font-weight-asian="normal" style:font-size-complex="10pt" style:font-weight-complex="normal"/>
    </style:style>
    <style:style style:name="P231" style:family="paragraph" style:parent-style-name="Standard">
      <style:text-properties fo:color="#808080" loext:opacity="100%" style:font-name="Libre Franklin SemiBold" fo:font-size="10pt" fo:language="es" fo:country="ES" fo:font-style="normal" officeooo:rsid="004a2d5b" officeooo:paragraph-rsid="00f7ed93" style:font-size-asian="10pt" style:font-style-asian="normal" style:font-size-complex="10pt" style:font-style-complex="normal"/>
    </style:style>
    <style:style style:name="P232" style:family="paragraph" style:parent-style-name="Standard">
      <style:text-properties fo:color="#808080" loext:opacity="100%" style:font-name="Libre Franklin SemiBold" fo:font-size="10pt" fo:language="es" fo:country="ES" fo:font-style="normal" officeooo:paragraph-rsid="00f7ed93" style:font-size-asian="10pt" style:font-style-asian="normal" style:font-size-complex="10pt" style:font-style-complex="normal"/>
    </style:style>
    <style:style style:name="P233" style:family="paragraph" style:parent-style-name="Standard">
      <style:text-properties style:font-name="Liberation Mono" fo:language="es" fo:country="ES" fo:font-weight="bold" style:font-weight-asian="bold" style:font-weight-complex="bold"/>
    </style:style>
    <style:style style:name="P234" style:family="paragraph" style:parent-style-name="Standard">
      <style:text-properties style:font-name="Liberation Mono" fo:language="es" fo:country="ES" fo:font-weight="normal" style:font-weight-asian="normal" style:font-weight-complex="normal"/>
    </style:style>
    <style:style style:name="P235" style:family="paragraph" style:parent-style-name="Standard">
      <style:text-properties style:font-name="Libre Franklin" fo:language="es" fo:country="ES" fo:font-weight="normal" style:font-weight-asian="normal" style:font-weight-complex="normal"/>
    </style:style>
    <style:style style:name="P236" style:family="paragraph" style:parent-style-name="Standard">
      <style:text-properties style:font-name="Libre Franklin" fo:language="es" fo:country="ES" fo:font-weight="normal" officeooo:paragraph-rsid="008e26ca" style:font-weight-asian="normal" style:font-weight-complex="normal"/>
    </style:style>
    <style:style style:name="P237" style:family="paragraph" style:parent-style-name="Standard">
      <style:text-properties style:font-name="Libre Franklin" fo:language="es" fo:country="ES" fo:font-weight="normal" officeooo:paragraph-rsid="008f9b4b" style:font-weight-asian="normal" style:font-weight-complex="normal"/>
    </style:style>
    <style:style style:name="P238" style:family="paragraph" style:parent-style-name="Standard">
      <style:text-properties style:font-name="Libre Franklin" fo:language="es" fo:country="ES" fo:font-weight="normal" officeooo:paragraph-rsid="0090ac22" style:font-weight-asian="normal" style:font-weight-complex="normal"/>
    </style:style>
    <style:style style:name="P239" style:family="paragraph" style:parent-style-name="Standard">
      <style:text-properties style:font-name="Libre Franklin" fo:language="es" fo:country="ES" fo:font-weight="normal" officeooo:paragraph-rsid="00915de8" style:font-weight-asian="normal" style:font-weight-complex="normal"/>
    </style:style>
    <style:style style:name="P240" style:family="paragraph" style:parent-style-name="Standard">
      <style:text-properties style:font-name="Libre Franklin" fo:language="es" fo:country="ES" fo:font-weight="normal" officeooo:paragraph-rsid="01181a21" style:font-weight-asian="normal" style:font-weight-complex="normal"/>
    </style:style>
    <style:style style:name="P241" style:family="paragraph" style:parent-style-name="Standard">
      <style:text-properties style:font-name="Libre Franklin" fo:language="es" fo:country="ES" fo:font-weight="normal" officeooo:paragraph-rsid="0119fdb8" style:font-weight-asian="normal" style:font-weight-complex="normal"/>
    </style:style>
    <style:style style:name="P242" style:family="paragraph" style:parent-style-name="Standard">
      <style:text-properties style:font-name="Libre Franklin" fo:language="es" fo:country="ES" fo:font-weight="normal" officeooo:paragraph-rsid="011bdad8" style:font-weight-asian="normal" style:font-weight-complex="normal"/>
    </style:style>
    <style:style style:name="P243" style:family="paragraph" style:parent-style-name="Standard">
      <style:text-properties style:font-name="Libre Franklin" fo:language="es" fo:country="ES"/>
    </style:style>
    <style:style style:name="P244" style:family="paragraph" style:parent-style-name="Standard">
      <style:text-properties style:font-name="Libre Franklin" fo:language="es" fo:country="ES" officeooo:paragraph-rsid="00f7ed93"/>
    </style:style>
    <style:style style:name="P245" style:family="paragraph" style:parent-style-name="Standard">
      <style:text-properties style:font-name="Libre Franklin" fo:language="es" fo:country="ES" officeooo:paragraph-rsid="00fe1b5d"/>
    </style:style>
    <style:style style:name="P246" style:family="paragraph" style:parent-style-name="Standard">
      <style:text-properties style:font-name="Libre Franklin" fo:language="es" fo:country="ES" officeooo:paragraph-rsid="00e4a515"/>
    </style:style>
    <style:style style:name="P247" style:family="paragraph" style:parent-style-name="Standard">
      <style:text-properties style:font-name="Libre Franklin" fo:language="es" fo:country="ES" officeooo:paragraph-rsid="00e13195"/>
    </style:style>
    <style:style style:name="P248" style:family="paragraph" style:parent-style-name="Standard">
      <style:text-properties style:font-name="Libre Franklin" fo:language="es" fo:country="ES" officeooo:paragraph-rsid="01344015"/>
    </style:style>
    <style:style style:name="P249" style:family="paragraph" style:parent-style-name="Standard">
      <style:text-properties style:font-name="Libre Franklin" fo:language="es" fo:country="ES" officeooo:paragraph-rsid="01360cb8"/>
    </style:style>
    <style:style style:name="P250" style:family="paragraph" style:parent-style-name="Standard">
      <style:text-properties style:font-name="Libre Franklin" fo:font-size="12pt" fo:language="es" fo:country="ES" fo:font-weight="normal" style:font-size-asian="12pt" style:font-weight-asian="normal" style:font-size-complex="12pt" style:font-weight-complex="normal"/>
    </style:style>
    <style:style style:name="P251" style:family="paragraph" style:parent-style-name="Standard">
      <style:text-properties style:font-name="Libre Franklin" fo:font-size="12pt" fo:language="es" fo:country="ES" fo:font-style="normal" officeooo:paragraph-rsid="00f7ed93" style:font-size-asian="12pt" style:font-style-asian="normal" style:font-size-complex="12pt" style:font-style-complex="normal"/>
    </style:style>
    <style:style style:name="P252" style:family="paragraph" style:parent-style-name="Standard">
      <style:text-properties style:font-name="Libre Franklin" fo:font-size="12pt" fo:language="es" fo:country="ES" fo:font-style="normal" officeooo:paragraph-rsid="00fe1b5d" style:font-size-asian="12pt" style:font-style-asian="normal" style:font-size-complex="12pt" style:font-style-complex="normal"/>
    </style:style>
    <style:style style:name="P253" style:family="paragraph" style:parent-style-name="Standard">
      <style:text-properties style:font-name="Libre Franklin" fo:font-size="12pt" fo:language="es" fo:country="ES" fo:font-style="normal" officeooo:paragraph-rsid="0130d7a6" style:font-size-asian="12pt" style:font-style-asian="normal" style:font-size-complex="12pt" style:font-style-complex="normal"/>
    </style:style>
    <style:style style:name="P254" style:family="paragraph" style:parent-style-name="Standard">
      <style:text-properties style:font-name="Libre Franklin" fo:font-size="12pt" fo:language="es" fo:country="ES" fo:font-style="normal" officeooo:rsid="00199ac8" officeooo:paragraph-rsid="0130d7a6" style:font-size-asian="10.5pt" style:font-style-asian="normal" style:font-size-complex="12pt" style:font-style-complex="normal"/>
    </style:style>
    <style:style style:name="P255" style:family="paragraph" style:parent-style-name="Standard">
      <style:paragraph-properties fo:text-align="center" style:justify-single-word="false"/>
      <style:text-properties style:font-name="Libre Franklin" fo:font-size="12pt" fo:language="es" fo:country="ES" officeooo:paragraph-rsid="00e13195" style:font-size-asian="10.5pt" style:font-size-complex="12pt"/>
    </style:style>
    <style:style style:name="P256" style:family="paragraph" style:parent-style-name="Standard">
      <style:paragraph-properties fo:text-align="start" style:justify-single-word="false"/>
      <style:text-properties style:font-name="Libre Franklin" fo:font-size="12pt" fo:language="es" fo:country="ES" officeooo:paragraph-rsid="00e13195" style:font-size-asian="10.5pt" style:font-size-complex="12pt"/>
    </style:style>
    <style:style style:name="P257" style:family="paragraph" style:parent-style-name="Standard">
      <style:text-properties style:font-name="Libre Franklin" fo:font-size="12pt" fo:language="es" fo:country="ES" officeooo:paragraph-rsid="00e13195" style:font-size-asian="10.5pt" style:font-size-complex="12pt"/>
    </style:style>
    <style:style style:name="P258" style:family="paragraph" style:parent-style-name="Standard">
      <style:text-properties style:font-name="Libre Franklin" fo:font-size="12pt" fo:language="es" fo:country="ES" style:text-underline-style="none" officeooo:paragraph-rsid="00e13195" style:font-size-asian="10.5pt" style:font-size-complex="12pt"/>
    </style:style>
    <style:style style:name="P259" style:family="paragraph" style:parent-style-name="Standard">
      <style:text-properties style:font-name="Libre Franklin" fo:font-size="12pt" fo:language="es" fo:country="ES" style:text-underline-style="none" officeooo:paragraph-rsid="01360cb8" style:font-size-asian="10.5pt" style:font-size-complex="12pt"/>
    </style:style>
    <style:style style:name="P260" style:family="paragraph" style:parent-style-name="Standard">
      <style:text-properties style:font-name="Libre Franklin" fo:font-size="12pt" fo:language="es" fo:country="ES" officeooo:paragraph-rsid="00f7ed93" style:font-size-asian="12pt" style:font-size-complex="12pt"/>
    </style:style>
    <style:style style:name="P261" style:family="paragraph" style:parent-style-name="Standard">
      <style:text-properties style:font-name="Libre Franklin" fo:font-size="11pt" fo:language="es" fo:country="ES" fo:font-weight="normal" officeooo:paragraph-rsid="0090ac22" style:font-size-asian="11pt" style:font-weight-asian="normal" style:font-size-complex="11pt" style:font-weight-complex="normal"/>
    </style:style>
    <style:style style:name="P262" style:family="paragraph" style:parent-style-name="Standard">
      <style:text-properties style:font-name="Libre Franklin" fo:font-size="11pt" fo:language="es" fo:country="ES" fo:font-weight="normal" style:font-size-asian="11pt" style:font-weight-asian="normal" style:font-size-complex="11pt" style:font-weight-complex="normal"/>
    </style:style>
    <style:style style:name="P263" style:family="paragraph" style:parent-style-name="Standard">
      <style:text-properties style:font-name="Libre Franklin" fo:font-size="11pt" fo:language="es" fo:country="ES" fo:font-style="normal" officeooo:rsid="0047a2eb" officeooo:paragraph-rsid="00f7ed93" style:font-size-asian="11pt" style:font-style-asian="normal" style:font-size-complex="11pt" style:font-style-complex="normal"/>
    </style:style>
    <style:style style:name="P264" style:family="paragraph" style:parent-style-name="Standard">
      <style:text-properties style:font-name="Libre Franklin" fo:font-size="11pt" fo:language="es" fo:country="ES" fo:font-style="normal" officeooo:paragraph-rsid="00f7ed93" style:font-size-asian="11pt" style:font-style-asian="normal" style:font-size-complex="11pt" style:font-style-complex="normal"/>
    </style:style>
    <style:style style:name="P265" style:family="paragraph" style:parent-style-name="Standard">
      <style:text-properties style:font-name="Libre Franklin" fo:font-size="11pt" fo:language="es" fo:country="ES" officeooo:paragraph-rsid="00f7ed93" style:font-size-asian="11pt" style:font-size-complex="11pt"/>
    </style:style>
    <style:style style:name="P266" style:family="paragraph" style:parent-style-name="Standard">
      <style:text-properties style:font-name="Libre Franklin" fo:font-size="11pt" fo:language="es" fo:country="ES" officeooo:paragraph-rsid="00fe1b5d" style:font-size-asian="11pt" style:font-size-complex="11pt"/>
    </style:style>
    <style:style style:name="P267" style:family="paragraph" style:parent-style-name="Standard">
      <style:text-properties style:font-name="Libre Franklin" fo:font-size="11pt" fo:language="es" fo:country="ES" officeooo:paragraph-rsid="0130d7a6" style:font-size-asian="11pt" style:font-size-complex="11pt"/>
    </style:style>
    <style:style style:name="P268" style:family="paragraph" style:parent-style-name="Standard">
      <style:text-properties style:font-name="Libre Franklin" fo:font-size="11pt" fo:language="es" fo:country="ES" officeooo:paragraph-rsid="00e13195" style:font-size-asian="11pt" style:font-size-complex="11pt"/>
    </style:style>
    <style:style style:name="P269" style:family="paragraph" style:parent-style-name="Standard">
      <style:text-properties style:font-name="Libre Franklin" fo:font-size="11pt" fo:language="es" fo:country="ES" officeooo:paragraph-rsid="01064fdc" style:font-size-asian="11pt" style:font-size-complex="11pt"/>
    </style:style>
    <style:style style:name="P270" style:family="paragraph" style:parent-style-name="Standard">
      <style:paragraph-properties fo:text-align="center" style:justify-single-word="false"/>
      <style:text-properties style:font-name="Libre Franklin SemiBold" fo:font-size="10pt" fo:language="es" fo:country="ES" fo:font-weight="normal" style:font-size-asian="10pt" style:font-weight-asian="normal" style:font-size-complex="10pt" style:font-weight-complex="normal"/>
    </style:style>
    <style:style style:name="P271" style:family="paragraph" style:parent-style-name="Standard">
      <style:paragraph-properties fo:text-align="center" style:justify-single-word="false"/>
      <style:text-properties style:font-name="Libre Franklin SemiBold" fo:font-size="10pt" fo:language="es" fo:country="ES" fo:font-weight="normal" officeooo:rsid="00acd2c3" officeooo:paragraph-rsid="00acd2c3" style:font-size-asian="10pt" style:font-weight-asian="normal" style:font-size-complex="10pt" style:font-weight-complex="normal"/>
    </style:style>
    <style:style style:name="P272" style:family="paragraph" style:parent-style-name="Standard">
      <style:text-properties style:font-name="Libre Franklin SemiBold" fo:font-size="10pt" fo:language="es" fo:country="ES" fo:font-style="normal" officeooo:paragraph-rsid="00f7ed93" style:font-size-asian="10pt" style:font-style-asian="normal" style:font-size-complex="10pt" style:font-style-complex="normal"/>
    </style:style>
    <style:style style:name="P273" style:family="paragraph" style:parent-style-name="Standard">
      <style:text-properties style:font-name="Libre Franklin SemiBold" fo:language="es" fo:country="ES" fo:font-weight="normal" officeooo:paragraph-rsid="008eb55a" style:font-weight-asian="normal" style:font-weight-complex="normal"/>
    </style:style>
    <style:style style:name="P274" style:family="paragraph" style:parent-style-name="Standard">
      <style:text-properties style:font-name="Libre Franklin SemiBold" fo:language="es" fo:country="ES" officeooo:paragraph-rsid="00fe1b5d"/>
    </style:style>
    <style:style style:name="P275" style:family="paragraph" style:parent-style-name="Standard">
      <style:text-properties style:font-name="Libre Franklin SemiBold" fo:font-size="12pt" fo:language="es" fo:country="ES" fo:font-style="normal" officeooo:rsid="0021014f" officeooo:paragraph-rsid="00fe1b5d" style:font-size-asian="12pt" style:font-style-asian="normal" style:font-size-complex="12pt" style:font-style-complex="normal"/>
    </style:style>
    <style:style style:name="P276" style:family="paragraph" style:parent-style-name="Standard">
      <style:text-properties style:use-window-font-color="true" loext:opacity="0%" style:font-name="Cascadia Mono" fo:font-size="10pt" fo:language="es" fo:country="ES" fo:font-style="italic" officeooo:rsid="004deda0" officeooo:paragraph-rsid="00f7ed93" style:font-size-asian="10pt" style:font-style-asian="italic" style:font-size-complex="10pt" style:font-style-complex="italic"/>
    </style:style>
    <style:style style:name="P277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fo:font-weight="normal" officeooo:rsid="00152bc0" officeooo:paragraph-rsid="00152bc0" style:font-size-asian="12pt" style:font-weight-asian="normal" style:font-size-complex="12pt" style:font-weight-complex="normal"/>
    </style:style>
    <style:style style:name="P278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fo:font-weight="normal" officeooo:rsid="01395c3d" officeooo:paragraph-rsid="01395c3d" style:font-size-asian="12pt" style:font-weight-asian="normal" style:font-size-complex="12pt" style:font-weight-complex="normal"/>
    </style:style>
    <style:style style:name="P279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fo:font-weight="bold" officeooo:rsid="00152bc0" officeooo:paragraph-rsid="00152bc0" style:font-size-asian="12pt" style:font-weight-asian="bold" style:font-size-complex="12pt" style:font-weight-complex="bold"/>
    </style:style>
    <style:style style:name="P280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716091" officeooo:paragraph-rsid="00e8aa6b" style:font-size-asian="12pt" style:font-size-complex="12pt"/>
    </style:style>
    <style:style style:name="P281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1395c3d" officeooo:paragraph-rsid="01395c3d" style:font-size-asian="12pt" style:font-size-complex="12pt"/>
    </style:style>
    <style:style style:name="P282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e8aa6b" officeooo:paragraph-rsid="00e8aa6b" style:font-size-asian="12pt" style:font-size-complex="12pt"/>
    </style:style>
    <style:style style:name="P283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2cab10" officeooo:paragraph-rsid="00eedf93" style:font-size-asian="12pt" style:font-size-complex="12pt"/>
    </style:style>
    <style:style style:name="P284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145a8e0" officeooo:paragraph-rsid="01478d43" style:font-size-asian="12pt" style:font-size-complex="12pt"/>
    </style:style>
    <style:style style:name="P285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099214" officeooo:paragraph-rsid="00099214" style:font-size-asian="12pt" style:font-size-complex="12pt"/>
    </style:style>
    <style:style style:name="P286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f305fd" officeooo:paragraph-rsid="00f305fd" style:font-size-asian="12pt" style:font-size-complex="12pt"/>
    </style:style>
    <style:style style:name="P287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14ffefd" officeooo:paragraph-rsid="014ffefd" style:font-size-asian="12pt" style:font-size-complex="12pt"/>
    </style:style>
    <style:style style:name="P288" style:family="paragraph" style:parent-style-name="Standard">
      <style:text-properties style:use-window-font-color="true" loext:opacity="0%" style:font-name="Cascadia Mono" fo:font-size="12pt" fo:language="es" fo:country="ES" officeooo:rsid="014ffefd" officeooo:paragraph-rsid="014ffefd" style:font-size-asian="12pt" style:font-size-complex="12pt"/>
    </style:style>
    <style:style style:name="P289" style:family="paragraph" style:parent-style-name="Standard">
      <style:text-properties style:use-window-font-color="true" loext:opacity="0%" style:font-name="Cascadia Mono" fo:font-size="12pt" fo:language="es" fo:country="ES" officeooo:paragraph-rsid="010dc51e" style:font-size-asian="12pt" style:font-size-complex="12pt"/>
    </style:style>
    <style:style style:name="P290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16c626" officeooo:paragraph-rsid="0016c626" style:font-size-asian="12pt" style:font-size-complex="12pt"/>
    </style:style>
    <style:style style:name="P291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style:text-underline-style="none" officeooo:rsid="00716091" officeooo:paragraph-rsid="00eb1c5a" style:font-size-asian="12pt" style:font-size-complex="12pt"/>
    </style:style>
    <style:style style:name="P292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style:text-underline-style="none" officeooo:rsid="013ea3b4" officeooo:paragraph-rsid="013ea3b4" style:font-size-asian="12pt" style:font-size-complex="12pt"/>
    </style:style>
    <style:style style:name="P293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style:text-underline-style="none" officeooo:rsid="002cab10" officeooo:paragraph-rsid="00eedf93" style:font-size-asian="12pt" style:font-size-complex="12pt"/>
    </style:style>
    <style:style style:name="P294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style:text-underline-style="none" officeooo:rsid="00099214" officeooo:paragraph-rsid="000d63f8" style:font-size-asian="12pt" style:font-size-complex="12pt"/>
    </style:style>
    <style:style style:name="P29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normal" officeooo:rsid="00716091" officeooo:paragraph-rsid="0087172a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29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normal" officeooo:rsid="0149d396" officeooo:paragraph-rsid="0149d396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29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normal" officeooo:rsid="00e8aa6b" officeooo:paragraph-rsid="00f305fd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29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normal" officeooo:rsid="00e8aa6b" officeooo:paragraph-rsid="014d8b6f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299" style:family="paragraph" style:parent-style-name="Standard">
      <style:text-properties style:use-window-font-color="true" loext:opacity="0%" style:font-name="Libre Franklin SemiBold1" fo:font-size="12pt" fo:font-weight="normal" officeooo:paragraph-rsid="01526513" style:font-size-asian="12pt" style:font-size-complex="12pt"/>
    </style:style>
    <style:style style:name="P300" style:family="paragraph" style:parent-style-name="Standard">
      <style:paragraph-properties fo:text-align="center" style:justify-single-word="false"/>
      <style:text-properties fo:color="#ff0000" loext:opacity="100%" style:font-name="Libre Franklin SemiBold" fo:font-size="12pt" fo:language="es" fo:country="ES" fo:font-style="normal" fo:font-weight="normal" officeooo:rsid="00187abd" officeooo:paragraph-rsid="00f7ed93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>
      <style:paragraph-properties fo:text-align="center" style:justify-single-word="false"/>
      <style:text-properties fo:color="#ff0000" loext:opacity="100%" style:font-name="Libre Franklin SemiBold" fo:language="es" fo:country="ES" fo:font-weight="normal" officeooo:rsid="01526513" officeooo:paragraph-rsid="01526513" style:font-weight-asian="normal" style:font-weight-complex="normal"/>
    </style:style>
    <style:style style:name="P302" style:family="paragraph" style:parent-style-name="Standard">
      <style:text-properties fo:color="#ff0000" loext:opacity="100%" style:font-name="Libre Franklin" fo:font-size="11pt" fo:language="es" fo:country="ES" fo:font-style="normal" officeooo:rsid="00199ac8" officeooo:paragraph-rsid="0130d7a6" style:font-size-asian="11pt" style:font-style-asian="normal" style:font-size-complex="11pt" style:font-style-complex="normal"/>
    </style:style>
    <style:style style:name="P303" style:family="paragraph" style:parent-style-name="Standard">
      <style:text-properties fo:color="#ff0000" loext:opacity="100%" style:font-name="Libre Franklin" fo:font-size="11pt" fo:language="es" fo:country="ES" fo:font-style="normal" officeooo:rsid="00199ac8" officeooo:paragraph-rsid="0131aff9" style:font-size-asian="11pt" style:font-style-asian="normal" style:font-size-complex="11pt" style:font-style-complex="normal"/>
    </style:style>
    <style:style style:name="P304" style:family="paragraph" style:parent-style-name="Standard">
      <style:text-properties fo:color="#ff0000" loext:opacity="100%" style:font-name="Libre Franklin" fo:font-size="11pt" fo:language="es" fo:country="ES" fo:font-weight="normal" style:font-size-asian="11pt" style:font-weight-asian="normal" style:font-size-complex="11pt" style:font-weight-complex="normal"/>
    </style:style>
    <style:style style:name="P305" style:family="paragraph" style:parent-style-name="Standard">
      <style:text-properties fo:color="#ff0000" loext:opacity="100%" style:font-name="Libre Franklin" fo:font-size="11pt" fo:language="es" fo:country="ES" fo:font-weight="normal" officeooo:paragraph-rsid="01526513" style:font-size-asian="11pt" style:font-weight-asian="normal" style:font-size-complex="11pt" style:font-weight-complex="normal"/>
    </style:style>
    <style:style style:name="P306" style:family="paragraph" style:parent-style-name="Standard">
      <style:text-properties fo:color="#ff0000" loext:opacity="100%" style:font-name="Libre Franklin" fo:font-size="11pt" fo:language="es" fo:country="ES" fo:font-weight="normal" officeooo:paragraph-rsid="01526b73" style:font-size-asian="11pt" style:font-weight-asian="normal" style:font-size-complex="11pt" style:font-weight-complex="normal"/>
    </style:style>
    <style:style style:name="P307" style:family="paragraph" style:parent-style-name="Standard">
      <style:text-properties fo:color="#ff0000" loext:opacity="100%" style:font-name="Libre Franklin" fo:font-size="12pt" fo:language="es" fo:country="ES" fo:font-style="normal" officeooo:rsid="001b2359" officeooo:paragraph-rsid="0130d7a6" style:font-size-asian="10.5pt" style:font-style-asian="normal" style:font-size-complex="12pt" style:font-style-complex="normal"/>
    </style:style>
    <style:style style:name="P308" style:family="paragraph" style:parent-style-name="Standard">
      <style:text-properties fo:color="#ff0000" loext:opacity="100%" style:font-name="Libre Franklin" fo:font-size="10.5pt" fo:language="es" fo:country="ES" fo:font-weight="normal" officeooo:paragraph-rsid="01526513" style:font-size-asian="10.5pt" style:font-weight-asian="normal" style:font-size-complex="10.5pt" style:font-weight-complex="normal"/>
    </style:style>
    <style:style style:name="P309" style:family="paragraph" style:parent-style-name="Standard">
      <style:text-properties fo:color="#ff0000" loext:opacity="100%" style:font-name="Libre Franklin" fo:font-size="10.5pt" fo:language="es" fo:country="ES" fo:font-weight="normal" officeooo:paragraph-rsid="01526b73" style:font-size-asian="10.5pt" style:font-weight-asian="normal" style:font-size-complex="10.5pt" style:font-weight-complex="normal"/>
    </style:style>
    <style:style style:name="P310" style:family="paragraph" style:parent-style-name="Standard">
      <style:paragraph-properties fo:text-align="start" style:justify-single-word="false"/>
      <style:text-properties style:font-name="Cascadia Mono" fo:language="es" fo:country="ES" officeooo:paragraph-rsid="0046378c"/>
    </style:style>
    <style:style style:name="P311" style:family="paragraph" style:parent-style-name="Standard">
      <style:paragraph-properties fo:text-align="start" style:justify-single-word="false"/>
      <style:text-properties style:font-name="Cascadia Mono" fo:language="es" fo:country="ES" officeooo:paragraph-rsid="014d8b6f"/>
    </style:style>
    <style:style style:name="P3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font-name="Cascadia Mono" fo:language="es" fo:country="ES" officeooo:paragraph-rsid="014d8b6f"/>
    </style:style>
    <style:style style:name="P313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scadia Mono" fo:font-size="12pt" fo:letter-spacing="normal" fo:language="es" fo:country="ES" fo:font-style="normal" style:text-underline-style="none" fo:font-weight="normal" officeooo:rsid="01395c3d" officeooo:paragraph-rsid="00257994" style:font-size-asian="12pt" style:font-weight-asian="normal" style:font-size-complex="12pt" style:font-weight-complex="normal"/>
    </style:style>
    <style:style style:name="P314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ascadia Mono" fo:font-size="12pt" fo:letter-spacing="normal" fo:language="es" fo:country="ES" fo:font-style="normal" style:text-underline-style="none" fo:font-weight="normal" officeooo:rsid="0048bc91" officeooo:paragraph-rsid="0048bc91" style:text-blinking="false" fo:background-color="transparent" style:font-size-asian="12pt" style:font-size-complex="12pt"/>
    </style:style>
    <style:style style:name="P315" style:family="paragraph" style:parent-style-name="Standard">
      <style:text-properties fo:font-weight="normal" officeooo:paragraph-rsid="01526513"/>
    </style:style>
    <style:style style:name="P316" style:family="paragraph" style:parent-style-name="Standard">
      <style:text-properties style:font-name="Libre Franklin" fo:language="es" fo:country="ES" fo:font-weight="normal" style:font-weight-asian="normal" style:font-weight-complex="normal"/>
    </style:style>
    <style:style style:name="P317" style:family="paragraph" style:parent-style-name="Standard">
      <style:text-properties style:font-name="Libre Franklin" fo:language="es" fo:country="ES" fo:font-weight="normal" officeooo:paragraph-rsid="01526513" style:font-weight-asian="normal" style:font-weight-complex="normal"/>
    </style:style>
    <style:style style:name="P318" style:family="paragraph" style:parent-style-name="Standard">
      <style:text-properties style:font-name="Libre Franklin" fo:language="es" fo:country="ES" fo:font-weight="normal" officeooo:paragraph-rsid="01526b73" style:font-weight-asian="normal" style:font-weight-complex="normal"/>
    </style:style>
    <style:style style:name="P319" style:family="paragraph" style:parent-style-name="Standard">
      <style:text-properties style:font-name="Libre Franklin" fo:font-size="11pt" fo:language="es" fo:country="ES" fo:font-weight="normal" officeooo:paragraph-rsid="01526513" style:font-size-asian="11pt" style:font-weight-asian="normal" style:font-size-complex="11pt" style:font-weight-complex="normal"/>
    </style:style>
    <style:style style:name="P320" style:family="paragraph" style:parent-style-name="Standard">
      <style:text-properties style:font-name="Libre Franklin" fo:font-size="11pt" fo:language="es" fo:country="ES" fo:font-weight="normal" officeooo:paragraph-rsid="01526b73" style:font-size-asian="11pt" style:font-weight-asian="normal" style:font-size-complex="11pt" style:font-weight-complex="normal"/>
    </style:style>
    <style:style style:name="P321" style:family="paragraph" style:parent-style-name="Standard">
      <style:text-properties style:font-name="Libre Franklin" fo:font-size="12pt" fo:language="es" fo:country="ES" fo:font-weight="normal" style:font-size-asian="12pt" style:font-weight-asian="normal" style:font-size-complex="12pt" style:font-weight-complex="normal"/>
    </style:style>
    <style:style style:name="P322" style:family="paragraph" style:parent-style-name="Standard">
      <style:text-properties style:font-name="Libre Franklin" fo:font-size="12pt" fo:language="es" fo:country="ES" fo:font-style="normal" officeooo:paragraph-rsid="00f7ed93" style:font-size-asian="10.5pt" style:font-style-asian="normal" style:font-size-complex="12pt" style:font-style-complex="normal"/>
    </style:style>
    <style:style style:name="P323" style:family="paragraph" style:parent-style-name="Standard">
      <style:paragraph-properties fo:text-align="center" style:justify-single-word="false"/>
      <style:text-properties style:font-name="Libre Franklin SemiBold" fo:font-size="10pt" fo:language="es" fo:country="ES" fo:font-weight="normal" officeooo:paragraph-rsid="01526513" style:font-size-asian="10pt" style:font-weight-asian="normal" style:font-size-complex="10pt" style:font-weight-complex="normal"/>
    </style:style>
    <style:style style:name="P324" style:family="paragraph" style:parent-style-name="Standard">
      <style:text-properties style:font-name="Libre Franklin SemiBold1" fo:font-weight="normal" officeooo:paragraph-rsid="01526513"/>
    </style:style>
    <style:style style:name="P325" style:family="paragraph" style:parent-style-name="Standard">
      <style:text-properties style:font-name="Libre Franklin" fo:font-weight="normal" officeooo:paragraph-rsid="01526513" style:font-weight-asian="normal" style:font-weight-complex="normal"/>
    </style:style>
    <style:style style:name="P326" style:family="paragraph" style:parent-style-name="Standard">
      <style:text-properties style:font-name="Libre Franklin" fo:font-weight="normal" officeooo:paragraph-rsid="01526b73" style:font-weight-asian="normal" style:font-weight-complex="normal"/>
    </style:style>
    <style:style style:name="P327" style:family="paragraph" style:parent-style-name="Standard">
      <style:text-properties style:font-name="Libre Franklin" fo:language="es" fo:country="ES" fo:font-weight="normal" officeooo:paragraph-rsid="01526513" style:font-weight-asian="normal" style:font-weight-complex="normal"/>
    </style:style>
    <style:style style:name="P328" style:family="paragraph" style:parent-style-name="Standard">
      <style:text-properties style:font-name="Libre Franklin" fo:language="es" fo:country="ES" fo:font-weight="normal" officeooo:paragraph-rsid="01526b73" style:font-weight-asian="normal" style:font-weight-complex="normal"/>
    </style:style>
    <style:style style:name="T1" style:family="text">
      <style:text-properties officeooo:rsid="00113060"/>
    </style:style>
    <style:style style:name="T2" style:family="text">
      <style:text-properties officeooo:rsid="001a9a03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2cab10"/>
    </style:style>
    <style:style style:name="T5" style:family="text">
      <style:text-properties style:text-underline-style="none" officeooo:rsid="004629d6"/>
    </style:style>
    <style:style style:name="T6" style:family="text">
      <style:text-properties style:text-underline-style="none" officeooo:rsid="0116082a"/>
    </style:style>
    <style:style style:name="T7" style:family="text">
      <style:text-properties style:text-underline-style="none" officeooo:rsid="013ea3b4"/>
    </style:style>
    <style:style style:name="T8" style:family="text">
      <style:text-properties style:text-underline-style="none" officeooo:rsid="014e34c3"/>
    </style:style>
    <style:style style:name="T9" style:family="text">
      <style:text-properties officeooo:rsid="001fa5e5"/>
    </style:style>
    <style:style style:name="T10" style:family="text">
      <style:text-properties officeooo:rsid="0021a2cb"/>
    </style:style>
    <style:style style:name="T11" style:family="text">
      <style:text-properties officeooo:rsid="000f55dd"/>
    </style:style>
    <style:style style:name="T12" style:family="text">
      <style:text-properties fo:font-variant="normal" fo:text-transform="none" fo:letter-spacing="normal" fo:font-style="normal"/>
    </style:style>
    <style:style style:name="T13" style:family="text">
      <style:text-properties fo:font-variant="normal" fo:text-transform="none" fo:letter-spacing="normal" fo:font-style="normal" fo:font-weight="normal"/>
    </style:style>
    <style:style style:name="T14" style:family="text">
      <style:text-properties fo:font-variant="normal" fo:text-transform="none" fo:letter-spacing="normal" fo:font-style="normal" fo:font-weight="normal" officeooo:rsid="00258dde"/>
    </style:style>
    <style:style style:name="T15" style:family="text">
      <style:text-properties fo:font-variant="normal" fo:text-transform="none" fo:letter-spacing="normal" fo:font-style="normal" fo:font-weight="normal" officeooo:rsid="002626c3"/>
    </style:style>
    <style:style style:name="T16" style:family="text">
      <style:text-properties fo:font-variant="normal" fo:text-transform="none" fo:letter-spacing="normal" fo:font-style="normal" fo:font-weight="normal" officeooo:rsid="004caeef"/>
    </style:style>
    <style:style style:name="T17" style:family="text">
      <style:text-properties fo:font-variant="normal" fo:text-transform="none" fo:letter-spacing="normal" fo:font-style="normal" fo:font-weight="normal" officeooo:rsid="00656ad8"/>
    </style:style>
    <style:style style:name="T18" style:family="text">
      <style:text-properties fo:font-variant="normal" fo:text-transform="none" fo:letter-spacing="normal" fo:font-style="normal" fo:font-weight="normal" officeooo:rsid="0065cc60"/>
    </style:style>
    <style:style style:name="T19" style:family="text">
      <style:text-properties fo:font-variant="normal" fo:text-transform="none" fo:letter-spacing="normal" fo:font-style="normal" fo:font-weight="normal" officeooo:rsid="00662a22"/>
    </style:style>
    <style:style style:name="T20" style:family="text">
      <style:text-properties fo:font-variant="normal" fo:text-transform="none" fo:letter-spacing="normal" fo:font-style="normal" fo:font-weight="normal" officeooo:rsid="0068102e"/>
    </style:style>
    <style:style style:name="T21" style:family="text">
      <style:text-properties fo:font-variant="normal" fo:text-transform="none" fo:letter-spacing="normal" fo:font-style="normal" fo:font-weight="normal" officeooo:rsid="00716091"/>
    </style:style>
    <style:style style:name="T22" style:family="text">
      <style:text-properties fo:font-variant="normal" fo:text-transform="none" fo:letter-spacing="normal" fo:font-style="normal" fo:font-weight="normal" officeooo:rsid="00ea2610"/>
    </style:style>
    <style:style style:name="T23" style:family="text">
      <style:text-properties fo:font-variant="normal" fo:text-transform="none" fo:letter-spacing="normal" fo:font-style="normal" fo:font-weight="normal" officeooo:rsid="002cab10"/>
    </style:style>
    <style:style style:name="T24" style:family="text">
      <style:text-properties fo:font-variant="normal" fo:text-transform="none" fo:letter-spacing="normal" fo:font-style="normal" fo:font-weight="normal" officeooo:rsid="004fba3d"/>
    </style:style>
    <style:style style:name="T25" style:family="text">
      <style:text-properties fo:font-variant="normal" fo:text-transform="none" fo:letter-spacing="normal" fo:font-style="normal" fo:font-weight="normal" officeooo:rsid="00518bc9"/>
    </style:style>
    <style:style style:name="T26" style:family="text">
      <style:text-properties fo:font-variant="normal" fo:text-transform="none" fo:letter-spacing="normal" fo:font-style="normal" fo:font-weight="normal" officeooo:rsid="00ec75c0"/>
    </style:style>
    <style:style style:name="T27" style:family="text">
      <style:text-properties fo:font-variant="normal" fo:text-transform="none" fo:letter-spacing="normal" fo:font-style="normal" fo:font-weight="normal" officeooo:rsid="013b8448"/>
    </style:style>
    <style:style style:name="T28" style:family="text">
      <style:text-properties fo:font-variant="normal" fo:text-transform="none" fo:letter-spacing="normal" fo:font-style="normal" fo:font-weight="normal" officeooo:rsid="013c2f29"/>
    </style:style>
    <style:style style:name="T29" style:family="text">
      <style:text-properties fo:font-variant="normal" fo:text-transform="none" fo:letter-spacing="normal" fo:font-style="normal" fo:font-weight="normal" officeooo:rsid="013c7056"/>
    </style:style>
    <style:style style:name="T30" style:family="text">
      <style:text-properties fo:font-variant="normal" fo:text-transform="none" fo:letter-spacing="normal" fo:font-style="normal" fo:font-weight="normal" officeooo:rsid="013d354c"/>
    </style:style>
    <style:style style:name="T31" style:family="text">
      <style:text-properties fo:font-variant="normal" fo:text-transform="none" fo:letter-spacing="normal" fo:font-style="normal" fo:font-weight="normal" officeooo:rsid="0141ead5"/>
    </style:style>
    <style:style style:name="T32" style:family="text">
      <style:text-properties fo:font-variant="normal" fo:text-transform="none" fo:letter-spacing="normal" fo:font-style="normal" fo:font-weight="normal" officeooo:rsid="014988d1"/>
    </style:style>
    <style:style style:name="T33" style:family="text">
      <style:text-properties fo:font-variant="normal" fo:text-transform="none" fo:letter-spacing="normal" fo:font-style="normal" fo:font-weight="normal" officeooo:rsid="014ffefd"/>
    </style:style>
    <style:style style:name="T34" style:family="text">
      <style:text-properties fo:font-variant="normal" fo:text-transform="none" fo:letter-spacing="normal" fo:font-style="normal" officeooo:rsid="0027418f"/>
    </style:style>
    <style:style style:name="T35" style:family="text">
      <style:text-properties fo:font-variant="normal" fo:text-transform="none" fo:letter-spacing="normal" fo:font-style="normal" officeooo:rsid="002626c3"/>
    </style:style>
    <style:style style:name="T36" style:family="text">
      <style:text-properties fo:font-variant="normal" fo:text-transform="none" fo:letter-spacing="normal" fo:font-style="normal" officeooo:rsid="006f9203"/>
    </style:style>
    <style:style style:name="T37" style:family="text">
      <style:text-properties fo:font-variant="normal" fo:text-transform="none" fo:letter-spacing="normal" fo:font-style="normal" officeooo:rsid="00e9b06a"/>
    </style:style>
    <style:style style:name="T38" style:family="text">
      <style:text-properties fo:font-variant="normal" fo:text-transform="none" fo:letter-spacing="normal" fo:font-style="normal" fo:font-weight="bold"/>
    </style:style>
    <style:style style:name="T39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40" style:family="text">
      <style:text-properties fo:font-variant="normal" fo:text-transform="none" fo:letter-spacing="normal" fo:font-style="normal" fo:font-weight="bold" officeooo:rsid="00258dde" style:font-weight-asian="bold" style:font-weight-complex="bold"/>
    </style:style>
    <style:style style:name="T41" style:family="text">
      <style:text-properties fo:font-variant="normal" fo:text-transform="none" fo:letter-spacing="normal" fo:font-style="normal" fo:font-weight="bold" officeooo:rsid="002626c3" style:font-weight-asian="bold" style:font-weight-complex="bold"/>
    </style:style>
    <style:style style:name="T42" style:family="text">
      <style:text-properties fo:font-variant="normal" fo:text-transform="none" fo:letter-spacing="normal" fo:font-style="normal" officeooo:rsid="013dbf11"/>
    </style:style>
    <style:style style:name="T43" style:family="text">
      <style:text-properties fo:font-variant="normal" fo:text-transform="none" fo:letter-spacing="normal" fo:font-style="normal" officeooo:rsid="0090ac22"/>
    </style:style>
    <style:style style:name="T44" style:family="text">
      <style:text-properties fo:font-variant="normal" fo:text-transform="none" fo:letter-spacing="normal" fo:font-style="italic" officeooo:rsid="006f9203" style:font-style-asian="italic" style:font-style-complex="italic"/>
    </style:style>
    <style:style style:name="T45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46" style:family="text">
      <style:text-properties fo:font-variant="normal" fo:text-transform="none" fo:letter-spacing="normal" fo:font-style="italic" fo:font-weight="normal" officeooo:rsid="00ea2610" style:font-style-asian="italic" style:font-style-complex="italic"/>
    </style:style>
    <style:style style:name="T47" style:family="text">
      <style:text-properties fo:font-variant="normal" fo:text-transform="none" fo:letter-spacing="normal" fo:font-style="italic" fo:font-weight="normal" officeooo:rsid="00ec75c0" style:font-style-asian="italic" style:font-style-complex="italic"/>
    </style:style>
    <style:style style:name="T48" style:family="text">
      <style:text-properties fo:font-variant="normal" fo:text-transform="none" fo:letter-spacing="normal" officeooo:rsid="0149d396"/>
    </style:style>
    <style:style style:name="T49" style:family="text">
      <style:text-properties fo:font-variant="normal" fo:text-transform="none" style:use-window-font-color="true" loext:opacity="0%" fo:font-size="12pt" fo:letter-spacing="normal" fo:font-style="normal" fo:font-weight="normal" style:font-size-asian="12pt" style:font-size-complex="12pt"/>
    </style:style>
    <style:style style:name="T50" style:family="text">
      <style:text-properties fo:font-variant="normal" fo:text-transform="none" style:use-window-font-color="true" loext:opacity="0%" fo:font-size="12pt" fo:letter-spacing="normal" fo:font-style="normal" fo:font-weight="normal" officeooo:rsid="006ca2a2" style:font-size-asian="12pt" style:font-size-complex="12pt"/>
    </style:style>
    <style:style style:name="T51" style:family="text">
      <style:text-properties fo:font-variant="normal" fo:text-transform="none" style:use-window-font-color="true" loext:opacity="0%" fo:font-size="12pt" fo:letter-spacing="normal" fo:font-style="normal" fo:font-weight="normal" officeooo:rsid="007a17a4" style:font-size-asian="12pt" style:font-size-complex="12pt"/>
    </style:style>
    <style:style style:name="T52" style:family="text">
      <style:text-properties fo:font-variant="normal" fo:text-transform="none" style:use-window-font-color="true" loext:opacity="0%" fo:font-size="12pt" fo:letter-spacing="normal" fo:font-style="normal" fo:font-weight="normal" officeooo:rsid="0046378c" style:font-size-asian="12pt" style:font-size-complex="12pt"/>
    </style:style>
    <style:style style:name="T53" style:family="text">
      <style:text-properties fo:font-variant="normal" fo:text-transform="none" style:use-window-font-color="true" loext:opacity="0%" fo:font-size="12pt" fo:letter-spacing="normal" fo:font-style="normal" fo:font-weight="normal" officeooo:rsid="006ca412" style:font-size-asian="12pt" style:font-size-complex="12pt"/>
    </style:style>
    <style:style style:name="T54" style:family="text">
      <style:text-properties fo:font-variant="normal" fo:text-transform="none" style:use-window-font-color="true" loext:opacity="0%" fo:font-size="12pt" fo:letter-spacing="normal" fo:font-style="normal" fo:font-weight="normal" officeooo:rsid="014b14bd" style:font-size-asian="12pt" style:font-size-complex="12pt"/>
    </style:style>
    <style:style style:name="T55" style:family="text">
      <style:text-properties fo:font-variant="normal" fo:text-transform="none" style:use-window-font-color="true" loext:opacity="0%" fo:font-size="12pt" fo:letter-spacing="normal" fo:font-style="normal" fo:font-weight="normal" officeooo:rsid="014c8a90" style:font-size-asian="12pt" style:font-size-complex="12pt"/>
    </style:style>
    <style:style style:name="T56" style:family="text">
      <style:text-properties fo:font-variant="normal" fo:text-transform="none" style:use-window-font-color="true" loext:opacity="0%" fo:font-size="12pt" fo:letter-spacing="normal" fo:font-style="normal" fo:font-weight="bold" officeooo:rsid="0046378c" style:font-size-asian="12pt" style:font-weight-asian="bold" style:font-size-complex="12pt" style:font-weight-complex="bold"/>
    </style:style>
    <style:style style:name="T57" style:family="text">
      <style:text-properties fo:font-variant="normal" fo:text-transform="none" style:use-window-font-color="true" loext:opacity="0%" style:text-line-through-style="none" style:text-line-through-type="none" fo:font-size="12pt" fo:letter-spacing="normal" fo:font-style="normal" style:text-underline-style="none" fo:font-weight="bold" officeooo:rsid="0046378c" style:font-name-asian="Comic Sans MS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T58" style:family="text">
      <style:text-properties fo:font-variant="normal" fo:text-transform="none" style:use-window-font-color="true" loext:opacity="0%" style:text-line-through-style="none" style:text-line-through-type="none" fo:font-size="12pt" fo:letter-spacing="normal" fo:font-style="normal" style:text-underline-style="none" fo:font-weight="bold" officeooo:rsid="00099214" style:font-name-asian="Comic Sans MS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T59" style:family="text">
      <style:text-properties fo:font-variant="normal" fo:text-transform="none" style:use-window-font-color="true" loext:opacity="0%" style:text-line-through-style="none" style:text-line-through-type="none" fo:font-size="12pt" fo:letter-spacing="normal" fo:font-style="normal" style:text-underline-style="none" fo:font-weight="normal" officeooo:rsid="0046378c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T60" style:family="text">
      <style:text-properties fo:font-variant="normal" fo:text-transform="none" style:use-window-font-color="true" loext:opacity="0%" style:text-line-through-style="none" style:text-line-through-type="none" fo:font-size="12pt" fo:letter-spacing="normal" fo:font-style="normal" style:text-underline-style="none" fo:font-weight="normal" officeooo:rsid="00e8aa6b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T61" style:family="text">
      <style:text-properties fo:font-variant="normal" fo:text-transform="none" style:use-window-font-color="true" loext:opacity="0%" style:text-line-through-style="none" style:text-line-through-type="none" fo:font-size="12pt" fo:letter-spacing="normal" fo:font-style="normal" style:text-underline-style="none" fo:font-weight="normal" officeooo:rsid="007b9c0c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T62" style:family="text">
      <style:text-properties fo:font-variant="normal" fo:text-transform="none" style:use-window-font-color="true" loext:opacity="0%" style:font-name="Libre Franklin SemiBold" fo:letter-spacing="normal" fo:font-style="normal" fo:font-weight="bold"/>
    </style:style>
    <style:style style:name="T63" style:family="text">
      <style:text-properties fo:font-variant="normal" fo:text-transform="none" fo:color="#808080" loext:opacity="100%" fo:letter-spacing="normal" fo:font-style="normal" officeooo:rsid="00b376a3"/>
    </style:style>
    <style:style style:name="T6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transparent" loext:char-shading-value="0"/>
    </style:style>
    <style:style style:name="T65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48bc91" style:text-blinking="false" fo:background-color="transparent" loext:char-shading-value="0"/>
    </style:style>
    <style:style style:name="T66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14ffefd" style:text-blinking="false" fo:background-color="transparent" loext:char-shading-value="0"/>
    </style:style>
    <style:style style:name="T67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1511168" style:text-blinking="false" fo:background-color="transparent" loext:char-shading-value="0"/>
    </style:style>
    <style:style style:name="T68" style:family="text">
      <style:text-properties fo:font-variant="normal" fo:text-transform="none" fo:color="#000000" loext:opacity="100%" fo:letter-spacing="normal" fo:font-style="normal"/>
    </style:style>
    <style:style style:name="T69" style:family="text">
      <style:text-properties fo:font-variant="normal" fo:text-transform="none" fo:color="#000000" loext:opacity="100%" fo:letter-spacing="normal" fo:font-style="normal" fo:font-weight="bold"/>
    </style:style>
    <style:style style:name="T70" style:family="text">
      <style:text-properties fo:font-variant="normal" fo:text-transform="none" fo:color="#000000" loext:opacity="100%" fo:letter-spacing="normal" fo:font-style="normal" officeooo:rsid="0090ac22"/>
    </style:style>
    <style:style style:name="T71" style:family="text">
      <style:text-properties fo:font-variant="normal" fo:text-transform="none" fo:color="#000000" loext:opacity="100%" fo:letter-spacing="normal" fo:language="es" fo:country="ES" fo:font-style="normal"/>
    </style:style>
    <style:style style:name="T72" style:family="text">
      <style:text-properties fo:font-variant="normal" fo:text-transform="none" fo:color="#000000" loext:opacity="100%" fo:letter-spacing="normal" fo:language="es" fo:country="ES" fo:font-style="normal" fo:font-weight="bold"/>
    </style:style>
    <style:style style:name="T73" style:family="text">
      <style:text-properties fo:font-variant="normal" fo:text-transform="none" fo:color="#000000" loext:opacity="100%" style:font-name="Libre Franklin SemiBold" fo:font-size="12pt" fo:letter-spacing="normal" fo:font-style="normal" officeooo:rsid="0090ac22" style:font-size-asian="12pt" style:font-size-complex="12pt"/>
    </style:style>
    <style:style style:name="T74" style:family="text">
      <style:text-properties fo:font-variant="normal" fo:text-transform="none" fo:color="#000000" loext:opacity="100%" fo:font-size="12pt" fo:letter-spacing="normal" fo:font-style="normal" officeooo:rsid="0090ac22" style:font-size-asian="12pt" style:font-size-complex="12pt"/>
    </style:style>
    <style:style style:name="T75" style:family="text">
      <style:text-properties fo:font-variant="normal" fo:text-transform="none" fo:color="#000000" loext:opacity="100%" fo:font-size="12pt" fo:letter-spacing="normal" fo:font-style="normal" fo:font-weight="bold" officeooo:rsid="0090ac22" style:font-size-asian="12pt" style:font-size-complex="12pt"/>
    </style:style>
    <style:style style:name="T76" style:family="text">
      <style:text-properties fo:font-variant="normal" fo:text-transform="none" fo:color="#ff0000" loext:opacity="100%" fo:letter-spacing="normal" fo:font-style="normal"/>
    </style:style>
    <style:style style:name="T77" style:family="text">
      <style:text-properties officeooo:rsid="0027418f"/>
    </style:style>
    <style:style style:name="T78" style:family="text">
      <style:text-properties officeooo:rsid="002cab10"/>
    </style:style>
    <style:style style:name="T79" style:family="text">
      <style:text-properties officeooo:rsid="003df49a"/>
    </style:style>
    <style:style style:name="T80" style:family="text">
      <style:text-properties style:use-window-font-color="true" loext:opacity="0%"/>
    </style:style>
    <style:style style:name="T81" style:family="text">
      <style:text-properties style:use-window-font-color="true" loext:opacity="0%" officeooo:rsid="00d5a8a8"/>
    </style:style>
    <style:style style:name="T82" style:family="text">
      <style:text-properties style:use-window-font-color="true" loext:opacity="0%" fo:font-size="10pt" officeooo:rsid="0048205f" style:font-size-asian="10pt" style:font-size-complex="10pt"/>
    </style:style>
    <style:style style:name="T83" style:family="text">
      <style:text-properties style:use-window-font-color="true" loext:opacity="0%" fo:font-size="10pt" officeooo:rsid="000fe596" style:font-size-asian="10pt" style:font-size-complex="10pt"/>
    </style:style>
    <style:style style:name="T84" style:family="text">
      <style:text-properties style:use-window-font-color="true" loext:opacity="0%" fo:font-size="10pt" officeooo:rsid="001e6150" style:font-size-asian="10pt" style:font-size-complex="10pt"/>
    </style:style>
    <style:style style:name="T85" style:family="text">
      <style:text-properties style:use-window-font-color="true" loext:opacity="0%" fo:font-size="10pt" officeooo:rsid="00f7ed93" style:font-size-asian="10pt" style:font-size-complex="10pt"/>
    </style:style>
    <style:style style:name="T86" style:family="text">
      <style:text-properties style:use-window-font-color="true" loext:opacity="0%" fo:font-size="10pt" officeooo:rsid="004a2d5b" style:font-size-asian="10pt" style:font-size-complex="10pt"/>
    </style:style>
    <style:style style:name="T87" style:family="text">
      <style:text-properties style:use-window-font-color="true" loext:opacity="0%" fo:font-size="10pt" fo:font-style="italic" officeooo:rsid="004deda0" style:font-size-asian="10pt" style:font-style-asian="italic" style:font-size-complex="10pt" style:font-style-complex="italic"/>
    </style:style>
    <style:style style:name="T88" style:family="text">
      <style:text-properties style:use-window-font-color="true" loext:opacity="0%" fo:font-size="10pt" fo:font-style="italic" officeooo:rsid="000fe596" style:font-size-asian="10pt" style:font-style-asian="italic" style:font-size-complex="10pt" style:font-style-complex="italic"/>
    </style:style>
    <style:style style:name="T89" style:family="text">
      <style:text-properties style:use-window-font-color="true" loext:opacity="0%" fo:font-size="10pt" fo:font-style="italic" officeooo:rsid="001e6150" style:font-size-asian="10pt" style:font-style-asian="italic" style:font-size-complex="10pt" style:font-style-complex="italic"/>
    </style:style>
    <style:style style:name="T90" style:family="text">
      <style:text-properties style:use-window-font-color="true" loext:opacity="0%" fo:font-size="10pt" fo:font-style="italic" officeooo:rsid="00f7ed93" style:font-size-asian="10pt" style:font-style-asian="italic" style:font-size-complex="10pt" style:font-style-complex="italic"/>
    </style:style>
    <style:style style:name="T91" style:family="text">
      <style:text-properties style:use-window-font-color="true" loext:opacity="0%" style:font-name="Libre Franklin SemiBold"/>
    </style:style>
    <style:style style:name="T92" style:family="text">
      <style:text-properties style:use-window-font-color="true" loext:opacity="0%" style:font-name="Libre Franklin SemiBold" officeooo:rsid="00199ac8"/>
    </style:style>
    <style:style style:name="T93" style:family="text">
      <style:text-properties style:use-window-font-color="true" loext:opacity="0%" style:font-name="Libre Franklin SemiBold" officeooo:rsid="004932b9"/>
    </style:style>
    <style:style style:name="T94" style:family="text">
      <style:text-properties style:use-window-font-color="true" loext:opacity="0%" style:font-name="Libre Franklin SemiBold" officeooo:rsid="001b2359"/>
    </style:style>
    <style:style style:name="T95" style:family="text">
      <style:text-properties officeooo:rsid="003ee74c"/>
    </style:style>
    <style:style style:name="T96" style:family="text">
      <style:text-properties officeooo:rsid="003ef4c5"/>
    </style:style>
    <style:style style:name="T97" style:family="text">
      <style:text-properties officeooo:rsid="0040766c"/>
    </style:style>
    <style:style style:name="T98" style:family="text">
      <style:text-properties officeooo:rsid="0041926f"/>
    </style:style>
    <style:style style:name="T99" style:family="text">
      <style:text-properties officeooo:rsid="0043767b"/>
    </style:style>
    <style:style style:name="T100" style:family="text">
      <style:text-properties officeooo:rsid="00456bb6"/>
    </style:style>
    <style:style style:name="T101" style:family="text">
      <style:text-properties officeooo:rsid="0047db6d"/>
    </style:style>
    <style:style style:name="T102" style:family="text">
      <style:text-properties officeooo:rsid="0048bc91"/>
    </style:style>
    <style:style style:name="T103" style:family="text">
      <style:text-properties officeooo:rsid="004ab3b1"/>
    </style:style>
    <style:style style:name="T104" style:family="text">
      <style:text-properties officeooo:rsid="00258dde"/>
    </style:style>
    <style:style style:name="T105" style:family="text">
      <style:text-properties style:text-line-through-style="none" style:text-line-through-type="none" fo:font-style="normal" style:text-underline-style="none" fo:font-weight="normal" style:font-name-asian="Comic Sans MS" style:font-style-asian="normal" style:font-weight-asian="normal" style:font-name-complex="Comic Sans MS" style:font-style-complex="normal" style:font-weight-complex="normal"/>
    </style:style>
    <style:style style:name="T106" style:family="text">
      <style:text-properties style:text-line-through-style="none" style:text-line-through-type="none" fo:font-style="normal" style:text-underline-style="none" fo:font-weight="normal" officeooo:rsid="0054f568" style:font-name-asian="Comic Sans MS" style:font-style-asian="normal" style:font-weight-asian="normal" style:font-name-complex="Comic Sans MS" style:font-style-complex="normal" style:font-weight-complex="normal"/>
    </style:style>
    <style:style style:name="T107" style:family="text">
      <style:text-properties style:text-line-through-style="none" style:text-line-through-type="none" fo:font-style="normal" style:text-underline-style="none" fo:font-weight="normal" officeooo:rsid="0142ade3" style:font-name-asian="Comic Sans MS" style:font-style-asian="normal" style:font-weight-asian="normal" style:font-name-complex="Comic Sans MS" style:font-style-complex="normal" style:font-weight-complex="normal"/>
    </style:style>
    <style:style style:name="T108" style:family="text">
      <style:text-properties officeooo:rsid="004caeef"/>
    </style:style>
    <style:style style:name="T109" style:family="text">
      <style:text-properties officeooo:rsid="0053f585"/>
    </style:style>
    <style:style style:name="T110" style:family="text">
      <style:text-properties officeooo:rsid="0046378c"/>
    </style:style>
    <style:style style:name="T111" style:family="text">
      <style:text-properties officeooo:rsid="00541cab"/>
    </style:style>
    <style:style style:name="T112" style:family="text">
      <style:text-properties officeooo:rsid="0054f568"/>
    </style:style>
    <style:style style:name="T113" style:family="text">
      <style:text-properties officeooo:rsid="0057225f"/>
    </style:style>
    <style:style style:name="T114" style:family="text">
      <style:text-properties officeooo:rsid="0058e111"/>
    </style:style>
    <style:style style:name="T115" style:family="text">
      <style:text-properties officeooo:rsid="0059d565"/>
    </style:style>
    <style:style style:name="T116" style:family="text">
      <style:text-properties officeooo:rsid="0059e914"/>
    </style:style>
    <style:style style:name="T117" style:family="text">
      <style:text-properties officeooo:rsid="005b8c17"/>
    </style:style>
    <style:style style:name="T118" style:family="text">
      <style:text-properties officeooo:rsid="005c7535"/>
    </style:style>
    <style:style style:name="T119" style:family="text">
      <style:text-properties officeooo:rsid="006019e0"/>
    </style:style>
    <style:style style:name="T120" style:family="text">
      <style:text-properties officeooo:rsid="00602ae5"/>
    </style:style>
    <style:style style:name="T121" style:family="text">
      <style:text-properties officeooo:rsid="0063becb"/>
    </style:style>
    <style:style style:name="T122" style:family="text">
      <style:text-properties officeooo:rsid="006eae17"/>
    </style:style>
    <style:style style:name="T123" style:family="text">
      <style:text-properties officeooo:rsid="00734db8"/>
    </style:style>
    <style:style style:name="T124" style:family="text">
      <style:text-properties officeooo:rsid="0074b0e8"/>
    </style:style>
    <style:style style:name="T125" style:family="text">
      <style:text-properties officeooo:rsid="00751500"/>
    </style:style>
    <style:style style:name="T126" style:family="text">
      <style:text-properties officeooo:rsid="0076168a"/>
    </style:style>
    <style:style style:name="T127" style:family="text">
      <style:text-properties officeooo:rsid="0078a434"/>
    </style:style>
    <style:style style:name="T128" style:family="text">
      <style:text-properties officeooo:rsid="007a17a4"/>
    </style:style>
    <style:style style:name="T129" style:family="text">
      <style:text-properties officeooo:rsid="007c2d33"/>
    </style:style>
    <style:style style:name="T130" style:family="text">
      <style:text-properties officeooo:rsid="007f93dc"/>
    </style:style>
    <style:style style:name="T131" style:family="text">
      <style:text-properties officeooo:rsid="00839781"/>
    </style:style>
    <style:style style:name="T132" style:family="text">
      <style:text-properties officeooo:rsid="008adc17"/>
    </style:style>
    <style:style style:name="T133" style:family="text">
      <style:text-properties fo:color="#ff0000" loext:opacity="100%"/>
    </style:style>
    <style:style style:name="T134" style:family="text">
      <style:text-properties fo:color="#ff0000" loext:opacity="100%" officeooo:rsid="001b2359"/>
    </style:style>
    <style:style style:name="T135" style:family="text">
      <style:text-properties fo:color="#ff0000" loext:opacity="100%" officeooo:rsid="001e6150"/>
    </style:style>
    <style:style style:name="T136" style:family="text">
      <style:text-properties fo:color="#ff0000" loext:opacity="100%" officeooo:rsid="0048205f"/>
    </style:style>
    <style:style style:name="T137" style:family="text">
      <style:text-properties fo:color="#ff0000" loext:opacity="100%" officeooo:rsid="004f1160"/>
    </style:style>
    <style:style style:name="T138" style:family="text">
      <style:text-properties fo:color="#ff0000" loext:opacity="100%" officeooo:rsid="01051831"/>
    </style:style>
    <style:style style:name="T139" style:family="text">
      <style:text-properties fo:color="#ff0000" loext:opacity="100%" officeooo:rsid="01064fdc"/>
    </style:style>
    <style:style style:name="T140" style:family="text">
      <style:text-properties fo:color="#ff0000" loext:opacity="100%" officeooo:rsid="01126234"/>
    </style:style>
    <style:style style:name="T141" style:family="text">
      <style:text-properties fo:color="#ff0000" loext:opacity="100%" officeooo:rsid="00199ac8"/>
    </style:style>
    <style:style style:name="T142" style:family="text">
      <style:text-properties fo:color="#ff0000" loext:opacity="100%" fo:font-style="normal" style:font-style-asian="normal" style:font-style-complex="normal"/>
    </style:style>
    <style:style style:name="T143" style:family="text">
      <style:text-properties fo:color="#ff0000" loext:opacity="100%" fo:font-style="normal" officeooo:rsid="00199ac8" style:font-style-asian="normal" style:font-style-complex="normal"/>
    </style:style>
    <style:style style:name="T144" style:family="text">
      <style:text-properties fo:color="#ff0000" loext:opacity="100%" fo:font-style="normal" officeooo:rsid="0048205f" style:font-style-asian="normal" style:font-style-complex="normal"/>
    </style:style>
    <style:style style:name="T145" style:family="text">
      <style:text-properties fo:color="#ff0000" loext:opacity="100%" fo:font-style="normal" officeooo:rsid="0047a2eb" style:font-style-asian="normal" style:font-style-complex="normal"/>
    </style:style>
    <style:style style:name="T146" style:family="text">
      <style:text-properties fo:color="#ff0000" loext:opacity="100%" fo:font-style="normal" officeooo:rsid="001b2359" style:font-style-asian="normal" style:font-style-complex="normal"/>
    </style:style>
    <style:style style:name="T147" style:family="text">
      <style:text-properties fo:color="#ff0000" loext:opacity="100%" fo:font-style="normal" officeooo:rsid="0050db46" style:font-style-asian="normal" style:font-style-complex="normal"/>
    </style:style>
    <style:style style:name="T148" style:family="text">
      <style:text-properties fo:color="#ff0000" loext:opacity="100%" fo:font-style="normal" officeooo:rsid="001e6150" style:font-style-asian="normal" style:font-style-complex="normal"/>
    </style:style>
    <style:style style:name="T149" style:family="text">
      <style:text-properties fo:color="#ff0000" loext:opacity="100%" fo:font-style="normal" officeooo:rsid="0021014f" style:font-style-asian="normal" style:font-style-complex="normal"/>
    </style:style>
    <style:style style:name="T150" style:family="text">
      <style:text-properties fo:color="#ff0000" loext:opacity="100%" fo:font-style="normal" officeooo:rsid="004f1160" style:font-style-asian="normal" style:font-style-complex="normal"/>
    </style:style>
    <style:style style:name="T151" style:family="text">
      <style:text-properties fo:color="#ff0000" loext:opacity="100%" fo:font-weight="normal" style:font-weight-asian="normal"/>
    </style:style>
    <style:style style:name="T152" style:family="text">
      <style:text-properties fo:color="#ff0000" loext:opacity="100%" fo:font-weight="normal" officeooo:rsid="01020daf" style:font-weight-asian="normal"/>
    </style:style>
    <style:style style:name="T153" style:family="text">
      <style:text-properties fo:color="#ff0000" loext:opacity="100%" fo:font-weight="normal" officeooo:rsid="000c01de" style:font-weight-asian="normal"/>
    </style:style>
    <style:style style:name="T154" style:family="text">
      <style:text-properties fo:color="#ff0000" loext:opacity="100%" officeooo:rsid="0090ac22"/>
    </style:style>
    <style:style style:name="T155" style:family="text">
      <style:text-properties fo:color="#ff0000" loext:opacity="100%" officeooo:rsid="00915de8"/>
    </style:style>
    <style:style style:name="T156" style:family="text">
      <style:text-properties fo:color="#ff0000" loext:opacity="100%" style:font-name="Libre Franklin SemiBold" fo:font-style="normal" officeooo:rsid="00199ac8" style:font-style-asian="normal" style:font-style-complex="normal"/>
    </style:style>
    <style:style style:name="T157" style:family="text">
      <style:text-properties fo:color="#ff0000" loext:opacity="100%" style:font-name="Libre Franklin SemiBold" fo:font-size="10pt" fo:font-style="normal" officeooo:rsid="0050db46" style:font-size-asian="10pt" style:font-style-asian="normal" style:font-size-complex="10pt" style:font-style-complex="normal"/>
    </style:style>
    <style:style style:name="T158" style:family="text">
      <style:text-properties fo:color="#ff0000" loext:opacity="100%" style:font-name="Libre Franklin SemiBold" officeooo:rsid="00199ac8"/>
    </style:style>
    <style:style style:name="T159" style:family="text">
      <style:text-properties fo:color="#ff0000" loext:opacity="100%" officeooo:rsid="0050db46"/>
    </style:style>
    <style:style style:name="T160" style:family="text">
      <style:text-properties fo:color="#ff0000" loext:opacity="100%" officeooo:rsid="01020daf"/>
    </style:style>
    <style:style style:name="T161" style:family="text">
      <style:text-properties fo:color="#ff0000" loext:opacity="100%" officeooo:rsid="0008dd4d"/>
    </style:style>
    <style:style style:name="T162" style:family="text">
      <style:text-properties officeooo:rsid="008e26ca"/>
    </style:style>
    <style:style style:name="T163" style:family="text">
      <style:text-properties fo:color="#808080" loext:opacity="100%"/>
    </style:style>
    <style:style style:name="T164" style:family="text">
      <style:text-properties fo:color="#808080" loext:opacity="100%" officeooo:rsid="0090ac22"/>
    </style:style>
    <style:style style:name="T165" style:family="text">
      <style:text-properties fo:color="#808080" loext:opacity="100%" officeooo:rsid="00b0f27f"/>
    </style:style>
    <style:style style:name="T166" style:family="text">
      <style:text-properties fo:color="#808080" loext:opacity="100%" officeooo:rsid="00b2cd0a"/>
    </style:style>
    <style:style style:name="T167" style:family="text">
      <style:text-properties fo:color="#808080" loext:opacity="100%" fo:letter-spacing="normal" fo:font-style="normal"/>
    </style:style>
    <style:style style:name="T168" style:family="text">
      <style:text-properties fo:color="#808080" loext:opacity="100%" fo:letter-spacing="normal" fo:font-style="normal" officeooo:rsid="00b97603"/>
    </style:style>
    <style:style style:name="T169" style:family="text">
      <style:text-properties fo:color="#808080" loext:opacity="100%" fo:letter-spacing="normal" fo:font-style="normal" officeooo:rsid="00cd3255" style:font-weight-asian="normal" style:font-weight-complex="normal"/>
    </style:style>
    <style:style style:name="T170" style:family="text">
      <style:text-properties fo:color="#808080" loext:opacity="100%" fo:letter-spacing="normal" fo:font-style="normal" officeooo:rsid="00d5a8a8" style:font-weight-asian="normal" style:font-weight-complex="normal"/>
    </style:style>
    <style:style style:name="T171" style:family="text">
      <style:text-properties fo:color="#808080" loext:opacity="100%" fo:letter-spacing="normal" fo:font-style="normal" officeooo:rsid="00b4978f"/>
    </style:style>
    <style:style style:name="T172" style:family="text">
      <style:text-properties fo:color="#808080" loext:opacity="100%" fo:letter-spacing="normal" fo:font-style="normal" officeooo:rsid="00cd3255"/>
    </style:style>
    <style:style style:name="T173" style:family="text">
      <style:text-properties fo:color="#808080" loext:opacity="100%" officeooo:rsid="00d5a8a8"/>
    </style:style>
    <style:style style:name="T174" style:family="text">
      <style:text-properties fo:color="#808080" loext:opacity="100%" officeooo:rsid="0008dd4d"/>
    </style:style>
    <style:style style:name="T175" style:family="text">
      <style:text-properties fo:color="#808080" loext:opacity="100%" officeooo:rsid="000a9daa"/>
    </style:style>
    <style:style style:name="T176" style:family="text">
      <style:text-properties fo:color="#808080" loext:opacity="100%" officeooo:rsid="0048205f"/>
    </style:style>
    <style:style style:name="T177" style:family="text">
      <style:text-properties fo:color="#808080" loext:opacity="100%" officeooo:rsid="000fe596"/>
    </style:style>
    <style:style style:name="T178" style:family="text">
      <style:text-properties fo:color="#808080" loext:opacity="100%" officeooo:rsid="001e6150"/>
    </style:style>
    <style:style style:name="T179" style:family="text">
      <style:text-properties fo:color="#808080" loext:opacity="100%" officeooo:rsid="00553729"/>
    </style:style>
    <style:style style:name="T180" style:family="text">
      <style:text-properties fo:color="#808080" loext:opacity="100%" officeooo:rsid="004deda0"/>
    </style:style>
    <style:style style:name="T181" style:family="text">
      <style:text-properties fo:color="#808080" loext:opacity="100%" officeooo:rsid="00199ac8"/>
    </style:style>
    <style:style style:name="T182" style:family="text">
      <style:text-properties fo:color="#808080" loext:opacity="100%" officeooo:rsid="00915de8"/>
    </style:style>
    <style:style style:name="T183" style:family="text">
      <style:text-properties fo:color="#808080" loext:opacity="100%" officeooo:rsid="00cd3255"/>
    </style:style>
    <style:style style:name="T184" style:family="text">
      <style:text-properties fo:color="#808080" loext:opacity="100%" fo:font-size="12pt" fo:font-style="normal" officeooo:rsid="00553729" style:font-size-asian="12pt" style:font-style-asian="normal" style:font-size-complex="12pt" style:font-style-complex="normal"/>
    </style:style>
    <style:style style:name="T185" style:family="text">
      <style:text-properties fo:color="#808080" loext:opacity="100%" fo:font-size="12pt" fo:font-style="normal" officeooo:rsid="004f1160" style:font-size-asian="12pt" style:font-style-asian="normal" style:font-size-complex="12pt" style:font-style-complex="normal"/>
    </style:style>
    <style:style style:name="T186" style:family="text">
      <style:text-properties fo:color="#808080" loext:opacity="100%" officeooo:rsid="01181a21"/>
    </style:style>
    <style:style style:name="T187" style:family="text">
      <style:text-properties fo:color="#808080" loext:opacity="100%" style:font-name="Libre Franklin" fo:letter-spacing="normal" fo:font-style="normal"/>
    </style:style>
    <style:style style:name="T188" style:family="text">
      <style:text-properties fo:color="#808080" loext:opacity="100%" style:font-name="Libre Franklin" fo:language="es" fo:country="ES" style:font-weight-asian="normal" style:font-weight-complex="normal"/>
    </style:style>
    <style:style style:name="T189" style:family="text">
      <style:text-properties fo:color="#808080" loext:opacity="100%" style:font-name="Libre Franklin" fo:language="es" fo:country="ES" officeooo:rsid="01181a21" style:font-weight-asian="normal" style:font-weight-complex="normal"/>
    </style:style>
    <style:style style:name="T190" style:family="text">
      <style:text-properties fo:color="#808080" loext:opacity="100%" fo:font-style="normal" style:font-style-asian="normal" style:font-style-complex="normal"/>
    </style:style>
    <style:style style:name="T191" style:family="text">
      <style:text-properties fo:color="#808080" loext:opacity="100%" fo:language="es" fo:country="ES"/>
    </style:style>
    <style:style style:name="T192" style:family="text">
      <style:text-properties fo:color="#808080" loext:opacity="100%" fo:language="es" fo:country="ES" style:font-weight-asian="normal" style:font-weight-complex="normal"/>
    </style:style>
    <style:style style:name="T193" style:family="text">
      <style:text-properties fo:color="#808080" loext:opacity="100%" style:font-name="Libre Franklin" fo:language="es" fo:country="ES" style:font-weight-asian="normal" style:font-weight-complex="normal"/>
    </style:style>
    <style:style style:name="T194" style:family="text">
      <style:text-properties officeooo:rsid="008eb55a"/>
    </style:style>
    <style:style style:name="T195" style:family="text">
      <style:text-properties officeooo:rsid="008f9b4b"/>
    </style:style>
    <style:style style:name="T196" style:family="text">
      <style:text-properties officeooo:rsid="0090ac22"/>
    </style:style>
    <style:style style:name="T197" style:family="text">
      <style:text-properties fo:text-transform="uppercase" fo:color="#808080" loext:opacity="100%" officeooo:rsid="00b0f27f"/>
    </style:style>
    <style:style style:name="T198" style:family="text">
      <style:text-properties fo:text-transform="uppercase" style:font-name="Libre Franklin SemiBold"/>
    </style:style>
    <style:style style:name="T199" style:family="text">
      <style:text-properties fo:text-transform="uppercase" style:font-name="Libre Franklin SemiBold" officeooo:rsid="001c7ad5"/>
    </style:style>
    <style:style style:name="T200" style:family="text">
      <style:text-properties fo:text-transform="uppercase" officeooo:rsid="00b0f27f"/>
    </style:style>
    <style:style style:name="T201" style:family="text">
      <style:text-properties fo:text-transform="uppercase" fo:language="es" fo:country="ES"/>
    </style:style>
    <style:style style:name="T202" style:family="text">
      <style:text-properties fo:text-transform="uppercase" fo:language="es" fo:country="ES" style:font-weight-asian="normal" style:font-weight-complex="normal"/>
    </style:style>
    <style:style style:name="T203" style:family="text">
      <style:text-properties fo:text-transform="uppercase" fo:color="#ff0000" loext:opacity="100%" style:font-name="Libre Franklin" fo:font-size="12pt" fo:letter-spacing="normal" fo:language="es" fo:country="ES" fo:font-style="normal" officeooo:rsid="0090ac22" style:font-size-asian="12pt" style:font-weight-asian="normal" style:font-size-complex="12pt" style:font-weight-complex="normal"/>
    </style:style>
    <style:style style:name="T204" style:family="text">
      <style:text-properties fo:text-transform="uppercase" fo:color="#ff0000" loext:opacity="100%" fo:language="es" fo:country="ES" officeooo:rsid="0090ac22"/>
    </style:style>
    <style:style style:name="T205" style:family="text">
      <style:text-properties fo:text-transform="uppercase" fo:color="#ff0000" loext:opacity="100%" fo:font-size="12pt" fo:language="es" fo:country="ES" officeooo:rsid="0090ac22" style:font-size-asian="12pt" style:font-size-complex="12pt"/>
    </style:style>
    <style:style style:name="T206" style:family="text">
      <style:text-properties fo:text-transform="uppercase" fo:color="#ff0000" loext:opacity="100%" fo:font-size="12pt" officeooo:rsid="0090ac22" style:font-size-asian="12pt" style:font-size-complex="12pt"/>
    </style:style>
    <style:style style:name="T207" style:family="text">
      <style:text-properties fo:text-transform="uppercase" fo:color="#ff0000" loext:opacity="100%" fo:font-size="12pt" fo:letter-spacing="normal" fo:font-style="normal" officeooo:rsid="0090ac22" style:font-size-asian="12pt" style:font-size-complex="12pt"/>
    </style:style>
    <style:style style:name="T208" style:family="text">
      <style:text-properties fo:text-transform="uppercase" fo:color="#ff0000" loext:opacity="100%" fo:font-size="12pt" fo:letter-spacing="normal" fo:language="es" fo:country="ES" fo:font-style="normal" officeooo:rsid="0090ac22" style:font-size-asian="12pt" style:font-weight-asian="normal" style:font-size-complex="12pt" style:font-weight-complex="normal"/>
    </style:style>
    <style:style style:name="T209" style:family="text">
      <style:text-properties fo:text-transform="uppercase" fo:color="#ff0000" loext:opacity="100%" fo:font-size="12pt" fo:letter-spacing="normal" fo:language="es" fo:country="ES" fo:font-style="normal" officeooo:rsid="0090ac22" style:font-size-asian="12pt" style:font-size-complex="12pt"/>
    </style:style>
    <style:style style:name="T210" style:family="text">
      <style:text-properties fo:text-transform="uppercase" fo:color="#ff0000" loext:opacity="100%" style:font-name="Libre Franklin SemiBold" fo:font-size="12pt" officeooo:rsid="0090ac22" style:font-size-asian="12pt" style:font-size-complex="12pt"/>
    </style:style>
    <style:style style:name="T211" style:family="text">
      <style:text-properties fo:text-transform="uppercase" style:font-name="Libre Franklin" fo:language="es" fo:country="ES" style:font-weight-asian="normal" style:font-weight-complex="normal"/>
    </style:style>
    <style:style style:name="T212" style:family="text">
      <style:text-properties officeooo:rsid="00915de8"/>
    </style:style>
    <style:style style:name="T213" style:family="text">
      <style:text-properties officeooo:rsid="00ad630e"/>
    </style:style>
    <style:style style:name="T214" style:family="text">
      <style:text-properties officeooo:rsid="00af0ae4"/>
    </style:style>
    <style:style style:name="T215" style:family="text">
      <style:text-properties fo:letter-spacing="normal" fo:font-style="normal"/>
    </style:style>
    <style:style style:name="T216" style:family="text">
      <style:text-properties fo:letter-spacing="normal" fo:font-style="normal" officeooo:rsid="00b4978f"/>
    </style:style>
    <style:style style:name="T217" style:family="text">
      <style:text-properties fo:letter-spacing="normal" fo:font-style="normal" officeooo:rsid="00b7d689"/>
    </style:style>
    <style:style style:name="T218" style:family="text">
      <style:text-properties fo:letter-spacing="normal" fo:font-style="normal" officeooo:rsid="00b97603"/>
    </style:style>
    <style:style style:name="T219" style:family="text">
      <style:text-properties fo:letter-spacing="normal" fo:font-style="normal" officeooo:rsid="00bff404"/>
    </style:style>
    <style:style style:name="T220" style:family="text">
      <style:text-properties fo:letter-spacing="normal" fo:font-style="normal" officeooo:rsid="00c3c936"/>
    </style:style>
    <style:style style:name="T221" style:family="text">
      <style:text-properties fo:letter-spacing="normal" fo:font-style="normal" officeooo:rsid="00caf3d4" style:font-weight-asian="normal" style:font-weight-complex="normal"/>
    </style:style>
    <style:style style:name="T222" style:family="text">
      <style:text-properties fo:letter-spacing="normal" fo:font-style="normal" officeooo:rsid="00cbe299" style:font-weight-asian="normal" style:font-weight-complex="normal"/>
    </style:style>
    <style:style style:name="T223" style:family="text">
      <style:text-properties fo:letter-spacing="normal" fo:font-style="normal" officeooo:rsid="00cd3255" style:font-weight-asian="normal" style:font-weight-complex="normal"/>
    </style:style>
    <style:style style:name="T224" style:family="text">
      <style:text-properties fo:letter-spacing="normal" fo:font-style="normal" officeooo:rsid="00d5a8a8" style:font-weight-asian="normal" style:font-weight-complex="normal"/>
    </style:style>
    <style:style style:name="T225" style:family="text">
      <style:text-properties fo:letter-spacing="normal" fo:font-style="normal" officeooo:rsid="00cd3255"/>
    </style:style>
    <style:style style:name="T226" style:family="text">
      <style:text-properties fo:letter-spacing="normal" fo:font-style="normal" officeooo:rsid="00ce1207"/>
    </style:style>
    <style:style style:name="T227" style:family="text">
      <style:text-properties fo:letter-spacing="normal" fo:font-style="normal" officeooo:rsid="00d1c32d"/>
    </style:style>
    <style:style style:name="T228" style:family="text">
      <style:text-properties fo:letter-spacing="normal" fo:font-style="normal" officeooo:rsid="00d47e51"/>
    </style:style>
    <style:style style:name="T229" style:family="text">
      <style:text-properties fo:letter-spacing="normal" fo:font-style="normal" officeooo:rsid="00dcb289"/>
    </style:style>
    <style:style style:name="T230" style:family="text">
      <style:text-properties fo:letter-spacing="normal" fo:font-style="normal" officeooo:rsid="00dd3b6d"/>
    </style:style>
    <style:style style:name="T231" style:family="text">
      <style:text-properties fo:letter-spacing="normal" fo:font-style="normal" officeooo:rsid="00fc6f7b"/>
    </style:style>
    <style:style style:name="T232" style:family="text">
      <style:text-properties fo:letter-spacing="normal" fo:font-style="normal" officeooo:rsid="00fd09f5"/>
    </style:style>
    <style:style style:name="T233" style:family="text">
      <style:text-properties officeooo:rsid="00af9adc"/>
    </style:style>
    <style:style style:name="T234" style:family="text">
      <style:text-properties officeooo:rsid="00b0f27f"/>
    </style:style>
    <style:style style:name="T235" style:family="text">
      <style:text-properties officeooo:rsid="00b2cd0a"/>
    </style:style>
    <style:style style:name="T236" style:family="text">
      <style:text-properties officeooo:rsid="00bff404"/>
    </style:style>
    <style:style style:name="T237" style:family="text">
      <style:text-properties officeooo:rsid="00c9cd5d"/>
    </style:style>
    <style:style style:name="T238" style:family="text">
      <style:text-properties officeooo:rsid="00cbe299"/>
    </style:style>
    <style:style style:name="T239" style:family="text">
      <style:text-properties officeooo:rsid="00cd3255"/>
    </style:style>
    <style:style style:name="T240" style:family="text">
      <style:text-properties officeooo:rsid="00d1c32d"/>
    </style:style>
    <style:style style:name="T241" style:family="text">
      <style:text-properties officeooo:rsid="00d47e51"/>
    </style:style>
    <style:style style:name="T242" style:family="text">
      <style:text-properties officeooo:rsid="00d5a8a8"/>
    </style:style>
    <style:style style:name="T243" style:family="text">
      <style:text-properties officeooo:rsid="00dcb289"/>
    </style:style>
    <style:style style:name="T244" style:family="text">
      <style:text-properties officeooo:rsid="00dd3b6d"/>
    </style:style>
    <style:style style:name="T245" style:family="text">
      <style:text-properties officeooo:rsid="00de63b2"/>
    </style:style>
    <style:style style:name="T246" style:family="text">
      <style:text-properties officeooo:rsid="001ab44d"/>
    </style:style>
    <style:style style:name="T247" style:family="text">
      <style:text-properties officeooo:rsid="001c7ad5"/>
    </style:style>
    <style:style style:name="T248" style:family="text">
      <style:text-properties officeooo:rsid="0023586d"/>
    </style:style>
    <style:style style:name="T249" style:family="text">
      <style:text-properties officeooo:rsid="00254aa8"/>
    </style:style>
    <style:style style:name="T250" style:family="text">
      <style:text-properties officeooo:rsid="0027b9b3"/>
    </style:style>
    <style:style style:name="T251" style:family="text">
      <style:text-properties officeooo:rsid="002ab7d0"/>
    </style:style>
    <style:style style:name="T252" style:family="text">
      <style:text-properties officeooo:rsid="0008dd4d"/>
    </style:style>
    <style:style style:name="T253" style:family="text">
      <style:text-properties officeooo:rsid="000a9daa"/>
    </style:style>
    <style:style style:name="T254" style:family="text">
      <style:text-properties officeooo:rsid="00e6b83d"/>
    </style:style>
    <style:style style:name="T255" style:family="text">
      <style:text-properties officeooo:rsid="00e8aa6b"/>
    </style:style>
    <style:style style:name="T256" style:family="text">
      <style:text-properties officeooo:rsid="00eb1c5a"/>
    </style:style>
    <style:style style:name="T257" style:family="text">
      <style:text-properties officeooo:rsid="00eedf93"/>
    </style:style>
    <style:style style:name="T258" style:family="text">
      <style:text-properties officeooo:rsid="002ea01c"/>
    </style:style>
    <style:style style:name="T259" style:family="text">
      <style:text-properties officeooo:rsid="00f0b0e7"/>
    </style:style>
    <style:style style:name="T260" style:family="text">
      <style:text-properties officeooo:rsid="00f305fd"/>
    </style:style>
    <style:style style:name="T261" style:family="text">
      <style:text-properties officeooo:rsid="00f3d5ed"/>
    </style:style>
    <style:style style:name="T262" style:family="text">
      <style:text-properties officeooo:rsid="00f7bc08"/>
    </style:style>
    <style:style style:name="T263" style:family="text">
      <style:text-properties officeooo:rsid="000a7f73"/>
    </style:style>
    <style:style style:name="T264" style:family="text">
      <style:text-properties fo:font-size="12pt" style:font-size-asian="12pt" style:font-size-complex="12pt"/>
    </style:style>
    <style:style style:name="T265" style:family="text">
      <style:text-properties fo:font-size="12pt" officeooo:rsid="001b2359" style:font-size-asian="12pt" style:font-size-complex="12pt"/>
    </style:style>
    <style:style style:name="T266" style:family="text">
      <style:text-properties fo:font-size="12pt" officeooo:rsid="000a7f73" style:font-size-asian="12pt" style:font-size-complex="12pt"/>
    </style:style>
    <style:style style:name="T267" style:family="text">
      <style:text-properties fo:font-size="12pt" officeooo:rsid="00199ac8" style:font-size-asian="12pt" style:font-size-complex="12pt"/>
    </style:style>
    <style:style style:name="T268" style:family="text">
      <style:text-properties fo:font-size="12pt" fo:font-style="normal" style:font-size-asian="12pt" style:font-style-asian="normal" style:font-size-complex="12pt" style:font-style-complex="normal"/>
    </style:style>
    <style:style style:name="T269" style:family="text">
      <style:text-properties fo:font-size="12pt" fo:font-style="normal" officeooo:rsid="00f7ed93" style:font-size-asian="12pt" style:font-style-asian="normal" style:font-size-complex="12pt" style:font-style-complex="normal"/>
    </style:style>
    <style:style style:name="T270" style:family="text">
      <style:text-properties fo:font-size="12pt" fo:font-style="normal" officeooo:rsid="001c9602" style:font-size-asian="12pt" style:font-style-asian="normal" style:font-size-complex="12pt" style:font-style-complex="normal"/>
    </style:style>
    <style:style style:name="T271" style:family="text">
      <style:text-properties fo:font-size="12pt" fo:font-style="normal" officeooo:rsid="000af18b" style:font-size-asian="12pt" style:font-style-asian="normal" style:font-size-complex="12pt" style:font-style-complex="normal"/>
    </style:style>
    <style:style style:name="T272" style:family="text">
      <style:text-properties fo:font-size="12pt" fo:font-style="normal" officeooo:rsid="001e6150" style:font-size-asian="12pt" style:font-style-asian="normal" style:font-size-complex="12pt" style:font-style-complex="normal"/>
    </style:style>
    <style:style style:name="T273" style:family="text">
      <style:text-properties fo:font-size="12pt" fo:font-style="normal" officeooo:rsid="00199ac8" style:font-size-asian="12pt" style:font-style-asian="normal" style:font-size-complex="12pt" style:font-style-complex="normal"/>
    </style:style>
    <style:style style:name="T274" style:family="text">
      <style:text-properties fo:font-size="12pt" fo:font-style="normal" officeooo:rsid="0047a2eb" style:font-size-asian="12pt" style:font-style-asian="normal" style:font-size-complex="12pt" style:font-style-complex="normal"/>
    </style:style>
    <style:style style:name="T275" style:family="text">
      <style:text-properties fo:font-size="12pt" fo:font-style="normal" officeooo:rsid="0048205f" style:font-size-asian="12pt" style:font-style-asian="normal" style:font-size-complex="12pt" style:font-style-complex="normal"/>
    </style:style>
    <style:style style:name="T276" style:family="text">
      <style:text-properties officeooo:rsid="0048205f"/>
    </style:style>
    <style:style style:name="T277" style:family="text">
      <style:text-properties officeooo:rsid="000af18b"/>
    </style:style>
    <style:style style:name="T278" style:family="text">
      <style:text-properties officeooo:rsid="001b2359"/>
    </style:style>
    <style:style style:name="T279" style:family="text">
      <style:text-properties officeooo:rsid="001c9602"/>
    </style:style>
    <style:style style:name="T280" style:family="text">
      <style:text-properties officeooo:rsid="000c9223"/>
    </style:style>
    <style:style style:name="T281" style:family="text">
      <style:text-properties officeooo:rsid="001e6150"/>
    </style:style>
    <style:style style:name="T282" style:family="text">
      <style:text-properties officeooo:rsid="000df8ef"/>
    </style:style>
    <style:style style:name="T283" style:family="text">
      <style:text-properties officeooo:rsid="004f1160"/>
    </style:style>
    <style:style style:name="T284" style:family="text">
      <style:text-properties officeooo:rsid="000fe596"/>
    </style:style>
    <style:style style:name="T285" style:family="text">
      <style:text-properties officeooo:rsid="004deda0"/>
    </style:style>
    <style:style style:name="T286" style:family="text">
      <style:text-properties officeooo:rsid="0014dff7"/>
    </style:style>
    <style:style style:name="T287" style:family="text">
      <style:text-properties officeooo:rsid="00f7ed93"/>
    </style:style>
    <style:style style:name="T288" style:family="text">
      <style:text-properties officeooo:rsid="00f9e7b0"/>
    </style:style>
    <style:style style:name="T289" style:family="text">
      <style:text-properties officeooo:rsid="00fa0513"/>
    </style:style>
    <style:style style:name="T290" style:family="text">
      <style:text-properties officeooo:rsid="00facdda"/>
    </style:style>
    <style:style style:name="T291" style:family="text">
      <style:text-properties officeooo:rsid="00fb669f"/>
    </style:style>
    <style:style style:name="T292" style:family="text">
      <style:text-properties officeooo:rsid="00fd09f5"/>
    </style:style>
    <style:style style:name="T293" style:family="text">
      <style:text-properties officeooo:rsid="01020daf"/>
    </style:style>
    <style:style style:name="T294" style:family="text">
      <style:text-properties officeooo:rsid="01051831"/>
    </style:style>
    <style:style style:name="T295" style:family="text">
      <style:text-properties officeooo:rsid="0108feb0"/>
    </style:style>
    <style:style style:name="T296" style:family="text">
      <style:text-properties officeooo:rsid="0109ca9c"/>
    </style:style>
    <style:style style:name="T297" style:family="text">
      <style:text-properties officeooo:rsid="010b1060"/>
    </style:style>
    <style:style style:name="T298" style:family="text">
      <style:text-properties officeooo:rsid="010b558e"/>
    </style:style>
    <style:style style:name="T299" style:family="text">
      <style:text-properties officeooo:rsid="010dc51e"/>
    </style:style>
    <style:style style:name="T300" style:family="text">
      <style:text-properties officeooo:rsid="01126234"/>
    </style:style>
    <style:style style:name="T301" style:family="text">
      <style:text-properties officeooo:rsid="00199ac8"/>
    </style:style>
    <style:style style:name="T302" style:family="text">
      <style:text-properties fo:font-weight="normal" style:font-weight-asian="normal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officeooo:rsid="001fa5e5" style:font-weight-asian="bold" style:font-weight-complex="bold"/>
    </style:style>
    <style:style style:name="T305" style:family="text">
      <style:text-properties fo:font-weight="bold" officeooo:rsid="0021a2cb" style:font-weight-asian="bold" style:font-weight-complex="bold"/>
    </style:style>
    <style:style style:name="T306" style:family="text">
      <style:text-properties fo:font-weight="bold" officeooo:rsid="000f55dd" style:font-weight-asian="bold" style:font-weight-complex="bold"/>
    </style:style>
    <style:style style:name="T307" style:family="text">
      <style:text-properties fo:font-weight="bold" officeooo:rsid="002cab10" style:font-weight-asian="bold" style:font-weight-complex="bold"/>
    </style:style>
    <style:style style:name="T308" style:family="text">
      <style:text-properties fo:font-weight="bold" officeooo:rsid="0048bc91" style:font-weight-asian="bold" style:font-weight-complex="bold"/>
    </style:style>
    <style:style style:name="T309" style:family="text">
      <style:text-properties fo:font-weight="bold" officeooo:rsid="014ffefd" style:font-weight-asian="bold" style:font-weight-complex="bold"/>
    </style:style>
    <style:style style:name="T310" style:family="text">
      <style:text-properties fo:font-style="italic" style:font-style-asian="italic" style:font-style-complex="italic"/>
    </style:style>
    <style:style style:name="T311" style:family="text">
      <style:text-properties fo:font-style="italic" officeooo:rsid="00eb1c5a" style:font-style-asian="italic" style:font-style-complex="italic"/>
    </style:style>
    <style:style style:name="T312" style:family="text">
      <style:text-properties fo:font-style="italic" officeooo:rsid="00eedf93" style:font-style-asian="italic" style:font-style-complex="italic"/>
    </style:style>
    <style:style style:name="T313" style:family="text">
      <style:text-properties fo:font-style="italic" officeooo:rsid="00113060" style:font-style-asian="italic" style:font-style-complex="italic"/>
    </style:style>
    <style:style style:name="T314" style:family="text">
      <style:text-properties fo:font-style="italic" officeooo:rsid="00152bc0" style:font-style-asian="italic" style:font-style-complex="italic"/>
    </style:style>
    <style:style style:name="T315" style:family="text">
      <style:text-properties fo:font-style="italic" officeooo:rsid="00f305fd" style:font-style-asian="italic" style:font-style-complex="italic"/>
    </style:style>
    <style:style style:name="T316" style:family="text">
      <style:text-properties fo:font-style="normal" fo:font-weight="bold" officeooo:rsid="0147e38e" style:font-style-asian="normal" style:font-weight-asian="bold" style:font-style-complex="normal" style:font-weight-complex="bold"/>
    </style:style>
    <style:style style:name="T317" style:family="text">
      <style:text-properties style:font-name="Libre Franklin SemiBold"/>
    </style:style>
    <style:style style:name="T318" style:family="text">
      <style:text-properties style:font-name="Libre Franklin SemiBold" officeooo:rsid="008f9b4b"/>
    </style:style>
    <style:style style:name="T319" style:family="text">
      <style:text-properties style:font-name="Libre Franklin SemiBold" officeooo:rsid="01181a21"/>
    </style:style>
    <style:style style:name="T320" style:family="text">
      <style:text-properties style:font-name="Libre Franklin SemiBold" officeooo:rsid="00915de8"/>
    </style:style>
    <style:style style:name="T321" style:family="text">
      <style:text-properties style:font-name="Libre Franklin SemiBold" fo:letter-spacing="normal" fo:font-style="normal"/>
    </style:style>
    <style:style style:name="T322" style:family="text">
      <style:text-properties style:font-name="Libre Franklin SemiBold" fo:letter-spacing="normal" fo:font-style="normal" officeooo:rsid="00b97603"/>
    </style:style>
    <style:style style:name="T323" style:family="text">
      <style:text-properties style:font-name="Libre Franklin SemiBold" fo:letter-spacing="normal" fo:font-style="normal" officeooo:rsid="00bff404"/>
    </style:style>
    <style:style style:name="T324" style:family="text">
      <style:text-properties style:font-name="Libre Franklin SemiBold" fo:letter-spacing="normal" fo:font-style="normal" officeooo:rsid="00c3c936"/>
    </style:style>
    <style:style style:name="T325" style:family="text">
      <style:text-properties style:font-name="Libre Franklin SemiBold" fo:letter-spacing="normal" fo:font-style="normal" officeooo:rsid="00c8201a"/>
    </style:style>
    <style:style style:name="T326" style:family="text">
      <style:text-properties style:font-name="Libre Franklin SemiBold" fo:letter-spacing="normal" fo:font-style="normal" officeooo:rsid="00cd3255"/>
    </style:style>
    <style:style style:name="T327" style:family="text">
      <style:text-properties style:font-name="Libre Franklin SemiBold" officeooo:rsid="00bff404"/>
    </style:style>
    <style:style style:name="T328" style:family="text">
      <style:text-properties style:font-name="Libre Franklin SemiBold" officeooo:rsid="00cd3255"/>
    </style:style>
    <style:style style:name="T329" style:family="text">
      <style:text-properties style:font-name="Libre Franklin SemiBold" fo:font-style="normal" officeooo:rsid="00199ac8" style:font-style-asian="normal" style:font-style-complex="normal"/>
    </style:style>
    <style:style style:name="T330" style:family="text">
      <style:text-properties style:font-name="Libre Franklin SemiBold" fo:font-size="12pt" fo:font-style="normal" style:font-size-asian="12pt" style:font-style-asian="normal" style:font-size-complex="12pt" style:font-style-complex="normal"/>
    </style:style>
    <style:style style:name="T331" style:family="text">
      <style:text-properties style:font-name="Libre Franklin SemiBold" fo:font-size="12pt" fo:font-style="normal" officeooo:rsid="00199ac8" style:font-size-asian="12pt" style:font-style-asian="normal" style:font-size-complex="12pt" style:font-style-complex="normal"/>
    </style:style>
    <style:style style:name="T332" style:family="text">
      <style:text-properties style:font-name="Libre Franklin SemiBold" fo:font-size="12pt" fo:font-style="normal" officeooo:rsid="0047a2eb" style:font-size-asian="12pt" style:font-style-asian="normal" style:font-size-complex="12pt" style:font-style-complex="normal"/>
    </style:style>
    <style:style style:name="T333" style:family="text">
      <style:text-properties style:font-name="Libre Franklin SemiBold" fo:font-size="12pt" fo:font-style="normal" officeooo:rsid="004932b9" style:font-size-asian="12pt" style:font-style-asian="normal" style:font-size-complex="12pt" style:font-style-complex="normal"/>
    </style:style>
    <style:style style:name="T334" style:family="text">
      <style:text-properties style:font-name="Libre Franklin SemiBold" fo:font-size="12pt" fo:font-style="normal" officeooo:rsid="001b2359" style:font-size-asian="12pt" style:font-style-asian="normal" style:font-size-complex="12pt" style:font-style-complex="normal"/>
    </style:style>
    <style:style style:name="T335" style:family="text">
      <style:text-properties style:font-name="Libre Franklin SemiBold" fo:font-size="12pt" fo:font-style="normal" officeooo:rsid="0014dff7" style:font-size-asian="12pt" style:font-style-asian="normal" style:font-size-complex="12pt" style:font-style-complex="normal"/>
    </style:style>
    <style:style style:name="T336" style:family="text">
      <style:text-properties style:font-name="Libre Franklin SemiBold" fo:font-size="12pt" fo:font-style="normal" officeooo:rsid="0021014f" style:font-size-asian="12pt" style:font-style-asian="normal" style:font-size-complex="12pt" style:font-style-complex="normal"/>
    </style:style>
    <style:style style:name="T337" style:family="text">
      <style:text-properties style:font-name="Libre Franklin SemiBold" fo:font-size="12pt" fo:font-style="normal" officeooo:rsid="000a7f73" style:font-size-asian="12pt" style:font-style-asian="normal" style:font-size-complex="12pt" style:font-style-complex="normal"/>
    </style:style>
    <style:style style:name="T338" style:family="text">
      <style:text-properties style:font-name="Libre Franklin SemiBold" officeooo:rsid="00199ac8"/>
    </style:style>
    <style:style style:name="T339" style:family="text">
      <style:text-properties fo:font-size="11pt" style:font-size-asian="11pt" style:font-size-complex="11pt"/>
    </style:style>
    <style:style style:name="T340" style:family="text">
      <style:text-properties fo:font-size="11pt" officeooo:rsid="0090ac22" style:font-size-asian="11pt" style:font-size-complex="11pt"/>
    </style:style>
    <style:style style:name="T341" style:family="text">
      <style:text-properties fo:font-size="11pt" officeooo:rsid="00915de8" style:font-size-asian="11pt" style:font-size-complex="11pt"/>
    </style:style>
    <style:style style:name="T342" style:family="text">
      <style:text-properties officeooo:rsid="013b8448"/>
    </style:style>
    <style:style style:name="T343" style:family="text">
      <style:text-properties officeooo:rsid="013d354c"/>
    </style:style>
    <style:style style:name="T344" style:family="text">
      <style:text-properties officeooo:rsid="013dbf11"/>
    </style:style>
    <style:style style:name="T345" style:family="text">
      <style:text-properties officeooo:rsid="013ea3b4"/>
    </style:style>
    <style:style style:name="T346" style:family="text">
      <style:text-properties officeooo:rsid="014075ec"/>
    </style:style>
    <style:style style:name="T347" style:family="text">
      <style:text-properties officeooo:rsid="0145a8e0"/>
    </style:style>
    <style:style style:name="T348" style:family="text">
      <style:text-properties officeooo:rsid="01478d43"/>
    </style:style>
    <style:style style:name="T349" style:family="text">
      <style:text-properties officeooo:rsid="0147e38e"/>
    </style:style>
    <style:style style:name="T350" style:family="text">
      <style:text-properties officeooo:rsid="01493c1d"/>
    </style:style>
    <style:style style:name="T351" style:family="text">
      <style:text-properties officeooo:rsid="014988d1"/>
    </style:style>
    <style:style style:name="T352" style:family="text">
      <style:text-properties officeooo:rsid="0149d396"/>
    </style:style>
    <style:style style:name="T353" style:family="text">
      <style:text-properties officeooo:rsid="014c8a90"/>
    </style:style>
    <style:style style:name="T354" style:family="text">
      <style:text-properties officeooo:rsid="014d8b6f"/>
    </style:style>
    <style:style style:name="T355" style:family="text">
      <style:text-properties officeooo:rsid="014e34c3"/>
    </style:style>
    <style:style style:name="T356" style:family="text">
      <style:text-properties officeooo:rsid="014ffefd"/>
    </style:style>
    <style:style style:name="T357" style:family="text">
      <style:text-properties fo:language="es" fo:country="ES"/>
    </style:style>
    <style:style style:name="T358" style:family="text">
      <style:text-properties fo:language="es" fo:country="ES" style:font-weight-asian="normal" style:font-weight-complex="normal"/>
    </style:style>
    <style:style style:name="T359" style:family="text">
      <style:text-properties style:font-name="Libre Franklin" fo:language="es" fo:country="ES" style:font-weight-asian="normal" style:font-weight-complex="normal"/>
    </style:style>
    <style:style style:name="T360" style:family="text">
      <style:text-properties officeooo:rsid="01553198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ASTORELA DE REYES MAGOS</text:p>
      <text:p text:style-name="P64">La Pastorela del Ángel</text:p>
      <text:p text:style-name="P2"/>
      <text:p text:style-name="P9">Linda Isabel Martínez Castro</text:p>
      <text:p text:style-name="P9"><text:span text:style-name="T3">Samuel</text:span> José Gutiérrez Avilés</text:p>
      <text:p text:style-name="P278">Analía <text:span text:style-name="T360">Caquina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5"><text:soft-page-break/>PRIMER ACTO</text:p>
      <text:p text:style-name="P69"><text:span text:style-name="T9">El Ángel, María,</text:span><text:span text:style-name="T96"> José </text:span><text:span text:style-name="T131">y Jesús</text:span><text:span text:style-name="T96">.</text:span></text:p>
      <text:p text:style-name="P10"/>
      <text:p text:style-name="P51"/>
      <text:p text:style-name="P62"><text:span text:style-name="T344">(</text:span><text:span text:style-name="T108">Se inicia con un canto </text:span><text:span text:style-name="T34">“</text:span><text:span text:style-name="T44">Uri, uri, ura</text:span><text:span text:style-name="T36">” </text:span><text:span text:style-name="T37">ó </text:span><text:span text:style-name="T36">”</text:span><text:span text:style-name="T44">Ya viene mi Dios</text:span><text:span text:style-name="T36">”</text:span><text:span text:style-name="T35">.</text:span><text:span text:style-name="T42">)</text:span></text:p>
      <text:p text:style-name="P51"/>
      <text:p text:style-name="P51"/>
      <text:p text:style-name="P66">ESCENA I</text:p>
      <text:p text:style-name="P12"><text:span text:style-name="T105">Anuncio del Ángel a María </text:span><text:span text:style-name="T79">(Lucas 1, 28-</text:span><text:span text:style-name="T95">38</text:span><text:span text:style-name="T79">)</text:span><text:span text:style-name="T104">.</text:span></text:p>
      <text:p text:style-name="P313"/>
      <text:p text:style-name="P97"><text:span text:style-name="T343">(</text:span>Sentada en la silla se encuentra la <text:span text:style-name="T103">V</text:span>irgen María realizando costura de su ajuar matrimonial, a sus pies tiene una canasta con telas, María se inclina para tomar una tela.<text:span text:style-name="T343">)</text:span></text:p>
      <text:p text:style-name="P13"/>
      <text:p text:style-name="P280"><text:span text:style-name="T343">(</text:span>María entra <text:span text:style-name="T255">sola</text:span> a escena mientras se canta. <text:span text:style-name="T254">Una </text:span><text:span text:style-name="T255">ves </text:span><text:span text:style-name="T254">María esta en su posición, </text:span><text:span text:style-name="T255">e</text:span><text:span text:style-name="T9">l Ángel </text:span><text:span text:style-name="T97">entra en escena, </text:span><text:span text:style-name="T121">se detiene junto a María</text:span><text:span text:style-name="T97"> y </text:span><text:span text:style-name="T9">ext</text:span><text:span text:style-name="T97">i</text:span><text:span text:style-name="T9">end</text:span><text:span text:style-name="T97">e sus brazos.</text:span><text:span text:style-name="T254"> </text:span><text:span text:style-name="T123">El canto se detiene una ve</text:span><text:span text:style-name="T254">s que María y el Ángel</text:span><text:span text:style-name="T123"> llega</text:span><text:span text:style-name="T254">n</text:span><text:span text:style-name="T123"> a su posici</text:span><text:span text:style-name="T254">o</text:span><text:span text:style-name="T123">n</text:span><text:span text:style-name="T254">es</text:span>.<text:span text:style-name="T343">)</text:span></text:p>
      <text:p text:style-name="P280"/>
      <text:p text:style-name="P281"><text:span text:style-name="T303">Narrador</text:span>: Desde el antes que existiese el cielo y la tierra; el sol y la luna; el mar y las montañas. Antes de que todo lo que vemos existiese, Dios, ya quería mucho a las personas. Por eso hace 2000 años quiso que su único hijo naciera de una mujer. Para esto envió al ángel Gabriel a una mujer llamada María...</text:p>
      <text:p text:style-name="P14"/>
      <text:p text:style-name="P282"><text:span text:style-name="T342">(</text:span>Antes que el Ángel empiece su dialogo suena la campana.<text:span text:style-name="T342">)</text:span></text:p>
      <text:p text:style-name="P17"><text:span text:style-name="T304">Ángel</text:span><text:span text:style-name="T9">: </text:span><text:span text:style-name="T13">¡Alégrate </text:span><text:span text:style-name="T27">María</text:span><text:span text:style-name="T13">!, llena de gracia, el Señor está contigo.</text:span></text:p>
      <text:p text:style-name="P99"/>
      <text:p text:style-name="P105"><text:span text:style-name="T342">(</text:span>María se sorprende al escuchar el saludo del Ángel.<text:span text:style-name="T342">)</text:span></text:p>
      <text:p text:style-name="P105"/>
      <text:p text:style-name="P105"><text:span text:style-name="T303">Ángel</text:span>: No temas, Dios te ha <text:span text:style-name="T121">bendecido</text:span>. <text:span text:style-name="T121">Tendrás</text:span> un hijo, y le pondrás <text:span text:style-name="T342">el nombre de</text:span> Jesús.</text:p>
      <text:p text:style-name="P11"/>
      <text:p text:style-name="P18"><text:span text:style-name="T305">María</text:span><text:span text:style-name="T10">: </text:span><text:span text:style-name="T13">¿Cómo </text:span><text:span text:style-name="T28">voy a tener un si no</text:span><text:span text:style-name="T13"> si no </text:span><text:span text:style-name="T16">estoy casada</text:span><text:span text:style-name="T13">?</text:span></text:p>
      <text:p text:style-name="P100"/>
      <text:p text:style-name="P18"><text:span text:style-name="T39">Á</text:span><text:span text:style-name="T40">ngel</text:span><text:span text:style-name="T14">: El Espíritu Santo </text:span><text:span text:style-name="T29">con</text:span><text:span text:style-name="T14"> el poder de </text:span><text:span text:style-name="T17">Dios</text:span><text:span text:style-name="T14"> </text:span><text:span text:style-name="T17">hará </text:span><text:span text:style-name="T29">que quedes embarazada</text:span><text:span text:style-name="T14">. Por eso </text:span><text:span text:style-name="T17">tu</text:span><text:span text:style-name="T14"> </text:span><text:span text:style-name="T17">hijo</text:span><text:span text:style-name="T14"> será Santo y </text:span><text:span text:style-name="T17">le</text:span><text:span text:style-name="T14"> </text:span><text:span text:style-name="T17">dirán</text:span><text:span text:style-name="T14"> Hijo de Dios.</text:span></text:p>
      <text:p text:style-name="P106"/>
      <text:p text:style-name="P19"><text:span text:style-name="T40">M</text:span><text:span text:style-name="T41">aría</text:span><text:span text:style-name="T15">: </text:span><text:span text:style-name="T17">S</text:span><text:span text:style-name="T15">oy la </text:span><text:span text:style-name="T19">esclava</text:span><text:span text:style-name="T15"> de </text:span><text:span text:style-name="T18">Dios</text:span><text:span text:style-name="T15">, que se cumpla lo que has dicho.</text:span></text:p>
      <text:p text:style-name="P101"/>
      <text:p text:style-name="P22"><text:span text:style-name="T30">(</text:span><text:span text:style-name="T13">Inicia el canto “</text:span><text:span text:style-name="T45">Ved </text:span><text:span text:style-name="T46">que la virgen concebirá</text:span><text:span text:style-name="T22">”. </text:span><text:span text:style-name="T15">El Ángel </text:span><text:span text:style-name="T16">se retira</text:span><text:span text:style-name="T15"> y María </text:span><text:span text:style-name="T16">lo sigue </text:span><text:span text:style-name="T22">y</text:span><text:span text:style-name="T16"> </text:span><text:span text:style-name="T15">salen de escena </text:span><text:span text:style-name="T21">juntos</text:span><text:span text:style-name="T15">.</text:span><text:span text:style-name="T30">)</text:span></text:p>
      <text:p text:style-name="P23"/>
      <text:p text:style-name="P24"/>
      <text:p text:style-name="P66">ESCENA I<text:span text:style-name="T2">I</text:span></text:p>
      <text:p text:style-name="P28"><text:span text:style-name="T105">Aparición del Ángel en sueños a José </text:span><text:span text:style-name="T98">(Lucas 1, </text:span><text:span text:style-name="T99">20-21</text:span><text:span text:style-name="T98">)</text:span><text:span text:style-name="T77">.</text:span></text:p>
      <text:p text:style-name="P53"/>
      <text:p text:style-name="P56"/>
      <text:p text:style-name="P30"><text:soft-page-break/><text:span text:style-name="T7">(</text:span><text:span text:style-name="T3">El cuarto </text:span><text:span text:style-name="T6">d</text:span><text:span text:style-name="T3">e José, </text:span><text:span text:style-name="T4">con una alfombra, sabanas y almohada y su báculo. José esta recostado y durmiendo cuando el Ángel </text:span><text:span text:style-name="T5">se le </text:span><text:span text:style-name="T4">aparece.</text:span><text:span text:style-name="T7">)</text:span></text:p>
      <text:p text:style-name="P15"/>
      <text:p text:style-name="P57"><text:span text:style-name="T345">(</text:span><text:span text:style-name="T123">José</text:span> entra a escena mientras se canta “<text:span text:style-name="T311">Ved que la virgen concebirá</text:span>”; <text:span text:style-name="T346">c</text:span><text:span text:style-name="T256">anto del final de la escena anterior</text:span>. <text:span text:style-name="T123">El canto se detiene una ves </text:span><text:span text:style-name="T124">José</text:span><text:span text:style-name="T123"> llega a su posición.</text:span><text:span text:style-name="T345">)</text:span></text:p>
      <text:p text:style-name="P57"/>
      <text:p text:style-name="P292"><text:span text:style-name="T303">Narrador</text:span>: Dios sabia que José era un hombre bueno y justo. Por eso envío a un ángel a visitar a José mientras dormía para que ama<text:span text:style-name="T346">r</text:span>a a María y protegiera a Jesús...</text:p>
      <text:p text:style-name="P57"/>
      <text:p text:style-name="P58"><text:span text:style-name="T345">(</text:span>Antes que el Ángel empiece su dialogo suena la campana.<text:span text:style-name="T345">)</text:span></text:p>
      <text:p text:style-name="P20"><text:span text:style-name="T306">Á</text:span><text:span text:style-name="T307">ngel</text:span><text:span text:style-name="T78">: </text:span><text:span text:style-name="T13">José, </text:span><text:span text:style-name="T32">de la </text:span><text:span text:style-name="T31">familia</text:span><text:span text:style-name="T13"> de David, no </text:span><text:span text:style-name="T31">tengas miedo</text:span><text:span text:style-name="T13"> </text:span><text:span text:style-name="T31">de casarte con</text:span><text:span text:style-name="T13"> María, porque </text:span><text:span text:style-name="T20">el hijo </text:span><text:span text:style-name="T31">de María</text:span><text:span text:style-name="T13"> </text:span><text:span text:style-name="T20">es</text:span><text:span text:style-name="T13"> del Espíritu Santo. </text:span><text:span text:style-name="T20">Cuando nazca</text:span><text:span text:style-name="T13"> </text:span><text:span text:style-name="T20">le</text:span><text:span text:style-name="T13"> pondrás el nombre de Jesús.</text:span></text:p>
      <text:p text:style-name="P102"/>
      <text:p text:style-name="P21"><text:span text:style-name="T31">(</text:span><text:span text:style-name="T26">Inicia el canto “</text:span><text:span text:style-name="T47">El ángel del Señor acampa</text:span><text:span text:style-name="T26">”. </text:span><text:span text:style-name="T23">José se levanta de su sueño toma el báculo. </text:span><text:span text:style-name="T24">El Ángel se retira</text:span><text:span text:style-name="T23"> y </text:span><text:span text:style-name="T25">José </text:span><text:span text:style-name="T24">lo sigue </text:span><text:span text:style-name="T26">y</text:span><text:span text:style-name="T24"> dejan justos</text:span><text:span text:style-name="T23">.</text:span><text:span text:style-name="T31">)</text:span></text:p>
      <text:p text:style-name="P23"/>
      <text:p text:style-name="P24"/>
      <text:p text:style-name="P66">ESCENA I<text:span text:style-name="T2">II</text:span></text:p>
      <text:p text:style-name="P12"><text:span text:style-name="T107">El Ángel guía el n</text:span><text:span text:style-name="T105">acimiento de Jesús </text:span><text:span text:style-name="T100">(Lucas 2, 4-7)</text:span><text:span text:style-name="T78">.</text:span></text:p>
      <text:p text:style-name="P31"/>
      <text:p text:style-name="P32"/>
      <text:p text:style-name="P33"><text:span text:style-name="T347">(</text:span>En medio de la noche en Belén José y María buscan albergue y son guiados por el Ángel.<text:span text:style-name="T347">)</text:span></text:p>
      <text:p text:style-name="P33"/>
      <text:p text:style-name="P284"><text:span text:style-name="T303">Narrador</text:span>: José de caso con María y cuando esta cerca de nacer Jesús, Dios <text:span text:style-name="T351">les envió un ángel para guiarlos</text:span> hasta Belén a cuidad de la familia de David, los parientes de José, para <text:span text:style-name="T351">que</text:span> Jesús naciera ahí…</text:p>
      <text:p text:style-name="P284"/>
      <text:p text:style-name="P33"><text:span text:style-name="T347">(</text:span><text:span text:style-name="T126">El Ángel </text:span><text:span text:style-name="T257">entra en escena seguido por </text:span><text:span text:style-name="T126">José y María </text:span><text:span text:style-name="T257">mientra se canta “</text:span><text:span text:style-name="T312">El ángel de Señor acampa</text:span><text:span text:style-name="T257">”; Canto final de la escena anterior. El Ángel </text:span><text:span text:style-name="T126">puede hacer algunos rodeos </text:span><text:span text:style-name="T259">y va tocando la campana</text:span><text:span text:style-name="T126"> </text:span><text:span text:style-name="T257">antes de llegar a sus lugares.</text:span><text:span text:style-name="T347">)</text:span></text:p>
      <text:p text:style-name="P293"/>
      <text:p text:style-name="P34"><text:span text:style-name="T348">(</text:span><text:span text:style-name="T258">Llegados a </text:span><text:span text:style-name="T257">sus lugares</text:span><text:span text:style-name="T258"> </text:span><text:span text:style-name="T126">José </text:span><text:span text:style-name="T257">y</text:span><text:span text:style-name="T126"> María, </text:span><text:span text:style-name="T257">el Ángel de para detrás de ellos y</text:span><text:span text:style-name="T126"> se detiene el canto.</text:span><text:span text:style-name="T348">)</text:span></text:p>
      <text:p text:style-name="P34"/>
      <text:p text:style-name="P34"><text:span text:style-name="T349">(</text:span><text:span text:style-name="T257">S</text:span><text:span text:style-name="T258">e escucha el llanto de un bebe indicando el nacimiento de Jesús.</text:span><text:span text:style-name="T349">)</text:span></text:p>
      <text:p text:style-name="P29"/>
      <text:p text:style-name="P35"><text:span text:style-name="T316">Ángel</text:span>: ¡ALEGRÍA! <text:span text:style-name="T132">¡</text:span>HA NACIDO EL SALVADOR!</text:p>
      <text:p text:style-name="P59"/>
      <text:p text:style-name="P35"><text:span text:style-name="T350">(</text:span>Y <text:span text:style-name="T132">se inicia</text:span><text:span text:style-name="T125"> un canto “</text:span><text:span text:style-name="T313">Alegría, ha nacido el </text:span><text:span text:style-name="T314">S</text:span><text:span text:style-name="T313">alvador</text:span><text:span text:style-name="T1">”. </text:span><text:span text:style-name="T257">El Ángel sale de escena. José y María se quedaran en sus lugares el resto de la pastorela.</text:span><text:span text:style-name="T350">)</text:span></text:p>
      <text:p text:style-name="P24"/>
      <text:p text:style-name="P67"><text:soft-page-break/><text:span text:style-name="T2">SEGUNDO</text:span> ACTO</text:p>
      <text:p text:style-name="P26">El Ángel y los Pastores</text:p>
      <text:p text:style-name="P54"/>
      <text:p text:style-name="P55"/>
      <text:p text:style-name="P67">ESCENA I</text:p>
      <text:p text:style-name="P70"><text:span text:style-name="T109">Aparición del Ángel a los Pastores</text:span> <text:span text:style-name="T110">(Lucas 2, 8-16).</text:span></text:p>
      <text:p text:style-name="P71"/>
      <text:p text:style-name="P72"/>
      <text:p text:style-name="P74"><text:span text:style-name="T352">(</text:span>Por la noche unos pastores nómadas a la intemperie junto con sus ovejas en campo donde las pastoreaban. Mientras los pastores dormían e<text:span text:style-name="T11">l Ángel se el aparece.</text:span><text:span text:style-name="T352">)</text:span></text:p>
      <text:p text:style-name="P73"/>
      <text:p text:style-name="P75"><text:span text:style-name="T352">(</text:span><text:span text:style-name="T127">Los pastores</text:span> entra a escena mientras se canta <text:span text:style-name="T125">“</text:span><text:span text:style-name="T313">Alegría, ha nacido el </text:span><text:span text:style-name="T314">S</text:span><text:span text:style-name="T313">alvador</text:span><text:span text:style-name="T1">”; </text:span><text:span text:style-name="T356">c</text:span><text:span text:style-name="T260">anto final de la escena anterior. Una ves los pastores están su lugar entra a escena el Ángel. </text:span><text:span text:style-name="T123">El canto se deti</text:span><text:span text:style-name="T127">ene cundo los pastores</text:span><text:span text:style-name="T123"> llega a su posición</text:span>.<text:span text:style-name="T352">)</text:span></text:p>
      <text:p text:style-name="P76"/>
      <text:p text:style-name="P296"><text:span text:style-name="T303">Narrador</text:span>: Dios nunca de amar a las personas y quiere todos conozcan a su hijo y por eso manda un ángel para que nos acerquemos a Jesús sin importar donde estemos; así que envía un ángel a unos pastores para que para que vallan a conocer a Jesús...</text:p>
      <text:p text:style-name="P76"/>
      <text:p text:style-name="P297"><text:span text:style-name="T352">(</text:span>Antes que el Ángel empiece su dialogo suena la campana.<text:span text:style-name="T352">)</text:span></text:p>
      <text:p text:style-name="P312"><text:span text:style-name="T57">Ángel</text:span><text:span text:style-name="T59">: </text:span><text:span text:style-name="T60">¡Gloria a Dios en </text:span><text:span text:style-name="T61">el cielo</text:span><text:span text:style-name="T60">, y en la tierra, paz a los </text:span><text:span text:style-name="T61">que ama Dios</text:span><text:span text:style-name="T60">!</text:span></text:p>
      <text:p text:style-name="P103"/>
      <text:p text:style-name="P104"><text:span text:style-name="T353">(</text:span><text:span text:style-name="T128">Más</text:span> Ángel<text:span text:style-name="T128">es</text:span> <text:span text:style-name="T128">entran en escena y se posicionan junto al que ya estaba en escena.</text:span><text:span text:style-name="T353">)</text:span></text:p>
      <text:p text:style-name="P310"><text:span text:style-name="T49"/></text:p>
      <text:p text:style-name="P298"><text:span text:style-name="T48">(</text:span><text:span text:style-name="T49">Antes que el Ángel empiece su dialogo suena la campana.</text:span><text:span text:style-name="T48">)</text:span></text:p>
      <text:p text:style-name="P311"><text:span text:style-name="T58">Á</text:span><text:span text:style-name="T57">ngel</text:span><text:span text:style-name="T59">: </text:span><text:span text:style-name="T49">No </text:span><text:span text:style-name="T54">tengan miedo</text:span><text:span text:style-name="T49">, les traigo una </text:span><text:span text:style-name="T54">buena</text:span><text:span text:style-name="T49"> </text:span><text:span text:style-name="T50">noticia</text:span><text:span text:style-name="T49">: Hoy, en </text:span><text:span text:style-name="T50">Belén</text:span><text:span text:style-name="T49">, nació </text:span><text:span text:style-name="T54">Jesús</text:span><text:span text:style-name="T49">, el </text:span><text:span text:style-name="T54">Hijo de Dios</text:span><text:span text:style-name="T49">. </text:span><text:span text:style-name="T54">Valla</text:span><text:span text:style-name="T55">mos a conocerlo.</text:span></text:p>
      <text:p text:style-name="P98"/>
      <text:p text:style-name="P177"><text:span text:style-name="T56">Pastor</text:span><text:span text:style-name="T52">: </text:span><text:span text:style-name="T49">Vayamos a Belén </text:span><text:span text:style-name="T51">a</text:span><text:span text:style-name="T49"> ve</text:span><text:span text:style-name="T51">r</text:span><text:span text:style-name="T49"> que ha sucedido y el Á</text:span><text:span text:style-name="T53">ngel</text:span><text:span text:style-name="T49"> nos ha </text:span><text:span text:style-name="T53">dicho</text:span><text:span text:style-name="T49">.</text:span></text:p>
      <text:p text:style-name="P107"/>
      <text:p text:style-name="P16"><text:span text:style-name="T354">(</text:span><text:span text:style-name="T260">Se inicia el canto “</text:span><text:span text:style-name="T315">Vallamos pues hasta Belén</text:span><text:span text:style-name="T260">”. </text:span>Los á<text:span text:style-name="T111">ngeles se retiran </text:span><text:span text:style-name="T260">extras se retiran.</text:span><text:span text:style-name="T111"> </text:span><text:span text:style-name="T260">L</text:span><text:span text:style-name="T111">os</text:span> pastores siguen <text:span text:style-name="T260">al Ángel</text:span> hasta encontrarse con José, María y Jesús. <text:span text:style-name="T129">El Ángel puede dar algunos rodeos </text:span><text:span text:style-name="T260">y tocar la campana</text:span>.<text:span text:style-name="T354">)</text:span></text:p>
      <text:p text:style-name="P52"/>
      <text:p text:style-name="P60"><text:span text:style-name="T354">(</text:span>Cuando los pastores llegan donde José, María y Jesús, el Ángel se coloca detrás de ellos y los pastores toman su lugar. Cuando los pastores tomen su lugar el Ángel sale de escena solo.<text:span text:style-name="T354">)</text:span></text:p>
      <text:p text:style-name="P52"/>
      <text:p text:style-name="P52"/>
      <text:p text:style-name="P52"/>
      <text:p text:style-name="P52"/>
      <text:p text:style-name="P52"/>
      <text:p text:style-name="P67"><text:soft-page-break/><text:span text:style-name="T2">TERCER</text:span> ACTO</text:p>
      <text:p text:style-name="P26">El Ángel y los Reyes Magos</text:p>
      <text:p text:style-name="P25"/>
      <text:p text:style-name="P25"/>
      <text:p text:style-name="P68">ESCENA I</text:p>
      <text:p text:style-name="P27"><text:span text:style-name="T105">El Ángel </text:span><text:span text:style-name="T106">guía a</text:span><text:span text:style-name="T105"> los Reyes Magos </text:span><text:span text:style-name="T101">(</text:span><text:span text:style-name="T102">Mateo 2, 1-</text:span><text:span text:style-name="T101">).</text:span></text:p>
      <text:p text:style-name="P37"/>
      <text:p text:style-name="P61"/>
      <text:p text:style-name="P38"><text:span text:style-name="T354">(</text:span>Los magos de oriente se seguían al Ángel/estrella <text:span text:style-name="T112">hasta </text:span>llega<text:span text:style-name="T112">r</text:span> a <text:span text:style-name="T261">Belén</text:span>.<text:span text:style-name="T354">)</text:span></text:p>
      <text:p text:style-name="P38"/>
      <text:p text:style-name="P286"><text:span text:style-name="T355">(</text:span>Cuando el Ángel salga de escena se detiene el canto “<text:span text:style-name="T310">Vallamos pues hasta Belén</text:span>”; <text:span text:style-name="T8">c</text:span><text:span text:style-name="T3">anto</text:span> final de la escena anterior.<text:span text:style-name="T355">)</text:span></text:p>
      <text:p text:style-name="P286"/>
      <text:p text:style-name="P287"><text:span text:style-name="T303">Narrador</text:span>: Dios hizo que todos conociera a Jesús su hijo y cuanto lo ama, todos, pequeños y grandes, pobres y ricos. Hasta quiso que los reyes cocieran a hijo de su amor por eso envió un ángel para guiara a tres reyes desde sus reinos lejanos...</text:p>
      <text:p text:style-name="P32"/>
      <text:p text:style-name="P36"><text:span text:style-name="T309">Melchor</text:span>: <text:span text:style-name="T13">¿Dónde está el rey que acaba de nacer? Porque vimos su estrella en </text:span><text:span text:style-name="T33">el cielo</text:span><text:span text:style-name="T13"> y hemos venido a adorarlo</text:span><text:span text:style-name="T64">.</text:span></text:p>
      <text:p text:style-name="P108"/>
      <text:p text:style-name="P109"><text:span text:style-name="T356">(</text:span><text:span text:style-name="T260">Se inicia el canto “</text:span><text:span text:style-name="T315">Los niños de Belén</text:span><text:span text:style-name="T260">”. </text:span><text:span text:style-name="T261">E</text:span><text:span text:style-name="T102">l Ángel/estrella </text:span><text:span text:style-name="T261">entra en escena seguido por los Reyes Magos. </text:span><text:span text:style-name="T130">El Ángel puede dar algunos rodeos </text:span><text:span text:style-name="T261">y tocar la campana</text:span><text:span text:style-name="T102">.</text:span><text:span text:style-name="T356">)</text:span></text:p>
      <text:p text:style-name="P109"/>
      <text:p text:style-name="P109"><text:span text:style-name="T356">(</text:span><text:span text:style-name="T130">Una vez llegados los Reyes Magos donde se en</text:span><text:span text:style-name="T261">cuen</text:span><text:span text:style-name="T130">tran José, María, </text:span><text:span text:style-name="T261">Jesús</text:span><text:span text:style-name="T130"> y </text:span><text:span text:style-name="T261">los pastores, el Ángel se coloca detrás ellos.</text:span><text:span text:style-name="T356">)</text:span></text:p>
      <text:p text:style-name="P110"/>
      <text:p text:style-name="P111"><text:span text:style-name="T356">(</text:span>Los Reyes Mago se posicionan a <text:span text:style-name="T262">un</text:span> lado. Cada Rey Mago pasara frente a Jesús, <text:span text:style-name="T262">cantara la parte que le corresponde, seguido</text:span> dirá su dialogo y se arrodilla<text:span text:style-name="T262">ra</text:span> adorando a Jesús, luego regresara a su lugar.<text:span text:style-name="T356">)</text:span></text:p>
      <text:p text:style-name="P111"/>
      <text:p text:style-name="P179"><text:span text:style-name="T82">Me</text:span><text:span text:style-name="T83">l</text:span><text:span text:style-name="T82">cho</text:span><text:span text:style-name="T84">r </text:span><text:span text:style-name="T85">(Parte cantada)</text:span></text:p>
      <text:p text:style-name="P180"><text:bookmark-start text:name="__DdeLink__43_13854922573"/><text:tab/>Yo <text:span text:style-name="T287">ve</text:span><text:bookmark-start text:name="__DdeLink__39_13854922573"/>ngo de oriente lejano,<text:bookmark-end text:name="__DdeLink__43_13854922573"/><text:bookmark-end text:name="__DdeLink__39_13854922573"/></text:p>
      <text:p text:style-name="P178"><text:span text:style-name="T268"><text:tab/></text:span><text:span text:style-name="T269">d</text:span><text:bookmark-start text:name="__DdeLink__46_13854922573"/><text:span text:style-name="T268">el país </text:span><text:bookmark-end text:name="__DdeLink__46_13854922573"/><text:span text:style-name="T269">del</text:span><text:span text:style-name="T268"> oro y la plata.</text:span></text:p>
      <text:p text:style-name="P180"><text:bookmark-start text:name="__DdeLink__48_13854922574"/><text:bookmark-start text:name="__DdeLink__37_13854922574"/><text:tab/><text:span text:style-name="T277">M</text:span>as de noche no puedo dormir</text:p>
      <text:p text:style-name="P180"><text:tab/>porque he visto una estrella,</text:p>
      <text:p text:style-name="P113"><text:tab/>una estrella en el cielo.<text:bookmark-end text:name="__DdeLink__48_13854922574"/><text:bookmark-end text:name="__DdeLink__37_13854922574"/></text:p>
      <text:p text:style-name="P112"/>
      <text:p text:style-name="P112"><text:span text:style-name="T303">Melchor</text:span>: Yo soy Melchor y traigo para ti oro, porque yo se que eres Rey Eterno.</text:p>
      <text:p text:style-name="P112"/>
      <text:p text:style-name="P112"/>
      <text:p text:style-name="P112"/>
      <text:p text:style-name="P112"/>
      <text:p text:style-name="P112"/>
      <text:p text:style-name="P112"/>
      <text:p text:style-name="P179"><text:soft-page-break/><text:span text:style-name="T86">Gaspar </text:span><text:span text:style-name="T85">(Parte cantada)</text:span></text:p>
      <text:p text:style-name="P180"><text:bookmark-start text:name="__DdeLink__43_138549225711"/><text:tab/>Yo v<text:bookmark-start text:name="__DdeLink__39_138549225711"/>engo de oriente lejano,<text:bookmark-end text:name="__DdeLink__43_138549225711"/><text:bookmark-end text:name="__DdeLink__39_138549225711"/></text:p>
      <text:p text:style-name="P178"><text:span text:style-name="T268"><text:tab/></text:span><text:bookmark-start text:name="__DdeLink__46_138549225711"/><text:span text:style-name="T268">del país de</text:span><text:bookmark-end text:name="__DdeLink__46_138549225711"/><text:span text:style-name="T268">l </text:span><text:span text:style-name="T270">incien</text:span><text:span text:style-name="T271">s</text:span><text:span text:style-name="T270">o y el perfume.</text:span></text:p>
      <text:p text:style-name="P180"><text:bookmark-start text:name="__DdeLink__48_138549225721"/><text:bookmark-start text:name="__DdeLink__37_138549225721"/><text:tab/><text:span text:style-name="T280">M</text:span>as de noche no puedo dormir</text:p>
      <text:p text:style-name="P180"><text:tab/>porque he visto una estrella,</text:p>
      <text:p text:style-name="P114"><text:tab/>una estrella en el cielo.<text:bookmark-end text:name="__DdeLink__48_138549225721"/><text:bookmark-end text:name="__DdeLink__37_138549225721"/></text:p>
      <text:p text:style-name="P112"/>
      <text:p text:style-name="P40"><text:span text:style-name="T303">G</text:span><text:span text:style-name="T308">aspar</text:span>: Yo soy Gaspar y traigo para ti incienso, porque yo se que eres Dios de Israel.</text:p>
      <text:p text:style-name="P276"/>
      <text:p text:style-name="P178"><text:span text:style-name="T87">Balta</text:span><text:span text:style-name="T88">s</text:span><text:span text:style-name="T87">a</text:span><text:span text:style-name="T89">r </text:span><text:span text:style-name="T90">(Parte cantada)</text:span></text:p>
      <text:p text:style-name="P180"><text:bookmark-start text:name="__DdeLink__43_138549225721"/><text:tab/>Yo v<text:bookmark-start text:name="__DdeLink__39_138549225721"/>engo de oriente lejano,<text:bookmark-end text:name="__DdeLink__43_138549225721"/><text:bookmark-end text:name="__DdeLink__39_138549225721"/></text:p>
      <text:p text:style-name="P178"><text:span text:style-name="T268"><text:tab/></text:span><text:bookmark-start text:name="__DdeLink__46_138549225721"/><text:span text:style-name="T268">del país de</text:span><text:bookmark-end text:name="__DdeLink__46_138549225721"/><text:span text:style-name="T268"> </text:span><text:span text:style-name="T272">la mirra y el aceite.</text:span></text:p>
      <text:p text:style-name="P180"><text:bookmark-start text:name="__DdeLink__48_138549225731"/><text:bookmark-start text:name="__DdeLink__37_138549225731"/><text:tab/><text:span text:style-name="T282">M</text:span>as de noche no puedo dormir</text:p>
      <text:p text:style-name="P180"><text:tab/>porque he visto una estrella,</text:p>
      <text:p text:style-name="P63"><text:tab/>una estrella en el cielo.<text:bookmark-end text:name="__DdeLink__48_138549225731"/><text:bookmark-end text:name="__DdeLink__37_138549225731"/></text:p>
      <text:p text:style-name="P63"/>
      <text:p text:style-name="P40"><text:span text:style-name="T303">B</text:span><text:span text:style-name="T308">altasar</text:span>: Yo soy Baltasar y traigo para ti mirra, por que yo se que eres Cordero de Dios.</text:p>
      <text:p text:style-name="P40"/>
      <text:p text:style-name="P289"><text:span text:style-name="T356">(</text:span><text:span text:style-name="T261">Luego que cada Rey Mago </text:span><text:span text:style-name="T288">dijo su</text:span><text:span text:style-name="T261"> dialogo</text:span><text:span text:style-name="T288"> pasaran los tres </text:span><text:span text:style-name="T299">juntos </text:span><text:span text:style-name="T288">frente a Jesús de arrodillaran a </text:span><text:span text:style-name="T299">la</text:span><text:span text:style-name="T288"> ves </text:span><text:span text:style-name="T299">hasta que</text:span><text:span text:style-name="T288"> termine el canto y</text:span><text:span text:style-name="T261"> tomara</text:span><text:span text:style-name="T288">n</text:span><text:span text:style-name="T261"> su lugar </text:span><text:span text:style-name="T288">para completar</text:span><text:span text:style-name="T65"> el nacimiento.</text:span><text:span text:style-name="T66">)</text:span></text:p>
      <text:p text:style-name="P289"><text:span text:style-name="T66"/></text:p>
      <text:p text:style-name="P288"><text:span text:style-name="T66">N</text:span><text:span text:style-name="T64">arrador: Dios nos ama y lo sabes porque mando a su hijo, a Jesús, nacer como un hombre, para que nosotros podamos vivir felices. </text:span><text:span text:style-name="T67">No para tener mucho dinero o vivir en casas grandes; sino para estar con el en paraiso</text:span><text:span text:style-name="T64">. Y esto es palabra de Dios.</text:span></text:p>
      <text:p text:style-name="P41"/>
      <text:p text:style-name="P43">FIN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NEXO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"><text:soft-page-break/>CARACTERIZACIÓN</text:p>
      <text:p text:style-name="P4"/>
      <text:p text:style-name="P4"/>
      <text:p text:style-name="P5">Á<text:span text:style-name="T101">ngel</text:span></text:p>
      <text:p text:style-name="P44">No importa el sexo, vestido todo de blanco sin ceñirse la cintura <text:span text:style-name="T102">(opcional se puede vestir de colores brillantes con una túnica muy ornamentada)</text:span> con a las en la espalda.</text:p>
      <text:p text:style-name="P42"/>
      <text:p text:style-name="P6">María</text:p>
      <text:p text:style-name="P45"><text:span text:style-name="T122">Mujer de a</text:span>pariencia juvenil, sin maquillaje o lo más natural posible, vestida con túnica blanca o rosada, con velo blanco o celeste. Lleva ceñida la cintura con una cinta del mismo color del velo <text:span text:style-name="T122">y</text:span> lleva sandalias.</text:p>
      <text:p text:style-name="P6"/>
      <text:p text:style-name="P7">José</text:p>
      <text:p text:style-name="P46"><text:span text:style-name="T101">Hombre j</text:span>oven adulto de apariencia amable, vestido de túnica verde o azul y manto café. <text:span text:style-name="T78">A veces también sostiene un báculo o callado con lirios en la parte superior.</text:span></text:p>
      <text:p text:style-name="P46"/>
      <text:p text:style-name="P8">Pastor</text:p>
      <text:p text:style-name="P47">P<text:span text:style-name="T120">ueden llevar túnicas con los siguientes colores: café, blanco a rayas, verde o negro. Llevan la cintura ceñida con cordón.</text:span></text:p>
      <text:p text:style-name="P39"/>
      <text:p text:style-name="P8">Melchor</text:p>
      <text:p text:style-name="P48">Rey de oriente <text:span text:style-name="T115">(Europa)</text:span>, es <text:span text:style-name="T114">portador</text:span> <text:span text:style-name="T114">d</text:span>el oro. <text:span text:style-name="T114">Es también </text:span>el mayor de los Reyes Magos <text:span text:style-name="T116">(Representa la ancianidad </text:span><text:span text:style-name="T117">de hombre</text:span><text:span text:style-name="T116">)</text:span>, <text:span text:style-name="T115">con la cabeza y barba blanca (canosa)</text:span>. Vestido con una túnica dorada, amarilla o blanca y capa roja, <text:span text:style-name="T116">corona</text:span> y <text:span text:style-name="T115">llevando </text:span>un cofre.</text:p>
      <text:p text:style-name="P39"/>
      <text:p text:style-name="P8">Gaspar</text:p>
      <text:p text:style-name="P49">Rey de oriente (Asia), es el portado del incienso. Es un hombre adulto <text:span text:style-name="T117">(Representa la adultez del hombre)</text:span> de cabello claro y barba tupida (<text:span text:style-name="T117">C</text:span>astaño claro). <text:span text:style-name="T113">Vestido con una túnica dorada, amarilla o blanca y capa </text:span>azul o purpura, <text:span text:style-name="T116">corona</text:span><text:span text:style-name="T113"> y </text:span>llevando <text:span text:style-name="T113">un </text:span>incensario<text:span text:style-name="T113">.</text:span></text:p>
      <text:p text:style-name="P39"/>
      <text:p text:style-name="P8">Baltasar</text:p>
      <text:p text:style-name="P50">Rey de oriente (África, <text:span text:style-name="T119">usualmente representado como una persona de raza negra</text:span>), es el portador de la mirra. Es el más joven de los reyes magos (<text:span text:style-name="T117">Representa la juventud del hombre</text:span>).<text:span text:style-name="T113">Vestido con una túnica dorada, amarilla o blanca y capa </text:span><text:span text:style-name="T118">verde</text:span><text:span text:style-name="T115">, </text:span>corona<text:span text:style-name="T113"> y </text:span><text:span text:style-name="T115">llevando </text:span><text:span text:style-name="T118">frasco de perfume</text:span><text:span text:style-name="T113">.</text:span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4"><text:soft-page-break/>CANTOS</text:p>
      <text:p text:style-name="P233"/>
      <text:p text:style-name="P234"/>
      <text:p text:style-name="P211">URÍ, URÍ, URÍ, URÁ</text:p>
      <text:p text:style-name="P270">V<text:span text:style-name="T162">illancico </text:span><text:span text:style-name="T292">Español</text:span></text:p>
      <text:p text:style-name="P235"/>
      <text:p text:style-name="P186"><text:s text:c="8"/>Mi<text:span text:style-name="T162">m</text:span> <text:s text:c="28"/>Si7 <text:s text:c="36"/>Mi<text:span text:style-name="T162">m</text:span></text:p>
      <text:p text:style-name="P240"><text:span text:style-name="T186">A</text:span><text:span text:style-name="T163">. <text:s text:c="3"/></text:span><text:span text:style-name="T91">URÍ, URÍ, URÍ, URÁ URÍ, URÍ, URÍ, URÁ.</text:span></text:p>
      <text:p text:style-name="P187"><text:s text:c="46"/><text:span text:style-name="T194">Si7 <text:s text:c="36"/>Mim</text:span></text:p>
      <text:p text:style-name="P236"><text:span text:style-name="T163"><text:s text:c="8"/></text:span><text:span text:style-name="T317">URÍ, URÍ, URÍ, URÁ URÍ, URÍ, URÍ, URÁ.</text:span></text:p>
      <text:p text:style-name="P188"><text:s text:c="47"/><text:span text:style-name="T194">Si7</text:span></text:p>
      <text:p text:style-name="P273"><text:s text:c="9"/>URÍ, URÍ, URÍ, URÁ.</text:p>
      <text:p text:style-name="P187"><text:s text:c="111"/>Mi<text:span text:style-name="T195">m</text:span></text:p>
      <text:p text:style-name="P235"><text:s text:c="9"/><text:span text:style-name="T317">PAM PÁM, PAM PÁM, PAM PA RA</text:span><text:span text:style-name="T318">M </text:span><text:span text:style-name="T317">PAM PÁM,</text:span></text:p>
      <text:p text:style-name="P187"><text:s text:c="112"/>Si7</text:p>
      <text:p text:style-name="P237"><text:s text:c="9"/><text:span text:style-name="T317">PAM PÁM, PAM PÁM, PAM PA RA</text:span><text:span text:style-name="T318">M </text:span><text:span text:style-name="T317">PAM PÁM.</text:span></text:p>
      <text:p text:style-name="P187"><text:s text:c="59"/>Mi<text:span text:style-name="T195">m</text:span></text:p>
      <text:p text:style-name="P235"><text:s text:c="9"/><text:span text:style-name="T317">LA</text:span><text:span text:style-name="T319">I</text:span><text:span text:style-name="T317"> LA RÁ LA </text:span><text:span text:style-name="T319">LA LA</text:span><text:span text:style-name="T317"> LÁ.</text:span></text:p>
      <text:p text:style-name="P235"/>
      <text:section text:style-name="Sect1" text:name="Sección1">
        <text:p text:style-name="P261"><text:span text:style-name="T133"><text:s text:c="7"/>Mi</text:span><text:span text:style-name="T154">m</text:span><text:span text:style-name="T133"> <text:s text:c="49"/>Si7</text:span></text:p>
        <text:p text:style-name="P250"><text:span text:style-name="T163">S.</text:span> <text:s text:c="3"/>Un niño pequeño va a nacer,</text:p>
        <text:p text:style-name="P187"><text:s text:c="37"/>Mi<text:span text:style-name="T196">m</text:span></text:p>
        <text:p text:style-name="P250"><text:s text:c="8"/>un niñito pequeño.</text:p>
        <text:p text:style-name="P182"><text:s text:c="85"/><text:span text:style-name="T339">Si7</text:span></text:p>
        <text:p text:style-name="P238"><text:span text:style-name="T164">A</text:span><text:span text:style-name="T163">.</text:span> <text:s text:c="3"/><text:span text:style-name="T198">Un niño pequeño va a nacer,</text:span></text:p>
        <text:p text:style-name="P182"><text:s text:c="47"/><text:span text:style-name="T339">Mi</text:span><text:span text:style-name="T340">m</text:span></text:p>
        <text:p text:style-name="P238"><text:s text:c="9"/><text:span text:style-name="T198">un niñito pequeño.</text:span></text:p>
        <text:p text:style-name="P235"/>
        <text:p text:style-name="P181"><text:s text:c="75"/><text:span text:style-name="T339">Si7</text:span></text:p>
        <text:p text:style-name="P235"><text:span text:style-name="T164">S.</text:span> <text:s text:c="3"/>¿Cómo se llamará? <text:span text:style-name="T212">¡</text:span>Enmanuel!</text:p>
        <text:p text:style-name="P181"><text:s text:c="90"/><text:span text:style-name="T339">Mi</text:span><text:span text:style-name="T341">m</text:span></text:p>
        <text:p text:style-name="P235"><text:span text:style-name="T163">A.</text:span> <text:s text:c="3"/><text:span text:style-name="T317">¿CÓMO SE LLAMARÁ? </text:span><text:span text:style-name="T320">¡</text:span><text:span text:style-name="T317">ENMANUEL!</text:span></text:p>
        <text:p text:style-name="P181"><text:s text:c="91"/><text:span text:style-name="T339">Si7</text:span></text:p>
        <text:p text:style-name="P235"><text:s text:c="9"/><text:span text:style-name="T317">¿CÓMO SE LLAMARÁ? </text:span><text:span text:style-name="T320">¡</text:span><text:span text:style-name="T317">ENMANUEL!</text:span></text:p>
        <text:p text:style-name="P187"><text:s text:c="56"/>Mi<text:span text:style-name="T212">m</text:span></text:p>
        <text:p text:style-name="P235"><text:s text:c="9"/><text:span text:style-name="T320">¡</text:span><text:span text:style-name="T317">VEN CHIQUITITO, VEN!</text:span></text:p>
        <text:p text:style-name="P235"/>
        <text:p text:style-name="P235"/>
        <text:p text:style-name="P189"><text:s text:c="8"/>Mi<text:span text:style-name="T162">m</text:span> <text:s text:c="28"/>Si7</text:p>
        <text:p text:style-name="P241"><text:span text:style-name="T186">A</text:span><text:span text:style-name="T163">. <text:s text:c="3"/></text:span><text:span text:style-name="T91">URÍ, URÍ, URÍ, URÁ...</text:span></text:p>
        <text:p text:style-name="P235"/>
        <text:p text:style-name="P262"><text:span text:style-name="T133"><text:s text:c="7"/>Mi</text:span><text:span text:style-name="T155">m</text:span><text:span text:style-name="T133"> <text:s text:c="48"/>Si7</text:span></text:p>
        <text:p text:style-name="P235"><text:span text:style-name="T163">S.</text:span> <text:s text:c="3"/>Su madrecita está en Belén,</text:p>
        <text:p text:style-name="P187"><text:s text:c="51"/>Mi<text:span text:style-name="T212">m</text:span></text:p>
        <text:p text:style-name="P235"><text:s text:c="9"/>su padre es carpintero.</text:p>
        <text:p text:style-name="P190"><text:s text:c="81"/>Si7</text:p>
        <text:p text:style-name="P239"><text:span text:style-name="T182">A</text:span><text:span text:style-name="T163">.</text:span> <text:s text:c="3"/><text:span text:style-name="T198">Su madrecita está en Belén,</text:span></text:p>
        <text:p text:style-name="P190"><text:s text:c="63"/>Mi<text:span text:style-name="T212">m</text:span></text:p>
        <text:p text:style-name="P239"><text:s text:c="9"/><text:span text:style-name="T198">su padre es carpintero.</text:span></text:p>
        <text:p text:style-name="P224"/>
        <text:p text:style-name="P183"><text:s text:c="75"/><text:span text:style-name="T339">Si7</text:span></text:p>
        <text:p text:style-name="P242"><text:span text:style-name="T164">S.</text:span> <text:s text:c="3"/>¿Cómo se llamará? <text:span text:style-name="T212">¡</text:span>Enmanuel!</text:p>
        <text:p text:style-name="P183"><text:s text:c="90"/><text:span text:style-name="T339">Mi</text:span><text:span text:style-name="T341">m</text:span></text:p>
        <text:p text:style-name="P242"><text:span text:style-name="T163">A.</text:span> <text:s text:c="3"/><text:span text:style-name="T317">¿CÓMO SE LLAMARÁ? </text:span><text:span text:style-name="T320">¡</text:span><text:span text:style-name="T317">ENMANUEL!</text:span></text:p>
        <text:p text:style-name="P183"><text:s text:c="91"/><text:span text:style-name="T339">Si7</text:span></text:p>
        <text:p text:style-name="P242"><text:s text:c="9"/><text:span text:style-name="T317">¿CÓMO SE LLAMARÁ? </text:span><text:span text:style-name="T320">¡</text:span><text:span text:style-name="T317">ENMANUEL!</text:span></text:p>
        <text:p text:style-name="P191"><text:s text:c="56"/>Mi<text:span text:style-name="T212">m</text:span></text:p>
        <text:p text:style-name="P242"><text:s text:c="9"/><text:span text:style-name="T320">¡</text:span><text:span text:style-name="T317">VEN CHIQUITITO, VEN!</text:span></text:p>
        <text:p text:style-name="P242"/>
        <text:p text:style-name="P242"/>
        <text:p text:style-name="P191"><text:s text:c="8"/>Mi<text:span text:style-name="T162">m</text:span> <text:s text:c="28"/>Si7</text:p>
        <text:p text:style-name="P242"><text:span text:style-name="T186">A</text:span><text:span text:style-name="T163">. <text:s text:c="3"/></text:span><text:span text:style-name="T91">URÍ, URÍ, URÍ, URÁ...</text:span></text:p>
        <text:p text:style-name="P235"/>
      </text:section>
      <text:p text:style-name="P235"/>
      <text:p text:style-name="P235"/>
      <text:p text:style-name="P235"/>
      <text:p text:style-name="P235"/>
      <text:p text:style-name="P235"/>
      <text:p text:style-name="P235"/>
      <text:p text:style-name="P235"/>
      <text:p text:style-name="P301"><text:soft-page-break/>YA VIENE MI DIOS</text:p>
      <text:p text:style-name="P323">V<text:span text:style-name="T162">illancico </text:span><text:span text:style-name="T292">Español</text:span></text:p>
      <text:p text:style-name="P317"/>
      <text:p text:style-name="P305"><text:s text:c="8"/>Mi<text:span text:style-name="T162">m</text:span> <text:s text:c="71"/>Si7</text:p>
      <text:p text:style-name="P315"><text:span text:style-name="T189">A</text:span><text:span text:style-name="T188">. <text:s text:c="3"/></text:span><text:span text:style-name="T62">YA VIENE MI DIOS, YA VIENE MI REY.</text:span></text:p>
      <text:p text:style-name="P305"><text:s text:c="51"/><text:span text:style-name="T194"><text:s text:c="37"/>Mim</text:span></text:p>
      <text:p text:style-name="P299"><text:span text:style-name="T358"><text:s text:c="8"/></text:span><text:span text:style-name="T38">YA VIENE MI DIOS, YA VIENE MI REY.</text:span></text:p>
      <text:p text:style-name="P305"><text:s text:c="86"/><text:span text:style-name="T194">Si7</text:span></text:p>
      <text:p text:style-name="P324"><text:span text:style-name="T358"><text:s text:c="9"/></text:span><text:span text:style-name="T69">YA VIENE, YA VIENE MI SALVADOR.</text:span></text:p>
      <text:p text:style-name="P305"><text:s text:c="69"/>Mi<text:span text:style-name="T195">m</text:span></text:p>
      <text:p text:style-name="P324"><text:span text:style-name="T358"><text:s text:c="9"/></text:span><text:span text:style-name="T69">YA VIENE, YA VIENE MI REY.</text:span></text:p>
      <text:p text:style-name="P317"/>
      <text:section text:style-name="Sect1" text:name="Sección2">
        <text:p text:style-name="P319"><text:span text:style-name="T133"><text:s text:c="7"/>Mi</text:span><text:span text:style-name="T154">m</text:span><text:span text:style-name="T133"> <text:s text:c="68"/>Si7</text:span></text:p>
        <text:p text:style-name="P325"><text:span text:style-name="T191">S.</text:span><text:span text:style-name="T357"> <text:s text:c="3"/></text:span><text:span text:style-name="T68">Es un pobre obrero nacido en Belén,</text:span></text:p>
        <text:p text:style-name="P305"><text:s text:c="75"/>Mi<text:span text:style-name="T196">m</text:span></text:p>
        <text:p text:style-name="P325"><text:span text:style-name="T357"><text:s text:c="8"/></text:span><text:span text:style-name="T68">su madre, María; su padre, José.</text:span></text:p>
        <text:p text:style-name="P308"><text:s text:c="74"/><text:span text:style-name="T339">Si7</text:span></text:p>
        <text:p text:style-name="P325"><text:span text:style-name="T201"><text:s text:c="8"/></text:span><text:span text:style-name="T68">Ya viene, ya viene mi Salvador.</text:span></text:p>
        <text:p text:style-name="P308"><text:s text:c="60"/><text:span text:style-name="T339">Mi</text:span><text:span text:style-name="T340">m</text:span></text:p>
        <text:p text:style-name="P325"><text:span text:style-name="T205"><text:s text:c="8"/></text:span><text:span text:style-name="T74">Ya viene, ya viene mi Rey.</text:span></text:p>
        <text:p text:style-name="P317"/>
        <text:p text:style-name="P305"><text:s text:c="8"/>Mi<text:span text:style-name="T162">m</text:span> <text:s text:c="71"/>Si7</text:p>
        <text:p text:style-name="P317"><text:span text:style-name="T186">A</text:span><text:span text:style-name="T163">. <text:s text:c="3"/></text:span><text:span text:style-name="T62">YA VIENE MI DIOS, YA VIENE MI REY...</text:span></text:p>
        <text:p text:style-name="P317"/>
        <text:p text:style-name="P319"><text:span text:style-name="T133"><text:s text:c="7"/>Mi</text:span><text:span text:style-name="T154">m</text:span><text:span text:style-name="T133"> <text:s text:c="71"/>Si7</text:span></text:p>
        <text:p text:style-name="P325"><text:span text:style-name="T191">S.</text:span><text:span text:style-name="T357"> <text:s text:c="3"/></text:span><text:span text:style-name="T71">Él tiene unos ojos que hablan de amor,</text:span></text:p>
        <text:p text:style-name="P305"/>
        <text:p text:style-name="P325"><text:span text:style-name="T357"><text:s text:c="8"/></text:span><text:span text:style-name="T71">que hablan del Padre,</text:span></text:p>
        <text:p text:style-name="P305"><text:span text:style-name="T71"><text:s text:c="43"/></text:span><text:span text:style-name="T12">Mi</text:span><text:span text:style-name="T43">m</text:span></text:p>
        <text:p text:style-name="P325"><text:span text:style-name="T71"><text:s text:c="8"/>que hablan de Dios.</text:span></text:p>
        <text:p text:style-name="P308"><text:s text:c="74"/><text:span text:style-name="T339">Si7</text:span></text:p>
        <text:p text:style-name="P325"><text:span text:style-name="T201"><text:s text:c="8"/></text:span><text:span text:style-name="T68">Ya viene, ya viene mi Salvador.</text:span></text:p>
        <text:p text:style-name="P308"><text:s text:c="60"/><text:span text:style-name="T339">Mi</text:span><text:span text:style-name="T340">m</text:span></text:p>
        <text:p text:style-name="P317"><text:span text:style-name="T210"><text:s text:c="8"/></text:span><text:span text:style-name="T74">Ya viene, ya viene mi Rey.</text:span></text:p>
        <text:p text:style-name="P317"/>
        <text:p text:style-name="P305"><text:s text:c="8"/>Mi<text:span text:style-name="T162">m</text:span> <text:s text:c="71"/>Si7</text:p>
        <text:p text:style-name="P317"><text:span text:style-name="T186">A</text:span><text:span text:style-name="T163">. <text:s text:c="3"/></text:span><text:span text:style-name="T62">YA VIENE MI DIOS, YA VIENE MI REY...</text:span></text:p>
        <text:p text:style-name="P317"/>
        <text:p text:style-name="P317"/>
        <text:p text:style-name="P317"/>
        <text:p text:style-name="P320"><text:span text:style-name="T133"><text:s text:c="7"/>Mi</text:span><text:span text:style-name="T154">m</text:span><text:span text:style-name="T133"> <text:s text:c="64"/>Si7</text:span></text:p>
        <text:p text:style-name="P326"><text:span text:style-name="T191">S.</text:span><text:span text:style-name="T357"> <text:s text:c="3"/></text:span><text:span text:style-name="T71">Murió en un madero lleno de dolor,</text:span></text:p>
        <text:p text:style-name="P306"/>
        <text:p text:style-name="P326"><text:span text:style-name="T357"><text:s text:c="8"/></text:span><text:span text:style-name="T71">murió por los hombres </text:span></text:p>
        <text:p text:style-name="P306"><text:span text:style-name="T71"><text:s text:c="42"/></text:span><text:span text:style-name="T12">Mi</text:span><text:span text:style-name="T43">m</text:span></text:p>
        <text:p text:style-name="P326"><text:span text:style-name="T71"><text:s text:c="8"/>muy lleno de amor.</text:span></text:p>
        <text:p text:style-name="P309"><text:s text:c="74"/><text:span text:style-name="T339">Si7</text:span></text:p>
        <text:p text:style-name="P326"><text:span text:style-name="T201"><text:s text:c="8"/></text:span><text:span text:style-name="T68">Ya viene, ya viene mi Salvador.</text:span></text:p>
        <text:p text:style-name="P309"><text:s text:c="60"/><text:span text:style-name="T339">Mi</text:span><text:span text:style-name="T340">m</text:span></text:p>
        <text:p text:style-name="P318"><text:span text:style-name="T206"><text:s text:c="8"/></text:span><text:span text:style-name="T74">Ya viene, ya viene mi Rey.</text:span></text:p>
        <text:p text:style-name="P318"/>
        <text:p text:style-name="P306"><text:s text:c="8"/>Mi<text:span text:style-name="T162">m</text:span> <text:s text:c="71"/>Si7</text:p>
        <text:p text:style-name="P318"><text:span text:style-name="T186">A</text:span><text:span text:style-name="T163">. <text:s text:c="3"/></text:span><text:span text:style-name="T62">YA VIENE MI DIOS, YA VIENE MI REY...</text:span></text:p>
        <text:p text:style-name="P318"><text:span text:style-name="T74"/></text:p>
        <text:p text:style-name="P320"><text:span text:style-name="T133"><text:s text:c="7"/>Mi</text:span><text:span text:style-name="T154">m</text:span></text:p>
        <text:p text:style-name="P326"><text:span text:style-name="T191">S.</text:span><text:span text:style-name="T357"> <text:s text:c="3"/></text:span><text:span text:style-name="T71">Ha entrado en la muerte, </text:span></text:p>
        <text:p text:style-name="P320"><text:span text:style-name="T76"><text:s text:c="44"/>Si7</text:span></text:p>
        <text:p text:style-name="P326"><text:span text:style-name="T71"><text:s text:c="8"/>ha entrado mi Dios,</text:span></text:p>
        <text:p text:style-name="P306"><text:s text:c="79"/>Mi<text:span text:style-name="T196">m</text:span></text:p>
        <text:p text:style-name="P326"><text:span text:style-name="T357"><text:s text:c="8"/></text:span><text:span text:style-name="T71">ya viene, ya sube, ya llega el Señor.</text:span></text:p>
        <text:p text:style-name="P309"><text:s text:c="85"/><text:span text:style-name="T339">Si7</text:span></text:p>
        <text:p text:style-name="P326"><text:span text:style-name="T201"><text:s text:c="8"/></text:span><text:span text:style-name="T71">Que canten, que griten: ¡Resucitó!</text:span></text:p>
        <text:p text:style-name="P309"><text:s text:c="81"/><text:span text:style-name="T339">Mi</text:span><text:span text:style-name="T340">m</text:span></text:p>
        <text:p text:style-name="P326"><text:span text:style-name="T209"><text:s text:c="8"/></text:span><text:span text:style-name="T74">Mi Dios ha vencido, salió por amor.</text:span></text:p>
        <text:p text:style-name="P318"/>
        <text:p text:style-name="P306"><text:s text:c="8"/>Mi<text:span text:style-name="T162">m</text:span> <text:s text:c="71"/>Si7</text:p>
        <text:p text:style-name="P318"><text:span text:style-name="T186">A</text:span><text:span text:style-name="T163">. <text:s text:c="3"/></text:span><text:span text:style-name="T62">YA VIENE MI DIOS, YA VIENE MI REY...</text:span></text:p>
        <text:p text:style-name="P318"><text:span text:style-name="T74"/></text:p>
      </text:section>
      <text:p text:style-name="P317"/>
      <text:p text:style-name="P317"/>
      <text:p text:style-name="P235"/>
      <text:p text:style-name="P235"/>
      <text:p text:style-name="P235"/>
      <text:p text:style-name="P235"/>
      <text:p text:style-name="P235"/>
      <text:p text:style-name="P250"/>
      <text:p text:style-name="P212"><text:soft-page-break/><text:span text:style-name="T246">VED</text:span> <text:span text:style-name="T246">QUE</text:span> <text:span text:style-name="T246">LA</text:span> <text:span text:style-name="T246">VIRGEN</text:span> <text:span text:style-name="T246">concebirÁ</text:span></text:p>
      <text:p text:style-name="P93">Mateo 1, 20-25</text:p>
      <text:p text:style-name="P77"/>
      <text:p text:style-name="P200"><text:tab/><text:span text:style-name="T290">Re</text:span><text:span text:style-name="T247">m</text:span> <text:s text:c="49"/><text:span text:style-name="T290">Do</text:span><text:span text:style-name="T247"> <text:s text:c="6"/></text:span><text:span text:style-name="T290">Re</text:span><text:span text:style-name="T247">m <text:s/></text:span><text:span text:style-name="T290">Do</text:span><text:span text:style-name="T247"> <text:s text:c="5"/></text:span><text:span text:style-name="T290">Re</text:span><text:span text:style-name="T247">m</text:span></text:p>
      <text:p text:style-name="P79"><text:span text:style-name="T165">S.<text:tab/></text:span><text:span text:style-name="T234">Ved que la virgen concebirá y dará a luz un hijo,</text:span></text:p>
      <text:p text:style-name="P192"><text:tab/> <text:s text:c="46"/><text:span text:style-name="T290">Do</text:span><text:span text:style-name="T247"> <text:s text:c="24"/></text:span><text:span text:style-name="T290">Re</text:span><text:span text:style-name="T247">m</text:span></text:p>
      <text:p text:style-name="P79"><text:tab/>a quien pondrá por nombre Enmanuel.</text:p>
      <text:p text:style-name="P79"/>
      <text:p text:style-name="P192"><text:tab/><text:span text:style-name="T290">Re</text:span><text:span text:style-name="T247">m</text:span> <text:s text:c="24"/><text:span text:style-name="T290">Do</text:span><text:span text:style-name="T247"> <text:s text:c="22"/></text:span><text:span text:style-name="T290">Re</text:span><text:span text:style-name="T247">m</text:span></text:p>
      <text:p text:style-name="P79"><text:span text:style-name="T165">A.<text:tab/></text:span><text:span text:style-name="T199">eNmanuel, dios CON NOSOTROS.</text:span></text:p>
      <text:p text:style-name="P91"/>
      <text:p text:style-name="P201"><text:span text:style-name="T247"><text:tab/></text:span><text:span text:style-name="T290">Re</text:span><text:span text:style-name="T247">m <text:s text:c="38"/></text:span><text:span text:style-name="T290">Do</text:span><text:span text:style-name="T247"> <text:s text:c="11"/></text:span><text:span text:style-name="T290">Re</text:span><text:span text:style-name="T247">m <text:s/></text:span><text:span text:style-name="T290">Do</text:span><text:span text:style-name="T247"> <text:s text:c="19"/></text:span><text:span text:style-name="T290">Re</text:span><text:span text:style-name="T247">m</text:span></text:p>
      <text:p text:style-name="P86"><text:span text:style-name="T166">S.<text:tab/></text:span><text:span text:style-name="T237">José, no temas en tomar a María <text:s text:c="2"/>como tu mujer,</text:span></text:p>
      <text:p text:style-name="P193"><text:tab/> <text:s text:c="40"/><text:span text:style-name="T290">Do</text:span><text:span text:style-name="T247"> <text:s text:c="13"/></text:span><text:span text:style-name="T290">Re</text:span><text:span text:style-name="T247">m</text:span></text:p>
      <text:p text:style-name="P86"><text:tab/>por que su hijo es el E<text:span text:style-name="T248">n</text:span>manuel.</text:p>
      <text:p text:style-name="P82"/>
      <text:p text:style-name="P194"><text:tab/><text:span text:style-name="T290">Re</text:span><text:span text:style-name="T247">m</text:span> <text:s text:c="24"/><text:span text:style-name="T290">Do</text:span><text:span text:style-name="T247"> <text:s text:c="22"/></text:span><text:span text:style-name="T290">Re</text:span><text:span text:style-name="T247">m</text:span></text:p>
      <text:p text:style-name="P82"><text:span text:style-name="T165">A.<text:tab/></text:span><text:span text:style-name="T199">eNmanuel, dios CON NOSOTROS.</text:span></text:p>
      <text:p text:style-name="P218"/>
      <text:p text:style-name="P201"><text:span text:style-name="T247"><text:tab/></text:span><text:span text:style-name="T290">Re</text:span><text:span text:style-name="T247">m <text:s text:c="23"/></text:span><text:span text:style-name="T290">Do</text:span><text:span text:style-name="T247"> <text:s text:c="16"/></text:span><text:span text:style-name="T290">Re</text:span><text:span text:style-name="T247">m </text:span><text:span text:style-name="T290">Do</text:span><text:span text:style-name="T247"> <text:s text:c="5"/></text:span><text:span text:style-name="T290">Re</text:span><text:span text:style-name="T247">m</text:span></text:p>
      <text:p text:style-name="P86"><text:span text:style-name="T166">S.<text:tab/></text:span><text:span text:style-name="T233">Dará a luz un hijo, él salvará <text:s text:c="5"/>a su pueblo,</text:span></text:p>
      <text:p text:style-name="P193"><text:tab/> <text:s text:c="45"/><text:span text:style-name="T290">Do</text:span><text:span text:style-name="T247"> <text:s text:c="25"/></text:span><text:span text:style-name="T290">Re</text:span><text:span text:style-name="T247">m</text:span></text:p>
      <text:p text:style-name="P86"><text:tab/>y tú le pondrás por nombre E<text:span text:style-name="T249">n</text:span>manuel.</text:p>
      <text:p text:style-name="P82"/>
      <text:p text:style-name="P194"><text:tab/><text:span text:style-name="T290">Re</text:span><text:span text:style-name="T247">m</text:span> <text:s text:c="24"/><text:span text:style-name="T290">Do</text:span><text:span text:style-name="T247"> <text:s text:c="22"/></text:span><text:span text:style-name="T290">Re</text:span><text:span text:style-name="T247">m</text:span></text:p>
      <text:p text:style-name="P82"><text:span text:style-name="T165">A.<text:tab/></text:span><text:span text:style-name="T199">eNmanuel, dios CON NOSOTROS.</text:span></text:p>
      <text:p text:style-name="P130"/>
      <text:p text:style-name="P146"><text:span text:style-name="T247"><text:tab/></text:span><text:span text:style-name="T290">Re</text:span><text:span text:style-name="T247">m <text:s text:c="34"/></text:span><text:span text:style-name="T290">Do</text:span><text:span text:style-name="T247"> <text:s text:c="3"/></text:span><text:span text:style-name="T290">Re</text:span><text:span text:style-name="T247">m </text:span><text:span text:style-name="T290">Do</text:span><text:span text:style-name="T247"> <text:s text:c="28"/></text:span><text:span text:style-name="T290">Re</text:span><text:span text:style-name="T247">m</text:span></text:p>
      <text:p text:style-name="P87"><text:span text:style-name="T63">S.<text:tab/></text:span><text:span text:style-name="T12">Despertado del sueño hizo <text:s text:c="2"/>como mando el ángel,</text:span></text:p>
      <text:p text:style-name="P147"><text:tab/> <text:s text:c="27"/><text:span text:style-name="T290">Do</text:span><text:span text:style-name="T247"> <text:s text:c="16"/></text:span><text:span text:style-name="T290">Re</text:span><text:span text:style-name="T247">m</text:span></text:p>
      <text:p text:style-name="P115"><text:tab/>y <text:span text:style-name="T251">fue pa</text:span>dre del E<text:span text:style-name="T250">n</text:span>manuel.</text:p>
      <text:p text:style-name="P83"/>
      <text:p text:style-name="P195"><text:tab/><text:span text:style-name="T290">Re</text:span><text:span text:style-name="T247">m</text:span> <text:s text:c="24"/><text:span text:style-name="T290">Do</text:span><text:span text:style-name="T247"> <text:s text:c="22"/></text:span><text:span text:style-name="T290">Re</text:span><text:span text:style-name="T247">m</text:span></text:p>
      <text:p text:style-name="P83"><text:span text:style-name="T165">A.<text:tab/></text:span><text:span text:style-name="T199">eNmanuel, dios CON NOSOTROS.</text:span></text:p>
      <text:p text:style-name="P131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3"><text:soft-page-break/>El ángel del Señor acampa</text:p>
      <text:p text:style-name="P271">Salmo 3<text:span text:style-name="T234">4</text:span>(3<text:span text:style-name="T234">3</text:span>) <text:span text:style-name="T213">8.10.</text:span><text:span text:style-name="T214">16.19</text:span></text:p>
      <text:p text:style-name="P90"/>
      <text:p text:style-name="P196"><text:s text:c="9"/>Sol <text:s text:c="40"/>Re</text:p>
      <text:p text:style-name="P80"><text:span text:style-name="T165">S.</text:span><text:span text:style-name="T234"> <text:s text:c="3"/></text:span>El ángel del Señor acampa</text:p>
      <text:p text:style-name="P196"><text:s text:c="8"/>Lam <text:s text:c="30"/>Mim</text:p>
      <text:p text:style-name="P80"><text:s text:c="8"/>en torno a sus fieles.</text:p>
      <text:p text:style-name="P196"><text:s text:c="10"/>Sol <text:s text:c="20"/>Re</text:p>
      <text:p text:style-name="P81"><text:span text:style-name="T165">A.</text:span><text:span text:style-name="T234"> <text:s text:c="3"/></text:span><text:span text:style-name="T198">Su misericordia</text:span></text:p>
      <text:p text:style-name="P143"><text:s text:c="10"/>Lam <text:s text:c="38"/>Mim</text:p>
      <text:p text:style-name="P221"><text:s text:c="9"/>llena la tierra toda.</text:p>
      <text:p text:style-name="P148"><text:s text:c="10"/>Sol <text:s text:c="2"/>Re <text:s text:c="2"/>Lam Mim</text:p>
      <text:p text:style-name="P222"><text:span text:style-name="T171"><text:s text:c="4"/></text:span><text:span text:style-name="T216"><text:s text:c="5"/></text:span><text:span text:style-name="T215">Uh, uh, U</text:span><text:span text:style-name="T216">h,</text:span><text:span text:style-name="T215"> <text:s/>u</text:span><text:span text:style-name="T216">h.</text:span></text:p>
      <text:p text:style-name="P158"><text:span text:style-name="T216"><text:s text:c="10"/>Sol <text:s text:c="2"/>Re <text:s text:c="2"/></text:span><text:span text:style-name="T215">Lam Mim</text:span></text:p>
      <text:p text:style-name="P223"><text:s text:c="9"/>Uh, uh, Uh, <text:s/>uh.</text:p>
      <text:p text:style-name="P219"/>
      <text:p text:style-name="P197"><text:s text:c="9"/>Sol <text:s text:c="43"/>Re</text:p>
      <text:p text:style-name="P88"><text:span text:style-name="T166">S.</text:span><text:span text:style-name="T235"> <text:s text:c="3"/></text:span><text:span text:style-name="T237">A l</text:span><text:span text:style-name="T233">os que</text:span> teme<text:span text:style-name="T233">n</text:span> al Señor,</text:p>
      <text:p text:style-name="P197"><text:s text:c="9"/>Lam <text:s text:c="14"/>Mim</text:p>
      <text:p text:style-name="P88"><text:s text:c="8"/>nada les falta.</text:p>
      <text:p text:style-name="P198"><text:s text:c="10"/>Sol <text:s text:c="20"/>Re</text:p>
      <text:p text:style-name="P84"><text:span text:style-name="T197">A.</text:span><text:span text:style-name="T200"> <text:s text:c="3"/></text:span><text:span text:style-name="T198">Su misericordia...</text:span></text:p>
      <text:p text:style-name="P217"/>
      <text:p text:style-name="P197"><text:s text:c="9"/>Sol <text:s text:c="37"/>Re</text:p>
      <text:p text:style-name="P88"><text:span text:style-name="T166">S.</text:span><text:span text:style-name="T235"> <text:s text:c="3"/></text:span><text:span text:style-name="T233">E</text:span>l Señor mira a los justos,</text:p>
      <text:p text:style-name="P197"><text:s text:c="9"/>Lam <text:s text:c="25"/>Mim</text:p>
      <text:p text:style-name="P88"><text:s text:c="8"/>escucha sus gritos.</text:p>
      <text:p text:style-name="P199"><text:s text:c="10"/>Sol <text:s text:c="20"/>Re</text:p>
      <text:p text:style-name="P85"><text:span text:style-name="T197">A.</text:span><text:span text:style-name="T200"> <text:s text:c="3"/></text:span><text:span text:style-name="T198">Su misericordia...</text:span></text:p>
      <text:p text:style-name="P116"/>
      <text:p text:style-name="P149"><text:s text:c="9"/>Sol <text:s text:c="34"/>Re</text:p>
      <text:p text:style-name="P89"><text:span text:style-name="T63">S. <text:s text:c="3"/></text:span><text:span text:style-name="T12">El Señor esta cerca,</text:span></text:p>
      <text:p text:style-name="P149"><text:s text:c="9"/>Lam <text:s text:c="26"/>Mim</text:p>
      <text:p text:style-name="P117"><text:s text:c="8"/>salva a los abatidos.</text:p>
      <text:p text:style-name="P199"><text:s text:c="10"/>Sol <text:s text:c="20"/>Re</text:p>
      <text:p text:style-name="P85"><text:span text:style-name="T197">A.</text:span><text:span text:style-name="T200"> <text:s text:c="3"/></text:span><text:span text:style-name="T198">Su misericordia...</text:span></text:p>
      <text:p text:style-name="P118"/>
      <text:p text:style-name="P220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220"/>
      <text:p text:style-name="P169"><text:soft-page-break/>ALEGRÍA, HA NACIDO EL SALVADOR</text:p>
      <text:p text:style-name="P230"><text:span text:style-name="T217">v</text:span><text:span text:style-name="T215">illancico </text:span><text:span text:style-name="T232">Italiano </text:span><text:span text:style-name="T215">- Lucas 2, 10-16 - Isaías 1, 3</text:span></text:p>
      <text:p text:style-name="P119"/>
      <text:section text:style-name="Sect1" text:name="Sección3">
        <text:p text:style-name="P150"><text:s text:c="10"/>Fa <text:s text:c="57"/>La</text:p>
        <text:p text:style-name="P137"><text:span text:style-name="T187">A.</text:span><text:span text:style-name="T215"> <text:s text:c="3"/>¡ALEGRÍA, ALEGRÍA, ALEGRÍA,</text:span></text:p>
        <text:p text:style-name="P150"><text:s text:c="25"/>Sib</text:p>
        <text:p text:style-name="P141"><text:s text:c="9"/>HA NACIDO EL SALVADOR,</text:p>
        <text:p text:style-name="P150"><text:s text:c="23"/>Reb</text:p>
        <text:p text:style-name="P141"><text:s text:c="9"/>ACOSTADO EN UN PESEBRE!</text:p>
        <text:p text:style-name="P150"><text:s text:c="70"/>Do7</text:p>
        <text:p text:style-name="P141"><text:s text:c="9"/>¡ÉL ES EL CRISTO, EL SEÑOR!</text:p>
        <text:p text:style-name="P243"/>
        <text:p text:style-name="P151"><text:s text:c="7"/>Rem <text:s text:c="33"/>Fa</text:p>
        <text:p text:style-name="P133"><text:span text:style-name="T168">S.</text:span><text:span text:style-name="T218"> <text:s text:c="3"/></text:span><text:span text:style-name="T215">Un ángel vino del cielo</text:span></text:p>
        <text:p text:style-name="P151"><text:s text:c="14"/><text:span text:style-name="T289">Sol</text:span>m <text:s text:c="14"/><text:span text:style-name="T295">Lam</text:span> <text:s text:c="5"/>Rem</text:p>
        <text:p text:style-name="P120"><text:s text:c="8"/>trayendo una gran noticia:</text:p>
        <text:p text:style-name="P151"><text:s text:c="9"/>Solm <text:s text:c="16"/>Rem</text:p>
        <text:p text:style-name="P120"><text:s text:c="8"/>¡Hoy os ha nacido,</text:p>
        <text:p text:style-name="P151"><text:s text:c="28"/>La <text:s text:c="22"/>Rem</text:p>
        <text:p text:style-name="P120"><text:s text:c="8"/>os ha nacido el Salvador!</text:p>
        <text:p text:style-name="P151"><text:s text:c="10"/>Solm <text:s text:c="23"/>Rem</text:p>
        <text:p text:style-name="P133"><text:span text:style-name="T168">A.</text:span><text:span text:style-name="T215"> <text:s text:c="3"/></text:span><text:span text:style-name="T321">¡H</text:span><text:span text:style-name="T322">OY</text:span><text:span text:style-name="T321"> </text:span><text:span text:style-name="T322">OS</text:span><text:span text:style-name="T321"> </text:span><text:span text:style-name="T322">HA</text:span><text:span text:style-name="T321"> </text:span><text:span text:style-name="T322">NACIDO</text:span><text:span text:style-name="T321">,</text:span></text:p>
        <text:p text:style-name="P145"><text:s text:c="35"/>La <text:s text:c="34"/>Rem</text:p>
        <text:p text:style-name="P133"><text:span text:style-name="T215"><text:s text:c="8"/></text:span><text:span text:style-name="T322">OS</text:span><text:span text:style-name="T321"> </text:span><text:span text:style-name="T322">HA</text:span><text:span text:style-name="T321"> </text:span><text:span text:style-name="T322">NACIDO</text:span><text:span text:style-name="T321"> </text:span><text:span text:style-name="T322">EL</text:span><text:span text:style-name="T321"> S</text:span><text:span text:style-name="T322">ALVADOR!</text:span></text:p>
        <text:p text:style-name="P120"/>
        <text:p text:style-name="P152"><text:s text:c="10"/>Fa <text:s text:c="57"/>La</text:p>
        <text:p text:style-name="P138"><text:span text:style-name="T167">A.</text:span><text:span text:style-name="T215"> <text:s text:c="3"/>¡ALEGRÍA, ALEGRÍA, ALEGRÍA,...</text:span></text:p>
        <text:p text:style-name="P120"/>
        <text:p text:style-name="P159"><text:span text:style-name="T215"><text:s text:c="8"/>Rem <text:s text:c="37"/></text:span><text:span text:style-name="T219"><text:s text:c="6"/></text:span><text:span text:style-name="T215"><text:s text:c="2"/>Fa</text:span></text:p>
        <text:p text:style-name="P133"><text:span text:style-name="T168">S.</text:span><text:span text:style-name="T218"> <text:s text:c="3"/>¡Envuelto en blancos pañales</text:span></text:p>
        <text:p text:style-name="P151"><text:s text:c="21"/><text:span text:style-name="T291">Sol</text:span>m <text:s text:c="8"/><text:span text:style-name="T295">Lam</text:span> <text:s text:c="9"/>Rem</text:p>
        <text:p text:style-name="P120"><text:s text:c="8"/>y acostado en un pesebre!</text:p>
        <text:p text:style-name="P151"><text:s text:c="8"/>Solm <text:s text:c="24"/>Rem</text:p>
        <text:p text:style-name="P120"><text:s text:c="8"/>Esta será la señal</text:p>
        <text:p text:style-name="P151"><text:s text:c="26"/>La <text:s text:c="16"/>Rem</text:p>
        <text:p text:style-name="P120"><text:s text:c="8"/>de que Él es el Señor.</text:p>
        <text:p text:style-name="P151"><text:s text:c="8"/>Solm <text:s text:c="33"/>Rem</text:p>
        <text:p text:style-name="P133"><text:span text:style-name="T168">A.</text:span><text:span text:style-name="T215"> <text:s text:c="3"/></text:span><text:span text:style-name="T321">E</text:span><text:span text:style-name="T323">STA</text:span><text:span text:style-name="T321"> </text:span><text:span text:style-name="T323">SERÁ</text:span><text:span text:style-name="T321"> </text:span><text:span text:style-name="T323">LA</text:span><text:span text:style-name="T321"> </text:span><text:span text:style-name="T323">SEÑAL</text:span></text:p>
        <text:p text:style-name="P151"><text:s text:c="29"/>La <text:s text:c="24"/>Rem</text:p>
        <text:p text:style-name="P133"><text:span text:style-name="T215"><text:s text:c="8"/></text:span><text:span text:style-name="T323">DE QUE</text:span><text:span text:style-name="T321"> É</text:span><text:span text:style-name="T323">L</text:span><text:span text:style-name="T321"> </text:span><text:span text:style-name="T323">ES</text:span><text:span text:style-name="T321"> </text:span><text:span text:style-name="T323">EL</text:span><text:span text:style-name="T321"> </text:span><text:span text:style-name="T323">SEÑOR.</text:span></text:p>
        <text:p text:style-name="P121"/>
        <text:p text:style-name="P153"><text:s text:c="10"/>Fa <text:s text:c="57"/>La</text:p>
        <text:p text:style-name="P139"><text:span text:style-name="T187">A.</text:span><text:span text:style-name="T215"> <text:s text:c="3"/>¡ALEGRÍA, ALEGRÍA, ALEGRÍA,...</text:span></text:p>
        <text:p text:style-name="P121"/>
        <text:p text:style-name="P123"/>
        <text:p text:style-name="P123"/>
        <text:p text:style-name="P123"/>
        <text:p text:style-name="P123"/>
        <text:p text:style-name="P151"><text:s text:c="8"/>Rem <text:s text:c="22"/>Fa</text:p>
        <text:p text:style-name="P133"><text:span text:style-name="T168">S.</text:span><text:span text:style-name="T218"> <text:s text:c="3"/>Dejándoles el ángel,</text:span></text:p>
        <text:p text:style-name="P151"><text:s text:c="20"/><text:span text:style-name="T291">Sol</text:span>m <text:span text:style-name="T296">Lam</text:span> <text:s text:c="10"/>Rem</text:p>
        <text:p text:style-name="P120"><text:s text:c="8"/>se decían unos a otros:</text:p>
        <text:p text:style-name="P151"><text:s text:c="8"/>Solm <text:s text:c="26"/>Rem</text:p>
        <text:p text:style-name="P120"><text:s text:c="8"/>Vamos hasta Belén,</text:p>
        <text:p text:style-name="P151"><text:s text:c="14"/>La <text:s text:c="19"/>Rem</text:p>
        <text:p text:style-name="P120"><text:s text:c="8"/>a ver al Salvador.</text:p>
        <text:p text:style-name="P151"><text:s text:c="9"/>Solm <text:s text:c="34"/>Rem</text:p>
        <text:p text:style-name="P133"><text:span text:style-name="T168">A.</text:span><text:span text:style-name="T215"> <text:s text:c="3"/></text:span><text:span text:style-name="T324">VAMOS HASTA BELÉN</text:span></text:p>
        <text:p text:style-name="P151"><text:s text:c="16"/>La <text:s text:c="29"/>Rem</text:p>
        <text:p text:style-name="P133"><text:span text:style-name="T215"><text:s text:c="8"/></text:span><text:span text:style-name="T324">A VER AL SALVADOR</text:span><text:span text:style-name="T323">.</text:span></text:p>
        <text:p text:style-name="P122"/>
        <text:p text:style-name="P154"><text:s text:c="10"/>Fa <text:s text:c="57"/>La</text:p>
        <text:p text:style-name="P140"><text:span text:style-name="T167">A.</text:span><text:span text:style-name="T215"> <text:s text:c="3"/>¡ALEGRÍA, ALEGRÍA, ALEGRÍA,...</text:span></text:p>
        <text:p text:style-name="P122"/>
        <text:p text:style-name="P151"><text:s text:c="8"/>Rem <text:s text:c="31"/>Fa</text:p>
        <text:p text:style-name="P133"><text:span text:style-name="T168">S.</text:span><text:span text:style-name="T218"> <text:s text:c="3"/>Encontraron a María,</text:span></text:p>
        <text:p text:style-name="P151"><text:s text:c="25"/><text:span text:style-name="T291">Sol</text:span>m <text:s text:c="2"/><text:span text:style-name="T297">Lam</text:span> <text:s/>Rem</text:p>
        <text:p text:style-name="P120"><text:s text:c="8"/>y encontraron a José.</text:p>
        <text:p text:style-name="P151"><text:s text:c="15"/>Solm <text:s text:c="9"/>Rem</text:p>
        <text:p text:style-name="P133"><text:span text:style-name="T215"><text:s text:c="8"/></text:span><text:span text:style-name="T220">A</text:span><text:span text:style-name="T215">l buey, a el burro,</text:span></text:p>
        <text:p text:style-name="P151"><text:s text:c="17"/>La <text:s text:c="25"/>Rem</text:p>
        <text:p text:style-name="P120"><text:s text:c="8"/>y al niño, el Enmanuel.</text:p>
        <text:p text:style-name="P151"><text:s text:c="18"/>Solm <text:s text:c="14"/>Rem</text:p>
        <text:p text:style-name="P133"><text:span text:style-name="T168">A.</text:span><text:span text:style-name="T215"> <text:s text:c="3"/></text:span><text:span text:style-name="T324">AL BUEY, A EL BURRO</text:span></text:p>
        <text:p text:style-name="P151"><text:s text:c="21"/>La <text:s text:c="34"/>Rem</text:p>
        <text:p text:style-name="P133"><text:span text:style-name="T215"><text:s text:c="8"/></text:span><text:span text:style-name="T324">Y AL NIÑO, EL ENMANUEL.</text:span></text:p>
        <text:p text:style-name="P122"/>
        <text:p text:style-name="P154"><text:s text:c="10"/>Fa <text:s text:c="57"/>La</text:p>
        <text:p text:style-name="P140"><text:span text:style-name="T187">A.</text:span><text:span text:style-name="T215"> <text:s text:c="3"/>¡ALEGRÍA, ALEGRÍA, ALEGRÍA,...</text:span></text:p>
        <text:p text:style-name="P122"/>
        <text:p text:style-name="P151"><text:s text:c="8"/>Rem <text:s text:c="36"/>Fa</text:p>
        <text:p text:style-name="P133"><text:span text:style-name="T168">S.</text:span><text:span text:style-name="T218"> <text:s text:c="3"/>El buey conoce a su amo,</text:span></text:p>
        <text:p text:style-name="P151"><text:s text:c="13"/><text:span text:style-name="T291">Sol</text:span>m <text:s text:c="2"/><text:span text:style-name="T298">Lam</text:span> <text:s text:c="8"/>Rem</text:p>
        <text:p text:style-name="P120"><text:s text:c="8"/>el burro su pesebre.</text:p>
        <text:p text:style-name="P151"><text:s text:c="9"/>Solm <text:s text:c="24"/>Rem</text:p>
        <text:p text:style-name="P120"><text:s text:c="8"/>Pero Israel no conoce,</text:p>
        <text:p text:style-name="P151"><text:s text:c="21"/>La <text:s text:c="23"/>Rem</text:p>
        <text:p text:style-name="P120"><text:s text:c="8"/>no conoce a su Señor.</text:p>
        <text:p text:style-name="P151"><text:s text:c="9"/>Solm <text:s text:c="39"/>Rem</text:p>
        <text:p text:style-name="P133"><text:span text:style-name="T168">A.</text:span><text:span text:style-name="T215"> <text:s text:c="3"/></text:span><text:span text:style-name="T325">PERO ISRAEL NO CONOCE</text:span><text:span text:style-name="T321">,</text:span></text:p>
        <text:p text:style-name="P151"><text:s text:c="25"/>La <text:s text:c="30"/>Rem</text:p>
        <text:p text:style-name="P133"><text:span text:style-name="T215"><text:s text:c="8"/></text:span><text:span text:style-name="T325">NO CONOCE A SU SEÑOR.</text:span></text:p>
        <text:p text:style-name="P123"/>
      </text:section>
      <text:p text:style-name="P214"><text:soft-page-break/><text:span text:style-name="T219">V</text:span><text:span text:style-name="T215">allamos pues hasta Belén</text:span></text:p>
      <text:p text:style-name="P142"><text:span text:style-name="T219">V</text:span><text:span text:style-name="T215">illancico </text:span><text:span text:style-name="T232">Español</text:span></text:p>
      <text:p text:style-name="P123"/>
      <text:p text:style-name="P160"><text:span text:style-name="T219"><text:s text:c="10"/>M</text:span><text:span text:style-name="T215">i <text:s text:c="48"/>Lam</text:span></text:p>
      <text:p text:style-name="P134"><text:span text:style-name="T172">A.</text:span><text:span text:style-name="T225"> <text:s text:c="3"/></text:span><text:span text:style-name="T323">V</text:span><text:span text:style-name="T326">ALLAMOS PUES HASTA BELÉN</text:span></text:p>
      <text:p text:style-name="P166"><text:span text:style-name="T215"><text:s text:c="20"/></text:span><text:span text:style-name="T225">Rem <text:s text:c="50"/>Mi</text:span></text:p>
      <text:p text:style-name="P134"><text:span text:style-name="T215"><text:s text:c="9"/></text:span><text:span text:style-name="T326">Y VEAMOS LO QUE HA SUCEDIDO</text:span><text:span text:style-name="T321">,</text:span></text:p>
      <text:p text:style-name="P167"><text:span text:style-name="T215"><text:s text:c="23"/></text:span><text:span text:style-name="T225">Rem <text:s text:c="33"/></text:span><text:span text:style-name="T231">Lam</text:span></text:p>
      <text:p text:style-name="P134"><text:span text:style-name="T219"><text:s text:c="9"/></text:span><text:span text:style-name="T326">Y EL SANTO, BENDITO SEA</text:span><text:span text:style-name="T321">,</text:span></text:p>
      <text:p text:style-name="P168"><text:span text:style-name="T215"><text:s text:c="21"/></text:span><text:span text:style-name="T225">Rem <text:s text:c="23"/>Mi/</text:span><text:span text:style-name="T226">Fa/Mi</text:span></text:p>
      <text:p text:style-name="P134"><text:span text:style-name="T215"><text:s text:c="9"/></text:span><text:span text:style-name="T326">NOS HA MANIFESTA <text:s text:c="5"/>DO</text:span><text:span text:style-name="T321">.</text:span></text:p>
      <text:p text:style-name="P123"/>
      <text:p text:style-name="P161"><text:span text:style-name="T219"><text:s text:c="8"/></text:span><text:span text:style-name="T228">Mi</text:span><text:span text:style-name="T227"> <text:s text:c="20"/></text:span><text:span text:style-name="T228">Lam</text:span></text:p>
      <text:p text:style-name="P135"><text:span text:style-name="T169">S.</text:span><text:span text:style-name="T223"> <text:s text:c="3"/></text:span><text:span text:style-name="T221">Ya nació el salvador</text:span></text:p>
      <text:p text:style-name="P162"><text:span text:style-name="T219"><text:s text:c="9"/></text:span><text:span text:style-name="T229">Fa</text:span><text:span text:style-name="T227"> <text:s text:c="28"/></text:span><text:span text:style-name="T229">Mi</text:span></text:p>
      <text:p text:style-name="P170"><text:s text:c="8"/>envuelto en pañales.</text:p>
      <text:p text:style-name="P155"><text:s text:c="8"/><text:span text:style-name="T241">Rem <text:s text:c="17"/></text:span><text:span text:style-name="T243">Lam</text:span></text:p>
      <text:p text:style-name="P171"><text:s text:c="8"/>Vamos a Belén</text:p>
      <text:p text:style-name="P155"><text:s text:c="19"/><text:span text:style-name="T243">Rem</text:span><text:span text:style-name="T239"> <text:s text:c="5"/></text:span><text:span text:style-name="T243">Mi/Fa/</text:span><text:span text:style-name="T239">Mi</text:span></text:p>
      <text:p text:style-name="P171"><text:span text:style-name="T238"><text:s text:c="8"/>que quiero ver al Rey</text:span>.</text:p>
      <text:p text:style-name="P124"/>
      <text:p text:style-name="P163"><text:span text:style-name="T219"><text:s text:c="10"/>M</text:span><text:span text:style-name="T215">i <text:s text:c="48"/>Lam</text:span></text:p>
      <text:p text:style-name="P127"><text:span text:style-name="T183">A.</text:span><text:span text:style-name="T239"> <text:s text:c="3"/></text:span><text:span text:style-name="T327">V</text:span><text:span text:style-name="T328">ALLAMOS PUES HASTA BELÉN...</text:span></text:p>
      <text:p text:style-name="P126"/>
      <text:p text:style-name="P157"><text:span text:style-name="T236"><text:s text:c="9"/></text:span><text:span text:style-name="T241">Mi</text:span><text:span text:style-name="T240"> <text:s text:c="20"/></text:span><text:span text:style-name="T241">Lam</text:span></text:p>
      <text:p text:style-name="P136"><text:span text:style-name="T170">S.</text:span><text:span text:style-name="T224"> <text:s text:c="3"/></text:span><text:span text:style-name="T221">Ya nació el </text:span><text:span text:style-name="T222">C</text:span><text:span text:style-name="T221">risto</text:span></text:p>
      <text:p text:style-name="P164"><text:span text:style-name="T219"><text:s text:c="20"/></text:span><text:span text:style-name="T230">Fa</text:span><text:span text:style-name="T227"> <text:s text:c="26"/></text:span><text:span text:style-name="T230">Mi</text:span></text:p>
      <text:p text:style-name="P171"><text:s text:c="8"/>acostado en un pesebre.</text:p>
      <text:p text:style-name="P156"><text:s text:c="8"/><text:span text:style-name="T241">Rem <text:s text:c="17"/></text:span><text:span text:style-name="T244">Lam</text:span></text:p>
      <text:p text:style-name="P172"><text:s text:c="8"/>Vamos a Belén</text:p>
      <text:p text:style-name="P156"><text:s text:c="19"/><text:span text:style-name="T244">Rem</text:span><text:span text:style-name="T239"> <text:s text:c="6"/></text:span><text:span text:style-name="T244">Mi/Fa <text:s text:c="17"/>Mi</text:span></text:p>
      <text:p text:style-name="P173"><text:span text:style-name="T238"><text:s text:c="8"/>que quiero ver <text:s text:c="2"/>al </text:span><text:span text:style-name="T242">Enmanuel</text:span>.</text:p>
      <text:p text:style-name="P124"/>
      <text:p text:style-name="P163"><text:span text:style-name="T219"><text:s text:c="10"/>M</text:span><text:span text:style-name="T215">i <text:s text:c="48"/>Lam</text:span></text:p>
      <text:p text:style-name="P127"><text:span text:style-name="T183">A.</text:span><text:span text:style-name="T239"> <text:s text:c="3"/></text:span><text:span text:style-name="T327">V</text:span><text:span text:style-name="T328">ALLAMOS PUES HASTA BELÉN...</text:span></text:p>
      <text:p text:style-name="P127"/>
      <text:p text:style-name="P157"><text:span text:style-name="T236"><text:s text:c="8"/></text:span><text:span text:style-name="T241">Mi</text:span><text:span text:style-name="T240"> <text:s text:c="28"/></text:span><text:span text:style-name="T241">Lam</text:span></text:p>
      <text:p text:style-name="P172"><text:span text:style-name="T173">S.</text:span><text:span text:style-name="T81"> <text:s text:c="3"/></text:span>Ya nació el <text:span text:style-name="T238">M</text:span>esías</text:p>
      <text:p text:style-name="P157"><text:span text:style-name="T236"><text:s text:c="14"/></text:span><text:span text:style-name="T245">Fa</text:span><text:span text:style-name="T240"> <text:s text:c="27"/></text:span><text:span text:style-name="T245">Mi</text:span></text:p>
      <text:p text:style-name="P174"><text:s text:c="8"/>el hijo del carpintero.</text:p>
      <text:p text:style-name="P156"><text:s text:c="8"/><text:span text:style-name="T241">Rem <text:s text:c="18"/></text:span><text:span text:style-name="T245">Lam</text:span></text:p>
      <text:p text:style-name="P172"><text:s text:c="8"/>Vamos a Belén</text:p>
      <text:p text:style-name="P156"><text:s text:c="19"/><text:span text:style-name="T245">Rem</text:span><text:span text:style-name="T239"> <text:s text:c="5"/>Mi/</text:span><text:span text:style-name="T245">Fa <text:s text:c="12"/>Mi</text:span></text:p>
      <text:p text:style-name="P173"><text:span text:style-name="T238"><text:s text:c="8"/>que quiero ver <text:s text:c="3"/>al </text:span><text:span text:style-name="T242">profeta</text:span>.</text:p>
      <text:p text:style-name="P125"/>
      <text:p text:style-name="P165"><text:span text:style-name="T219"><text:s text:c="10"/>M</text:span><text:span text:style-name="T215">i <text:s text:c="48"/>Lam</text:span></text:p>
      <text:p text:style-name="P128"><text:span text:style-name="T183">A.</text:span><text:span text:style-name="T239"> <text:s text:c="3"/></text:span><text:span text:style-name="T327">V</text:span><text:span text:style-name="T328">ALLAMOS PUES HASTA BELÉN...</text:span></text:p>
      <text:p text:style-name="P128"/>
      <text:p text:style-name="P300"><text:soft-page-break/>LOS NIÑOS DE BELÉN</text:p>
      <text:p text:style-name="P94">De la vigilia de Reye<text:span text:style-name="T263">s</text:span> Mago – Solemnidad de la Epifanía del Señor</text:p>
      <text:p text:style-name="P78"/>
      <text:section text:style-name="Sect1" text:name="Sección5">
        <text:p text:style-name="P202"><text:s text:c="11"/>Do</text:p>
        <text:p text:style-name="P260"><text:bookmark-start text:name="__DdeLink__52_13854922572"/><text:span text:style-name="T190">A</text:span><text:bookmark-end text:name="__DdeLink__52_13854922572"/><text:span text:style-name="T190">. <text:s text:c="3"/></text:span><text:span text:style-name="T329">LOS NIÑOS DE BELÉN</text:span><text:span text:style-name="T156"> </text:span><text:span text:style-name="T329">ESTÁN</text:span></text:p>
        <text:p text:style-name="P203"><text:s text:c="16"/>Sol7 <text:s text:c="27"/>Do</text:p>
        <text:p text:style-name="P244"><text:span text:style-name="T273"><text:s text:c="9"/></text:span><text:span text:style-name="T331">JUGANDO EN LA PLAZA</text:span><text:span text:style-name="T332">,</text:span></text:p>
        <text:p text:style-name="P184"/>
        <text:p text:style-name="P274"><text:span text:style-name="T273"><text:s text:c="9"/>YA VIENEN LOS REYES MAGOS</text:span><text:span text:style-name="T274">,</text:span></text:p>
        <text:p text:style-name="P263"><text:span text:style-name="T141"><text:s text:c="35"/>Sol</text:span><text:span text:style-name="T133">7 <text:s text:c="21"/></text:span><text:span text:style-name="T141">Do</text:span></text:p>
        <text:p text:style-name="P274"><text:span text:style-name="T273"><text:s text:c="9"/>QUE SON UNO DOS Y TRES</text:span><text:span text:style-name="T274">.</text:span></text:p>
        <text:p text:style-name="P265"><text:span text:style-name="T143"><text:s text:c="31"/>Mi</text:span><text:span text:style-name="T144">m</text:span><text:span text:style-name="T142"> <text:s text:c="22"/></text:span><text:span text:style-name="T143">La</text:span><text:span text:style-name="T144">m</text:span></text:p>
        <text:p text:style-name="P274"><text:span text:style-name="T273"><text:s text:c="9"/></text:span><text:span text:style-name="T268">¿</text:span><text:span text:style-name="T274">D</text:span><text:span text:style-name="T273">E</text:span><text:span text:style-name="T274"> </text:span><text:span text:style-name="T273">DÓNDE</text:span><text:span text:style-name="T274"> </text:span><text:span text:style-name="T273">VENÍS</text:span><text:span text:style-name="T274"> </text:span><text:span text:style-name="T273">VOSOTROS</text:span><text:span text:style-name="T274">,</text:span></text:p>
        <text:p text:style-name="P265"><text:span text:style-name="T145"><text:s text:c="29"/></text:span><text:span text:style-name="T143">Re</text:span><text:span text:style-name="T145">7 <text:s text:c="25"/></text:span><text:span text:style-name="T143">Sol</text:span></text:p>
        <text:p text:style-name="P274"><text:span text:style-name="T273"><text:s text:c="9"/>CON CABALLOS Y CAMELLOS</text:span><text:span text:style-name="T275">?</text:span></text:p>
        <text:p text:style-name="P204"><text:s text:c="40"/>Do</text:p>
        <text:p text:style-name="P95"><text:span text:style-name="T267"><text:s text:c="9"/></text:span><text:span text:style-name="T264">¿</text:span><text:span text:style-name="T265">QUIENES S</text:span><text:span text:style-name="T266">OI</text:span><text:span text:style-name="T265">S</text:span><text:span text:style-name="T264">?, ¿</text:span><text:span text:style-name="T265">QUIENES SO</text:span><text:span text:style-name="T266">I</text:span><text:span text:style-name="T265">S</text:span><text:span text:style-name="T264">?</text:span></text:p>
        <text:p text:style-name="P204"><text:s text:c="31"/>Sol<text:span text:style-name="T276">7 <text:s text:c="28"/></text:span>Do</text:p>
        <text:p text:style-name="P95"><text:span text:style-name="T267"><text:s text:c="9"/></text:span><text:span text:style-name="T264">¿Q</text:span><text:span text:style-name="T265">UE</text:span><text:span text:style-name="T264"> </text:span><text:span text:style-name="T265">VENÍS</text:span><text:span text:style-name="T264"> </text:span><text:span text:style-name="T265">A HACER AQUÍ</text:span><text:span text:style-name="T264">?</text:span></text:p>
        <text:p text:style-name="P92"/>
        <text:p text:style-name="P272"><text:span text:style-name="T176">Me</text:span><text:span text:style-name="T177">l</text:span><text:span text:style-name="T176">cho</text:span><text:span text:style-name="T178">r</text:span></text:p>
        <text:p text:style-name="P204"><text:s text:c="8"/>Do</text:p>
        <text:p text:style-name="P251"><text:bookmark-start text:name="__DdeLink__43_1385492257"/><text:span text:style-name="T163">S. <text:s text:c="3"/></text:span>Yo v<text:bookmark-start text:name="__DdeLink__39_1385492257"/>engo de oriente lejano,<text:bookmark-end text:name="__DdeLink__43_1385492257"/><text:bookmark-end text:name="__DdeLink__39_1385492257"/></text:p>
        <text:p text:style-name="P264"><text:span text:style-name="T133"><text:s text:c="55"/></text:span><text:span text:style-name="T134">Sol</text:span></text:p>
        <text:p text:style-name="P252"><text:span text:style-name="T301"><text:s text:c="9"/></text:span><text:bookmark-start text:name="__DdeLink__46_1385492257"/>del país de<text:bookmark-end text:name="__DdeLink__46_1385492257"/>l oro y la plata.</text:p>
        <text:p text:style-name="P265"><text:span text:style-name="T142"><text:s text:c="28"/></text:span><text:span text:style-name="T146">Fa</text:span><text:span text:style-name="T142"> <text:s text:c="42"/></text:span><text:span text:style-name="T146">Do</text:span></text:p>
        <text:p text:style-name="P252"><text:span text:style-name="T301"><text:s text:c="9"/></text:span><text:bookmark-start text:name="__DdeLink__48_1385492257"/><text:bookmark-start text:name="__DdeLink__37_1385492257"/><text:span text:style-name="T277">M</text:span>as de noche no puedo dormir</text:p>
        <text:p text:style-name="P264"><text:span text:style-name="T136"><text:s text:c="62"/></text:span><text:span text:style-name="T134">Sol</text:span><text:span text:style-name="T159">7</text:span></text:p>
        <text:p text:style-name="P252"><text:span text:style-name="T301"><text:s text:c="9"/></text:span>porque he visto una estrella,</text:p>
        <text:p text:style-name="P266"><text:span text:style-name="T144"><text:s text:c="51"/></text:span><text:span text:style-name="T146">Do</text:span><text:span text:style-name="T144"> <text:s text:c="7"/></text:span><text:span text:style-name="T146">Do</text:span><text:span text:style-name="T144">7</text:span></text:p>
        <text:p text:style-name="P252"><text:span text:style-name="T301"><text:s text:c="9"/></text:span>una estrella en el cielo.<text:bookmark-end text:name="__DdeLink__48_1385492257"/><text:bookmark-end text:name="__DdeLink__37_1385492257"/></text:p>
        <text:p text:style-name="P265"><text:span text:style-name="T142"><text:s text:c="31"/></text:span><text:span text:style-name="T146">Fa</text:span></text:p>
        <text:p text:style-name="P244"><text:span text:style-name="T184">A. <text:s text:c="3"/></text:span><text:bookmark-start text:name="__DdeLink__48_13854922571"/><text:bookmark-start text:name="__DdeLink__37_13854922571"/><text:span text:style-name="T333">M</text:span><text:span text:style-name="T334">AS</text:span><text:span text:style-name="T330"> </text:span><text:span text:style-name="T334">DE</text:span><text:span text:style-name="T330"> </text:span><text:span text:style-name="T334">NOCHE</text:span></text:p>
        <text:p text:style-name="P204"><text:s text:c="50"/>Do</text:p>
        <text:p text:style-name="P245"><text:span text:style-name="T273"><text:s text:c="9"/></text:span><text:span text:style-name="T334">NO</text:span><text:span text:style-name="T330"> </text:span><text:span text:style-name="T334">PUEDE</text:span><text:span text:style-name="T330"> </text:span><text:span text:style-name="T334">DORMIR</text:span></text:p>
        <text:p text:style-name="P265"><text:span text:style-name="T146"><text:s text:c="24"/></text:span><text:span text:style-name="T144"><text:s text:c="53"/></text:span><text:span text:style-name="T146">Sol</text:span><text:span text:style-name="T147">7</text:span></text:p>
        <text:p text:style-name="P245"><text:span text:style-name="T273"><text:s text:c="9"/></text:span><text:span text:style-name="T334">PORQUE HA</text:span><text:span text:style-name="T330"> </text:span><text:span text:style-name="T334">VISTO</text:span><text:span text:style-name="T157"> </text:span><text:span text:style-name="T334">UNA</text:span><text:span text:style-name="T330"> </text:span><text:span text:style-name="T334">ESTRELLA</text:span><text:span text:style-name="T330">,</text:span></text:p>
        <text:p text:style-name="P205"><text:s text:c="74"/><text:span text:style-name="T278">Do</text:span></text:p>
        <text:p text:style-name="P245"><text:span text:style-name="T273"><text:s text:c="9"/></text:span><text:span text:style-name="T334">UNA</text:span><text:span text:style-name="T330"> </text:span><text:span text:style-name="T334">ESTRELLA</text:span><text:span text:style-name="T330"> </text:span><text:span text:style-name="T334">EN</text:span><text:span text:style-name="T330"> </text:span><text:span text:style-name="T334">EL</text:span><text:span text:style-name="T330"> </text:span><text:span text:style-name="T334">CIELO</text:span><text:span text:style-name="T330">.</text:span><text:bookmark-end text:name="__DdeLink__37_13854922571"/><text:bookmark-end text:name="__DdeLink__48_13854922571"/></text:p>
        <text:p text:style-name="P302"><text:s text:c="11"/>Do</text:p>
        <text:p text:style-name="P253"><text:bookmark-start text:name="__DdeLink__52_138549225721"/><text:span text:style-name="T181">A</text:span><text:bookmark-end text:name="__DdeLink__52_138549225721"/><text:span text:style-name="T181">. <text:s text:c="3"/></text:span><text:span text:style-name="T92">LOS NIÑOS DE BELÉN</text:span><text:span text:style-name="T158"> </text:span><text:span text:style-name="T92">ESTÁN...</text:span></text:p>
        <text:p text:style-name="P322"/>
        <text:p text:style-name="P322"/>
        <text:p text:style-name="P322"/>
        <text:p text:style-name="P231">Gaspar</text:p>
        <text:p text:style-name="P204"><text:s text:c="8"/>Do</text:p>
        <text:p text:style-name="P251"><text:bookmark-start text:name="__DdeLink__43_13854922571"/><text:span text:style-name="T163">S. <text:s text:c="3"/></text:span>Yo v<text:bookmark-start text:name="__DdeLink__39_13854922571"/>engo de oriente lejano,<text:bookmark-end text:name="__DdeLink__43_13854922571"/><text:bookmark-end text:name="__DdeLink__39_13854922571"/></text:p>
        <text:p text:style-name="P264"><text:span text:style-name="T133"><text:s text:c="74"/></text:span><text:span text:style-name="T134">Sol</text:span></text:p>
        <text:p text:style-name="P252"><text:span text:style-name="T301"><text:s text:c="9"/></text:span><text:bookmark-start text:name="__DdeLink__46_13854922571"/>del país de<text:bookmark-end text:name="__DdeLink__46_13854922571"/>l <text:span text:style-name="T279">incien</text:span><text:span text:style-name="T277">s</text:span><text:span text:style-name="T279">o y el perfume.</text:span></text:p>
        <text:p text:style-name="P265"><text:span text:style-name="T142"><text:s text:c="28"/></text:span><text:span text:style-name="T146">Fa</text:span><text:span text:style-name="T142"> <text:s text:c="41"/></text:span><text:span text:style-name="T146">Do</text:span></text:p>
        <text:p text:style-name="P252"><text:span text:style-name="T301"><text:s text:c="9"/></text:span><text:bookmark-start text:name="__DdeLink__37_13854922572"/><text:bookmark-start text:name="__DdeLink__48_13854922572"/><text:span text:style-name="T280">M</text:span>as de noche no puedo dormir</text:p>
        <text:p text:style-name="P264"><text:span text:style-name="T136"><text:s text:c="62"/></text:span><text:span text:style-name="T134">Sol</text:span><text:span text:style-name="T159">7</text:span></text:p>
        <text:p text:style-name="P252"><text:span text:style-name="T301"><text:s text:c="9"/></text:span>porque he visto una estrella,</text:p>
        <text:p text:style-name="P265"><text:span text:style-name="T144"><text:s text:c="51"/></text:span><text:span text:style-name="T146">Do</text:span><text:span text:style-name="T144"> <text:s text:c="7"/></text:span><text:span text:style-name="T146">Do</text:span><text:span text:style-name="T144">7</text:span></text:p>
        <text:p text:style-name="P252"><text:span text:style-name="T301"><text:s text:c="9"/></text:span>una estrella en el cielo.<text:bookmark-end text:name="__DdeLink__48_13854922572"/><text:bookmark-end text:name="__DdeLink__37_13854922572"/></text:p>
        <text:p text:style-name="P267"><text:span text:style-name="T142"><text:s text:c="31"/></text:span><text:span text:style-name="T146">Fa</text:span></text:p>
        <text:p text:style-name="P253"><text:span text:style-name="T179">A. <text:s text:c="3"/></text:span><text:span text:style-name="T93">M</text:span><text:span text:style-name="T94">AS DE NOCHE...</text:span><text:bookmark-start text:name="__DdeLink__61_1385492257"/></text:p>
        <text:p text:style-name="P302"><text:s text:c="11"/>Do</text:p>
        <text:p text:style-name="P253"><text:bookmark-start text:name="__DdeLink__52_1385492257211"/><text:span text:style-name="T181">A</text:span><text:bookmark-end text:name="__DdeLink__52_1385492257211"/><text:span text:style-name="T181">. <text:s text:c="3"/></text:span><text:span text:style-name="T92">LOS NIÑOS DE BELÉN</text:span><text:span text:style-name="T158"> </text:span><text:span text:style-name="T92">ESTÁN...</text:span></text:p>
        <text:p text:style-name="P254"><text:bookmark-end text:name="__DdeLink__61_1385492257"/></text:p>
        <text:p text:style-name="P272"><text:span text:style-name="T180">Balta</text:span><text:span text:style-name="T177">s</text:span><text:span text:style-name="T180">a</text:span><text:span text:style-name="T178">r</text:span></text:p>
        <text:p text:style-name="P204"><text:s text:c="8"/>Do</text:p>
        <text:p text:style-name="P251"><text:bookmark-start text:name="__DdeLink__43_13854922572"/><text:span text:style-name="T163">S. <text:s text:c="3"/></text:span>Yo v<text:bookmark-start text:name="__DdeLink__39_13854922572"/>engo de oriente lejano,<text:bookmark-end text:name="__DdeLink__43_13854922572"/><text:bookmark-end text:name="__DdeLink__39_13854922572"/></text:p>
        <text:p text:style-name="P264"><text:span text:style-name="T133"><text:s text:c="66"/></text:span><text:span text:style-name="T134">Sol</text:span></text:p>
        <text:p text:style-name="P252"><text:span text:style-name="T301"><text:s text:c="9"/></text:span><text:bookmark-start text:name="__DdeLink__46_13854922572"/>del país de<text:bookmark-end text:name="__DdeLink__46_13854922572"/> <text:span text:style-name="T281">la mirra y el aceite.</text:span></text:p>
        <text:p text:style-name="P265"><text:span text:style-name="T142"><text:s text:c="28"/></text:span><text:span text:style-name="T146">Fa</text:span><text:span text:style-name="T142"> <text:s text:c="41"/></text:span><text:span text:style-name="T146">Do</text:span></text:p>
        <text:p text:style-name="P252"><text:span text:style-name="T301"><text:s text:c="9"/></text:span><text:bookmark-start text:name="__DdeLink__48_13854922573"/><text:bookmark-start text:name="__DdeLink__37_13854922573"/><text:span text:style-name="T282">M</text:span>as de noche no puedo dormir</text:p>
        <text:p text:style-name="P264"><text:span text:style-name="T136"><text:s text:c="62"/></text:span><text:span text:style-name="T134">Sol</text:span><text:span text:style-name="T159">7</text:span></text:p>
        <text:p text:style-name="P252"><text:span text:style-name="T301"><text:s text:c="9"/></text:span>porque he visto una estrella,</text:p>
        <text:p text:style-name="P265"><text:span text:style-name="T144"><text:s text:c="51"/></text:span><text:span text:style-name="T146">Do</text:span><text:span text:style-name="T144"> <text:s text:c="7"/></text:span><text:span text:style-name="T146">Do</text:span><text:span text:style-name="T144">7</text:span></text:p>
        <text:p text:style-name="P252"><text:span text:style-name="T301"><text:s text:c="9"/></text:span>una estrella en el cielo.<text:bookmark-end text:name="__DdeLink__48_13854922573"/><text:bookmark-end text:name="__DdeLink__37_13854922573"/></text:p>
        <text:p text:style-name="P267"><text:span text:style-name="T142"><text:s text:c="31"/></text:span><text:span text:style-name="T146">Fa</text:span></text:p>
        <text:p text:style-name="P253"><text:span text:style-name="T179">A. <text:s text:c="3"/></text:span><text:span text:style-name="T93">M</text:span><text:span text:style-name="T94">AS DE NOCHE...</text:span><text:bookmark-start text:name="__DdeLink__61_13854922571"/></text:p>
        <text:p text:style-name="P302"><text:s text:c="11"/>Do</text:p>
        <text:p text:style-name="P253"><text:bookmark-start text:name="__DdeLink__52_13854922572111"/><text:span text:style-name="T181">A</text:span><text:bookmark-end text:name="__DdeLink__52_13854922572111"/><text:span text:style-name="T181">. <text:s text:c="3"/></text:span><text:span text:style-name="T92">LOS NIÑOS DE BELÉN</text:span><text:span text:style-name="T158"> </text:span><text:span text:style-name="T92">ESTÁN...</text:span></text:p>
        <text:p text:style-name="P307"><text:bookmark-end text:name="__DdeLink__61_13854922571"/></text:p>
        <text:p text:style-name="P232"><text:span text:style-name="T283">Melcho</text:span><text:span text:style-name="T284">r</text:span><text:span text:style-name="T283">, Gaspar y </text:span><text:span text:style-name="T285">Balta</text:span><text:span text:style-name="T284">s</text:span><text:span text:style-name="T285">ar</text:span></text:p>
        <text:p text:style-name="P206"><text:s text:c="9"/>Do</text:p>
        <text:p text:style-name="P251"><text:span text:style-name="T163">S. <text:s text:c="3"/></text:span>V<text:bookmark-start text:name="__DdeLink__39_1385492257111"/>enimos del oriente lejano,<text:bookmark-end text:name="__DdeLink__39_1385492257111"/></text:p>
        <text:p text:style-name="P264"><text:span text:style-name="T133"><text:s text:c="79"/></text:span><text:span text:style-name="T135">Sol</text:span></text:p>
        <text:p text:style-name="P252"><text:span text:style-name="T301"><text:s text:c="9"/></text:span>hemos visto en el cielo u<text:span text:style-name="T283">na</text:span> estrella.</text:p>
        <text:p text:style-name="P265"><text:span text:style-name="T142"><text:s text:c="20"/></text:span><text:span text:style-name="T148">Fa</text:span><text:span text:style-name="T142"> <text:s text:c="36"/></text:span><text:span text:style-name="T148">Do</text:span></text:p>
        <text:p text:style-name="P252"><text:span text:style-name="T301"><text:s text:c="9"/></text:span><text:bookmark-start text:name="__DdeLink__69_1385492257"/>Y venimos a adorar al rey</text:p>
        <text:p text:style-name="P264"><text:span text:style-name="T136"><text:s text:c="42"/></text:span><text:span text:style-name="T135">Sol</text:span><text:span text:style-name="T137">7</text:span></text:p>
        <text:p text:style-name="P252"><text:span text:style-name="T301"><text:s text:c="9"/></text:span><text:span text:style-name="T286">a</text:span>l rey de los judíos</text:p>
        <text:p text:style-name="P264"><text:span text:style-name="T136"><text:s text:c="44"/></text:span><text:span text:style-name="T135">Do</text:span><text:span text:style-name="T137"><text:tab/></text:span><text:span text:style-name="T135">Do</text:span><text:span text:style-name="T137">7</text:span></text:p>
        <text:p text:style-name="P252"><text:span text:style-name="T301"><text:s text:c="9"/></text:span>que <text:span text:style-name="T283">ha </text:span>naci<text:span text:style-name="T283">do</text:span> aquí.<text:bookmark-end text:name="__DdeLink__69_1385492257"/></text:p>
        <text:p text:style-name="P265"><text:span text:style-name="T142"><text:s text:c="15"/></text:span><text:span text:style-name="T149">Fa</text:span><text:span text:style-name="T142"> <text:s text:c="52"/></text:span><text:span text:style-name="T149">Do</text:span></text:p>
        <text:p text:style-name="P244"><text:span text:style-name="T185">A. <text:s text:c="3"/></text:span><text:bookmark-start text:name="__DdeLink__69_13854922571"/><text:span text:style-name="T335">Y </text:span><text:span text:style-name="T336">VIENEN</text:span><text:span text:style-name="T330"> </text:span><text:span text:style-name="T336">A</text:span><text:span text:style-name="T330"> </text:span><text:span text:style-name="T336">ADORAR AL REY</text:span></text:p>
        <text:p text:style-name="P265"><text:span text:style-name="T149"><text:s text:c="14"/></text:span><text:span text:style-name="T144"><text:s text:c="41"/></text:span><text:span text:style-name="T149">Sol</text:span><text:span text:style-name="T150">7</text:span></text:p>
        <text:p text:style-name="P275"><text:span text:style-name="T301"><text:s text:c="9"/></text:span>AL REY DE LOS JUDÍOS</text:p>
        <text:p text:style-name="P265"><text:span text:style-name="T149"><text:s text:c="11"/></text:span><text:span text:style-name="T144"><text:s text:c="42"/></text:span><text:span text:style-name="T149">Do</text:span></text:p>
        <text:p text:style-name="P245"><text:bookmark-end text:name="__DdeLink__69_13854922571"/><text:span text:style-name="T273"><text:s text:c="9"/></text:span><text:span text:style-name="T336">QUE HA N</text:span><text:span text:style-name="T337">A</text:span><text:span text:style-name="T336">CIDO AQUÍ.</text:span></text:p>
        <text:p text:style-name="P303"><text:s text:c="11"/>Do</text:p>
        <text:p text:style-name="P129"><text:bookmark-start text:name="__DdeLink__52_1385492257212"/><text:span text:style-name="T181">A</text:span><text:bookmark-end text:name="__DdeLink__52_1385492257212"/><text:span text:style-name="T181">. <text:s text:c="3"/></text:span><text:span text:style-name="T338">LOS NIÑOS DE BELÉN</text:span><text:span text:style-name="T158"> </text:span><text:span text:style-name="T338">ESTÁN...</text:span></text:p>
      </text:section>
      <text:p text:style-name="P215"><text:soft-page-break/>Cantemos al niño</text:p>
      <text:p text:style-name="P96">Villancico Español</text:p>
      <text:p text:style-name="P255"/>
      <text:p text:style-name="P207"><text:tab/><text:span text:style-name="T293">Mi</text:span> <text:s text:c="37"/><text:span text:style-name="T293">Si7</text:span> <text:s text:c="52"/><text:span text:style-name="T293">Mi</text:span></text:p>
      <text:p text:style-name="P246"><text:span text:style-name="T174">A.</text:span><text:span text:style-name="T252"><text:tab/></text:span><text:span text:style-name="T317">CANTEMOS, CANTEMOS, CANTEMOS AL NIÑO,</text:span></text:p>
      <text:p text:style-name="P207"><text:tab/> <text:s text:c="43"/><text:span text:style-name="T293">Si7</text:span> <text:s text:c="54"/><text:span text:style-name="T293">Mi</text:span></text:p>
      <text:p text:style-name="P246"><text:tab/><text:span text:style-name="T317">CANTEMOS, CANTEMOS, CANTEMOS AL REY.</text:span></text:p>
      <text:p text:style-name="P207"><text:tab/> <text:s text:c="43"/><text:span text:style-name="T293">Si7</text:span> <text:s text:c="52"/><text:span text:style-name="T293">Mi</text:span></text:p>
      <text:p text:style-name="P246"><text:span text:style-name="T252"><text:tab/></text:span><text:span text:style-name="T317">CANTEMOS, CANTEMOS, CANTEMOS AL NIÑO,</text:span></text:p>
      <text:p text:style-name="P207"><text:tab/> <text:s text:c="43"/><text:span text:style-name="T293">Si7</text:span> <text:s text:c="54"/><text:span text:style-name="T293">Mi</text:span></text:p>
      <text:p text:style-name="P185"><text:span text:style-name="T80"><text:tab/></text:span><text:span text:style-name="T91">CANTEMOS, CANTEMOS, CANTEMOS AL REY.</text:span></text:p>
      <text:p text:style-name="P256"/>
      <text:section text:style-name="Sect1" text:name="Sección4">
        <text:p text:style-name="P208"><text:tab/><text:span text:style-name="T293">Mi</text:span>m <text:s text:c="15"/><text:span text:style-name="T293">La</text:span>m <text:s text:c="33"/><text:span text:style-name="T293">Mi</text:span>m</text:p>
        <text:p text:style-name="P247"><text:span text:style-name="T174">S.</text:span><text:span text:style-name="T252"><text:tab/>Á</text:span>ngeles venid, ángeles del Señor,</text:p>
        <text:p text:style-name="P208"><text:tab/> <text:s text:c="29"/><text:span text:style-name="T293">S</text:span>i<text:span text:style-name="T300">7</text:span> <text:s text:c="28"/><text:span text:style-name="T293">Mi</text:span>m</text:p>
        <text:p text:style-name="P247"><text:tab/>ha nacido un niño, el hijo de Dios.</text:p>
        <text:p text:style-name="P247"/>
        <text:p text:style-name="P208"><text:tab/><text:span text:style-name="T293">Mi</text:span>m <text:s text:c="29"/><text:span text:style-name="T293">La</text:span>m</text:p>
        <text:p text:style-name="P225"><text:span text:style-name="T174">A.</text:span><text:span text:style-name="T252"><text:tab/></text:span><text:span text:style-name="T317">Enmanuel es santo,</text:span></text:p>
        <text:p text:style-name="P175"><text:span text:style-name="T302"><text:tab/></text:span><text:span text:style-name="T151"> <text:s text:c="35"/></text:span><text:span text:style-name="T152">Mi</text:span><text:span text:style-name="T153">m</text:span></text:p>
        <text:p text:style-name="P229"><text:tab/>Enmanuel amor,</text:p>
        <text:p text:style-name="P175"><text:span text:style-name="T302"><text:tab/></text:span><text:span text:style-name="T151"> <text:s text:c="39"/></text:span><text:span text:style-name="T152">S</text:span><text:span text:style-name="T151">im</text:span></text:p>
        <text:p text:style-name="P229"><text:tab/>Enmanuel bendito,</text:p>
        <text:p text:style-name="P176"><text:span text:style-name="T133"><text:tab/> <text:s text:c="36"/></text:span><text:span text:style-name="T160">Mi</text:span><text:span text:style-name="T161">m</text:span></text:p>
        <text:p text:style-name="P229"><text:tab/>cordero de Dios.</text:p>
        <text:p text:style-name="P227"/>
        <text:p text:style-name="P209"><text:tab/><text:span text:style-name="T293">Mi</text:span> <text:s text:c="37"/><text:span text:style-name="T293">Si7</text:span></text:p>
        <text:p text:style-name="P248"><text:span text:style-name="T174">A.</text:span><text:span text:style-name="T252"><text:tab/></text:span><text:span text:style-name="T317">CANTEMOS, CANTEMOS...</text:span></text:p>
        <text:p text:style-name="P257"/>
        <text:p text:style-name="P208"><text:tab/><text:span text:style-name="T294">Mi</text:span>m <text:s text:c="24"/><text:span text:style-name="T294">La</text:span>m</text:p>
        <text:p text:style-name="P247"><text:span text:style-name="T174">S.</text:span><text:span text:style-name="T252"><text:tab/></text:span>En esta noche santa</text:p>
        <text:p text:style-name="P268"><text:tab/><text:span text:style-name="T133"> <text:s text:c="42"/></text:span><text:span text:style-name="T138">Mi</text:span><text:span text:style-name="T133">m</text:span></text:p>
        <text:p text:style-name="P247"><text:tab/>se cumples las promesas,</text:p>
        <text:p text:style-name="P268"><text:tab/><text:span text:style-name="T133"> <text:s text:c="35"/></text:span><text:span text:style-name="T138">S</text:span><text:span text:style-name="T133">i</text:span><text:span text:style-name="T140">7</text:span></text:p>
        <text:p text:style-name="P247"><text:tab/>que a nuestros padres</text:p>
        <text:p text:style-name="P208"><text:tab/> <text:s text:c="34"/><text:span text:style-name="T294">Mi</text:span>m</text:p>
        <text:p text:style-name="P247"><text:tab/>hicieron los profetas.</text:p>
        <text:p text:style-name="P247"/>
        <text:p text:style-name="P210"><text:tab/><text:span text:style-name="T293">Mi</text:span>m <text:s text:c="29"/><text:span text:style-name="T293">La</text:span>m</text:p>
        <text:p text:style-name="P226"><text:span text:style-name="T174">A.</text:span><text:span text:style-name="T252"><text:tab/></text:span><text:span text:style-name="T317">Enmanuel es santo,...</text:span></text:p>
        <text:p text:style-name="P227"/>
        <text:p text:style-name="P210"><text:tab/><text:span text:style-name="T293">Mi</text:span> <text:s text:c="37"/><text:span text:style-name="T293">Si7</text:span></text:p>
        <text:p text:style-name="P249"><text:span text:style-name="T174">A.</text:span><text:span text:style-name="T252"><text:tab/></text:span><text:span text:style-name="T317">CANTEMOS, CANTEMOS...</text:span></text:p>
        <text:p text:style-name="P258"/>
        <text:p text:style-name="P258"/>
        <text:p text:style-name="P268"><text:tab/><text:span text:style-name="T139">Mi</text:span><text:span text:style-name="T133">m <text:s text:c="20"/></text:span><text:span text:style-name="T139">La</text:span><text:span text:style-name="T133">m <text:s text:c="18"/></text:span><text:span text:style-name="T139">Mi</text:span><text:span text:style-name="T133">m</text:span></text:p>
        <text:p text:style-name="P247"><text:span text:style-name="T174">S.</text:span><text:span text:style-name="T252"><text:tab/></text:span>Yo te quiero a ti hijo de David,</text:p>
        <text:p text:style-name="P268"><text:tab/><text:span text:style-name="T133"> <text:s text:c="27"/></text:span><text:span text:style-name="T139">S</text:span><text:span text:style-name="T133">i</text:span><text:span text:style-name="T140">7</text:span><text:span text:style-name="T133"> <text:s text:c="33"/></text:span><text:span text:style-name="T139">Mi</text:span><text:span text:style-name="T133">m</text:span></text:p>
        <text:p text:style-name="P247"><text:tab/>soy un pecador ten piedad de mi.</text:p>
        <text:p text:style-name="P249"/>
        <text:p text:style-name="P210"><text:tab/><text:span text:style-name="T293">Mi</text:span>m <text:s text:c="29"/><text:span text:style-name="T293">La</text:span>m</text:p>
        <text:p text:style-name="P226"><text:span text:style-name="T174">A.</text:span><text:span text:style-name="T252"><text:tab/></text:span><text:span text:style-name="T317">Enmanuel es santo,...</text:span></text:p>
        <text:p text:style-name="P228"/>
        <text:p text:style-name="P210"><text:tab/><text:span text:style-name="T293">Mi</text:span> <text:s text:c="37"/><text:span text:style-name="T293">Si7</text:span></text:p>
        <text:p text:style-name="P249"><text:span text:style-name="T174">A.</text:span><text:span text:style-name="T252"><text:tab/></text:span><text:span text:style-name="T317">CANTEMOS, CANTEMOS...</text:span></text:p>
        <text:p text:style-name="P259"/>
        <text:p text:style-name="P268"><text:tab/><text:span text:style-name="T139">Mi</text:span><text:span text:style-name="T133">m <text:s text:c="19"/></text:span><text:span text:style-name="T139">La</text:span><text:span text:style-name="T133">m <text:s text:c="28"/></text:span><text:span text:style-name="T139">Mi</text:span><text:span text:style-name="T133">m</text:span></text:p>
        <text:p text:style-name="P247"><text:span text:style-name="T174">S.</text:span><text:span text:style-name="T252"><text:tab/></text:span>No temas María madre del Señor,</text:p>
        <text:p text:style-name="P268"><text:tab/><text:span text:style-name="T133"> <text:s text:c="27"/></text:span><text:span text:style-name="T139">S</text:span><text:span text:style-name="T133">i</text:span><text:span text:style-name="T140">7</text:span><text:span text:style-name="T133"> <text:s text:c="34"/></text:span><text:span text:style-name="T139">Mi</text:span><text:span text:style-name="T133">m</text:span></text:p>
        <text:p text:style-name="P247"><text:tab/>has hallado gracia delante de Dios.</text:p>
        <text:p text:style-name="P249"/>
        <text:p text:style-name="P210"><text:tab/><text:span text:style-name="T293">Mi</text:span>m <text:s text:c="29"/><text:span text:style-name="T293">La</text:span>m</text:p>
        <text:p text:style-name="P226"><text:span text:style-name="T174">A.</text:span><text:span text:style-name="T252"><text:tab/></text:span><text:span text:style-name="T317">Enmanuel es santo,...</text:span></text:p>
        <text:p text:style-name="P228"/>
        <text:p text:style-name="P210"><text:tab/><text:span text:style-name="T293">Mi</text:span> <text:s text:c="37"/><text:span text:style-name="T293">Si7</text:span></text:p>
        <text:p text:style-name="P249"><text:span text:style-name="T174">A.</text:span><text:span text:style-name="T252"><text:tab/></text:span><text:span text:style-name="T317">CANTEMOS, CANTEMOS...</text:span></text:p>
        <text:p text:style-name="P259"/>
        <text:p text:style-name="P269"><text:tab/><text:span text:style-name="T139">Mi</text:span><text:span text:style-name="T133">m <text:s text:c="17"/></text:span><text:span text:style-name="T139">La</text:span><text:span text:style-name="T133">m <text:s text:c="26"/></text:span><text:span text:style-name="T139">Mi</text:span><text:span text:style-name="T133">m</text:span></text:p>
        <text:p text:style-name="P247"><text:span text:style-name="T175">S.</text:span><text:span text:style-name="T253"> <text:tab/></text:span>No temas José padre del Señor,</text:p>
        <text:p text:style-name="P268"><text:tab/><text:span text:style-name="T133"> <text:s text:c="22"/></text:span><text:span text:style-name="T139">S</text:span><text:span text:style-name="T133">i</text:span><text:span text:style-name="T140">7</text:span><text:span text:style-name="T133"> <text:s text:c="38"/></text:span><text:span text:style-name="T139">Mi</text:span><text:span text:style-name="T133">m</text:span></text:p>
        <text:p text:style-name="P247"><text:tab/>eres el testigo de la gloria de Dios.</text:p>
        <text:p text:style-name="P249"/>
        <text:p text:style-name="P210"><text:tab/><text:span text:style-name="T293">Mi</text:span>m <text:s text:c="29"/><text:span text:style-name="T293">La</text:span>m</text:p>
        <text:p text:style-name="P226"><text:span text:style-name="T174">A.</text:span><text:span text:style-name="T252"><text:tab/></text:span><text:span text:style-name="T317">Enmanuel es santo,...</text:span></text:p>
        <text:p text:style-name="P228"/>
        <text:p text:style-name="P210"><text:tab/><text:span text:style-name="T293">Mi</text:span> <text:s text:c="37"/><text:span text:style-name="T293">Si7</text:span></text:p>
        <text:p text:style-name="P249"><text:span text:style-name="T174">A.</text:span><text:span text:style-name="T252"><text:tab/></text:span><text:span text:style-name="T317">CANTEMOS, CANTEMOS...</text:span></text:p>
        <text:p text:style-name="P132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scadia Mono" svg:font-family="'Cascadia Mono'" style:font-pitch="fixed"/>
    <style:font-face style:name="Comic Sans MS" svg:font-family="'Comic Sans MS'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" svg:font-family="'Libre Franklin'" style:font-pitch="variable"/>
    <style:font-face style:name="Libre Franklin SemiBold" svg:font-family="'Libre Franklin SemiBold'" style:font-pitch="variable"/>
    <style:font-face style:name="Libre Franklin SemiBold1" svg:font-family="'Libre Franklin SemiBold'" style:font-adornments="SemiBold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9T22:57:54.605148430</meta:creation-date>
    <dc:date>2022-12-21T14:04:13.334187039</dc:date>
    <meta:editing-duration>P3DT7H12M11S</meta:editing-duration>
    <meta:editing-cycles>253</meta:editing-cycles>
    <meta:generator>LibreOffice/7.3.4.2$Linux_X86_64 LibreOffice_project/30$Build-2</meta:generator>
    <meta:document-statistic meta:table-count="0" meta:image-count="0" meta:object-count="0" meta:page-count="16" meta:paragraph-count="532" meta:word-count="3148" meta:character-count="27295" meta:non-whitespace-character-count="13314"/>
  </office:meta>
</office:document-meta>
</file>